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" table:style-name="ta1">
        <table:shapes>
          <draw:frame draw:z-index="0" draw:style-name="gr1" draw:text-style-name="P1" svg:width="159.99mm" svg:height="89.99mm" svg:x="135.67mm" svg:y="17.47mm">
            <loext:p draw:notify-on-update-of-ranges="'0'.A5:'0'.A24 '0'.B5:'0'.B24 '0'.A5:'0'.A24 '0'.C5:'0'.C24 '0'.A5:'0'.A24 '0'.D5:'0'.D24 '0'.A5:'0'.A24 '0'.E5:'0'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5mm" svg:x="134.66mm" svg:y="117.41mm">
            <loext:p draw:notify-on-update-of-ranges="'0'.A27:'0'.A46 '0'.B27:'0'.B46 '0'.A27:'0'.A46 '0'.C27:'0'.C46 '0'.A27:'0'.A46 '0'.D27:'0'.D46 '0'.A27:'0'.A46 '0'.E27:'0'.E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1mm" svg:height="90.05mm" svg:x="136mm" svg:y="217.28mm">
            <loext:p draw:notify-on-update-of-ranges="'0'.A49:'0'.A68 '0'.B49:'0'.B68 '0'.A49:'0'.A68 '0'.C49:'0'.C68 '0'.A49:'0'.A68 '0'.D49:'0'.D68 '0'.A49:'0'.A68 '0'.E49:'0'.E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1mm" svg:height="89.78mm" svg:x="135.73mm" svg:y="317.16mm">
            <loext:p draw:notify-on-update-of-ranges="'0'.A71:'0'.A90 '0'.B71:'0'.B90 '0'.A71:'0'.A90 '0'.C71:'0'.C90 '0'.A71:'0'.A90 '0'.D71:'0'.D90 '0'.A71:'0'.A90 '0'.E71:'0'.E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mm" svg:height="89.78mm" svg:x="136.8mm" svg:y="417.3mm">
            <loext:p draw:notify-on-update-of-ranges="'0'.A93:'0'.A112 '0'.B93:'0'.B112 '0'.A93:'0'.A112 '0'.C93:'0'.C112 '0'.A93:'0'.A112 '0'.D93:'0'.D112 '0'.A93:'0'.A112 '0'.E93:'0'.E1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mm" svg:height="90.04mm" svg:x="136.8mm" svg:y="516.38mm">
            <loext:p draw:notify-on-update-of-ranges="'0'.A115:'0'.A134 '0'.B115:'0'.B134 '0'.A115:'0'.A134 '0'.C115:'0'.C134 '0'.A115:'0'.A134 '0'.D115:'0'.D134 '0'.A115:'0'.A134 '0'.E115:'0'.E1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.9" calcext:value-type="float">
            <text:p>0,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Lift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-1.633" calcext:value-type="float">
            <text:p>-1,633</text:p>
          </table:table-cell>
          <table:table-cell table:style-name="Default" office:value-type="float" office:value="-1.493" calcext:value-type="float">
            <text:p>-1,493</text:p>
          </table:table-cell>
          <table:table-cell table:style-name="Default" office:value-type="float" office:value="-1.415" calcext:value-type="float">
            <text:p>-1,415</text:p>
          </table:table-cell>
          <table:table-cell table:style-name="Default" office:value-type="float" office:value="-1.413" calcext:value-type="float">
            <text:p>-1,413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-1.526" calcext:value-type="float">
            <text:p>-1,526</text:p>
          </table:table-cell>
          <table:table-cell table:style-name="Default" office:value-type="float" office:value="-1.462" calcext:value-type="float">
            <text:p>-1,462</text:p>
          </table:table-cell>
          <table:table-cell table:style-name="Default" office:value-type="float" office:value="-1.364" calcext:value-type="float">
            <text:p>-1,364</text:p>
          </table:table-cell>
          <table:table-cell table:style-name="Default" office:value-type="float" office:value="-1.307" calcext:value-type="float">
            <text:p>-1,307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-1.296" calcext:value-type="float">
            <text:p>-1,296</text:p>
          </table:table-cell>
          <table:table-cell table:style-name="Default" office:value-type="float" office:value="-1.272" calcext:value-type="float">
            <text:p>-1,272</text:p>
          </table:table-cell>
          <table:table-cell table:style-name="Default" office:value-type="float" office:value="-1.254" calcext:value-type="float">
            <text:p>-1,254</text:p>
          </table:table-cell>
          <table:table-cell table:style-name="Default" office:value-type="float" office:value="-1.24" calcext:value-type="float">
            <text:p>-1,24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-0.9756" calcext:value-type="float">
            <text:p>-0,9756</text:p>
          </table:table-cell>
          <table:table-cell table:style-name="Default" office:value-type="float" office:value="-0.9905" calcext:value-type="float">
            <text:p>-0,9905</text:p>
          </table:table-cell>
          <table:table-cell table:style-name="Default" office:value-type="float" office:value="-0.945" calcext:value-type="float">
            <text:p>-0,945</text:p>
          </table:table-cell>
          <table:table-cell table:style-name="Default" office:value-type="float" office:value="-0.9039" calcext:value-type="float">
            <text:p>-0,9039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-0.5888" calcext:value-type="float">
            <text:p>-0,5888</text:p>
          </table:table-cell>
          <table:table-cell table:style-name="Default" office:value-type="float" office:value="-0.6046" calcext:value-type="float">
            <text:p>-0,6046</text:p>
          </table:table-cell>
          <table:table-cell table:style-name="Default" office:value-type="float" office:value="-0.5686" calcext:value-type="float">
            <text:p>-0,5686</text:p>
          </table:table-cell>
          <table:table-cell table:style-name="Default" office:value-type="float" office:value="-0.5437" calcext:value-type="float">
            <text:p>-0,5437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-0.2162" calcext:value-type="float">
            <text:p>-0,2162</text:p>
          </table:table-cell>
          <table:table-cell table:style-name="Default" office:value-type="float" office:value="-0.2247" calcext:value-type="float">
            <text:p>-0,2247</text:p>
          </table:table-cell>
          <table:table-cell table:style-name="Default" office:value-type="float" office:value="-0.2103" calcext:value-type="float">
            <text:p>-0,2103</text:p>
          </table:table-cell>
          <table:table-cell table:style-name="Default" office:value-type="float" office:value="-0.2117" calcext:value-type="float">
            <text:p>-0,2117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06922" calcext:value-type="float">
            <text:p>-6,92E-03</text:p>
          </table:table-cell>
          <table:table-cell office:value-type="float" office:value="-0.007958" calcext:value-type="float">
            <text:p>-7,96E-03</text:p>
          </table:table-cell>
          <table:table-cell office:value-type="float" office:value="-0.01106" calcext:value-type="float">
            <text:p>-1,11E-02</text:p>
          </table:table-cell>
          <table:table-cell office:value-type="float" office:value="-0.03237" calcext:value-type="float">
            <text:p>-3,24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1333" calcext:value-type="float">
            <text:p>0,1333</text:p>
          </table:table-cell>
          <table:table-cell table:style-name="Default" office:value-type="float" office:value="0.1371" calcext:value-type="float">
            <text:p>0,1371</text:p>
          </table:table-cell>
          <table:table-cell table:style-name="Default" office:value-type="float" office:value="0.1221" calcext:value-type="float">
            <text:p>0,1221</text:p>
          </table:table-cell>
          <table:table-cell office:value-type="float" office:value="0.08402" calcext:value-type="float">
            <text:p>8,40E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2785" calcext:value-type="float">
            <text:p>0,2785</text:p>
          </table:table-cell>
          <table:table-cell table:style-name="Default" office:value-type="float" office:value="0.2862" calcext:value-type="float">
            <text:p>0,2862</text:p>
          </table:table-cell>
          <table:table-cell table:style-name="Default" office:value-type="float" office:value="0.2607" calcext:value-type="float">
            <text:p>0,2607</text:p>
          </table:table-cell>
          <table:table-cell table:style-name="Default" office:value-type="float" office:value="0.2071" calcext:value-type="float">
            <text:p>0,207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5043" calcext:value-type="float">
            <text:p>0,5043</text:p>
          </table:table-cell>
          <table:table-cell table:style-name="Default" office:value-type="float" office:value="0.5159" calcext:value-type="float">
            <text:p>0,5159</text:p>
          </table:table-cell>
          <table:table-cell table:style-name="Default" office:value-type="float" office:value="0.4776" calcext:value-type="float">
            <text:p>0,4776</text:p>
          </table:table-cell>
          <table:table-cell table:style-name="Default" office:value-type="float" office:value="0.4038" calcext:value-type="float">
            <text:p>0,403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8922" calcext:value-type="float">
            <text:p>0,8922</text:p>
          </table:table-cell>
          <table:table-cell table:style-name="Default" office:value-type="float" office:value="0.9042" calcext:value-type="float">
            <text:p>0,9042</text:p>
          </table:table-cell>
          <table:table-cell table:style-name="Default" office:value-type="float" office:value="0.8535" calcext:value-type="float">
            <text:p>0,8535</text:p>
          </table:table-cell>
          <table:table-cell table:style-name="Default" office:value-type="float" office:value="0.7551" calcext:value-type="float">
            <text:p>0,755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.219" calcext:value-type="float">
            <text:p>1,219</text:p>
          </table:table-cell>
          <table:table-cell table:style-name="Default" office:value-type="float" office:value="1.191" calcext:value-type="float">
            <text:p>1,191</text:p>
          </table:table-cell>
          <table:table-cell table:style-name="Default" office:value-type="float" office:value="1.169" calcext:value-type="float">
            <text:p>1,169</text:p>
          </table:table-cell>
          <table:table-cell table:style-name="Default"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.406" calcext:value-type="float">
            <text:p>1,406</text:p>
          </table:table-cell>
          <table:table-cell table:style-name="Default" office:value-type="float" office:value="1.305" calcext:value-type="float">
            <text:p>1,305</text:p>
          </table:table-cell>
          <table:table-cell table:style-name="Default" office:value-type="float" office:value="1.262" calcext:value-type="float">
            <text:p>1,262</text:p>
          </table:table-cell>
          <table:table-cell table:style-name="Default" office:value-type="float" office:value="1.283" calcext:value-type="float">
            <text:p>1,28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.438" calcext:value-type="float">
            <text:p>1,438</text:p>
          </table:table-cell>
          <table:table-cell table:style-name="Default" office:value-type="float" office:value="1.299" calcext:value-type="float">
            <text:p>1,299</text:p>
          </table:table-cell>
          <table:table-cell table:style-name="Default" office:value-type="float" office:value="1.305" calcext:value-type="float">
            <text:p>1,305</text:p>
          </table:table-cell>
          <table:table-cell table:style-name="Default" office:value-type="float" office:value="1.231" calcext:value-type="float">
            <text:p>1,23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.203" calcext:value-type="float">
            <text:p>1,203</text:p>
          </table:table-cell>
          <table:table-cell office:value-type="float" office:value="1.374" calcext:value-type="float">
            <text:p>1,37E+00</text:p>
          </table:table-cell>
          <table:table-cell table:style-name="Default" office:value-type="float" office:value="1.364" calcext:value-type="float">
            <text:p>1,3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38" calcext:value-type="float">
            <text:p>9,54E-01</text:p>
          </table:table-cell>
          <table:table-cell table:style-name="Default" office:value-type="float" office:value="1.146" calcext:value-type="float">
            <text:p>1,146</text:p>
          </table:table-cell>
          <table:table-cell office:value-type="float" office:value="1.406" calcext:value-type="float">
            <text:p>1,41E+00</text:p>
          </table:table-cell>
          <table:table-cell table:style-name="Default" office:value-type="float" office:value="1.423" calcext:value-type="float">
            <text:p>1,4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19" calcext:value-type="float">
            <text:p>7,92E-01</text:p>
          </table:table-cell>
          <table:table-cell table:style-name="Default" office:value-type="float" office:value="1.114" calcext:value-type="float">
            <text:p>1,114</text:p>
          </table:table-cell>
          <table:table-cell office:value-type="float" office:value="1.442" calcext:value-type="float">
            <text:p>1,44E+00</text:p>
          </table:table-cell>
          <table:table-cell table:style-name="Default" office:value-type="float" office:value="1.481" calcext:value-type="float">
            <text:p>1,48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7436" calcext:value-type="float">
            <text:p>0,7436</text:p>
          </table:table-cell>
          <table:table-cell table:style-name="Default" office:value-type="float" office:value="1.099" calcext:value-type="float">
            <text:p>1,099</text:p>
          </table:table-cell>
          <table:table-cell table:style-name="Default" office:value-type="float" office:value="1.444" calcext:value-type="float">
            <text:p>1,444</text:p>
          </table:table-cell>
          <table:table-cell table:style-name="Default" office:value-type="float" office:value="1.493" calcext:value-type="float">
            <text:p>1,493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72" calcext:value-type="float">
            <text:p>0,72</text:p>
          </table:table-cell>
          <table:table-cell table:style-name="Default" office:value-type="float" office:value="1.072" calcext:value-type="float">
            <text:p>1,072</text:p>
          </table:table-cell>
          <table:table-cell table:style-name="Default" office:value-type="float" office:value="1.391" calcext:value-type="float">
            <text:p>1,391</text:p>
          </table:table-cell>
          <table:table-cell table:style-name="Default" office:value-type="float" office:value="1.436" calcext:value-type="float">
            <text:p>1,43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7083" calcext:value-type="float">
            <text:p>0,7083</text:p>
          </table:table-cell>
          <table:table-cell table:style-name="Default" office:value-type="float" office:value="1.017" calcext:value-type="float">
            <text:p>1,017</text:p>
          </table:table-cell>
          <table:table-cell table:style-name="Default" office:value-type="float" office:value="1.296" calcext:value-type="float">
            <text:p>1,296</text:p>
          </table:table-cell>
          <table:table-cell table:style-name="Default" office:value-type="float" office:value="1.336" calcext:value-type="float">
            <text:p>1,33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Darg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0.2374" calcext:value-type="float">
            <text:p>0,2374</text:p>
          </table:table-cell>
          <table:table-cell table:style-name="Default" office:value-type="float" office:value="0.1846" calcext:value-type="float">
            <text:p>0,1846</text:p>
          </table:table-cell>
          <table:table-cell table:style-name="Default" office:value-type="float" office:value="0.1734" calcext:value-type="float">
            <text:p>0,1734</text:p>
          </table:table-cell>
          <table:table-cell table:style-name="Default" office:value-type="float" office:value="0.1793" calcext:value-type="float">
            <text:p>0,1793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0.2097" calcext:value-type="float">
            <text:p>0,2097</text:p>
          </table:table-cell>
          <table:table-cell table:style-name="Default" office:value-type="float" office:value="0.1768" calcext:value-type="float">
            <text:p>0,1768</text:p>
          </table:table-cell>
          <table:table-cell table:style-name="Default" office:value-type="float" office:value="0.1614" calcext:value-type="float">
            <text:p>0,1614</text:p>
          </table:table-cell>
          <table:table-cell table:style-name="Default" office:value-type="float" office:value="0.1557" calcext:value-type="float">
            <text:p>0,1557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336" calcext:value-type="float">
            <text:p>0,1336</text:p>
          </table:table-cell>
          <table:table-cell table:style-name="Default" office:value-type="float" office:value="0.1333" calcext:value-type="float">
            <text:p>0,1333</text:p>
          </table:table-cell>
          <table:table-cell table:style-name="Default" office:value-type="float" office:value="0.1348" calcext:value-type="float">
            <text:p>0,1348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9382" calcext:value-type="float">
            <text:p>9,38E-02</text:p>
          </table:table-cell>
          <table:table-cell office:value-type="float" office:value="0.08591" calcext:value-type="float">
            <text:p>8,59E-02</text:p>
          </table:table-cell>
          <table:table-cell office:value-type="float" office:value="0.08155" calcext:value-type="float">
            <text:p>8,16E-02</text:p>
          </table:table-cell>
          <table:table-cell office:value-type="float" office:value="0.07841" calcext:value-type="float">
            <text:p>7,84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4611" calcext:value-type="float">
            <text:p>4,61E-02</text:p>
          </table:table-cell>
          <table:table-cell office:value-type="float" office:value="0.0412" calcext:value-type="float">
            <text:p>4,12E-02</text:p>
          </table:table-cell>
          <table:table-cell office:value-type="float" office:value="0.03947" calcext:value-type="float">
            <text:p>3,95E-02</text:p>
          </table:table-cell>
          <table:table-cell office:value-type="float" office:value="0.03871" calcext:value-type="float">
            <text:p>3,87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2282" calcext:value-type="float">
            <text:p>2,28E-02</text:p>
          </table:table-cell>
          <table:table-cell office:value-type="float" office:value="0.01879" calcext:value-type="float">
            <text:p>1,88E-02</text:p>
          </table:table-cell>
          <table:table-cell office:value-type="float" office:value="0.01902" calcext:value-type="float">
            <text:p>1,90E-02</text:p>
          </table:table-cell>
          <table:table-cell office:value-type="float" office:value="0.01958" calcext:value-type="float">
            <text:p>1,96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922" calcext:value-type="float">
            <text:p>1,92E-02</text:p>
          </table:table-cell>
          <table:table-cell office:value-type="float" office:value="0.01526" calcext:value-type="float">
            <text:p>1,53E-02</text:p>
          </table:table-cell>
          <table:table-cell office:value-type="float" office:value="0.01576" calcext:value-type="float">
            <text:p>1,58E-02</text:p>
          </table:table-cell>
          <table:table-cell office:value-type="float" office:value="0.01611" calcext:value-type="float">
            <text:p>1,61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2,08E-02</text:p>
          </table:table-cell>
          <table:table-cell office:value-type="float" office:value="0.0168" calcext:value-type="float">
            <text:p>1,68E-02</text:p>
          </table:table-cell>
          <table:table-cell office:value-type="float" office:value="0.01698" calcext:value-type="float">
            <text:p>1,70E-02</text:p>
          </table:table-cell>
          <table:table-cell office:value-type="float" office:value="0.01669" calcext:value-type="float">
            <text:p>1,67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83" calcext:value-type="float">
            <text:p>2,58E-02</text:p>
          </table:table-cell>
          <table:table-cell office:value-type="float" office:value="0.02166" calcext:value-type="float">
            <text:p>2,17E-02</text:p>
          </table:table-cell>
          <table:table-cell office:value-type="float" office:value="0.02114" calcext:value-type="float">
            <text:p>2,11E-02</text:p>
          </table:table-cell>
          <table:table-cell office:value-type="float" office:value="0.01957" calcext:value-type="float">
            <text:p>1,96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36" calcext:value-type="float">
            <text:p>4,04E-02</text:p>
          </table:table-cell>
          <table:table-cell office:value-type="float" office:value="0.03549" calcext:value-type="float">
            <text:p>3,55E-02</text:p>
          </table:table-cell>
          <table:table-cell office:value-type="float" office:value="0.03347" calcext:value-type="float">
            <text:p>3,35E-02</text:p>
          </table:table-cell>
          <table:table-cell office:value-type="float" office:value="0.02922" calcext:value-type="float">
            <text:p>2,92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45" calcext:value-type="float">
            <text:p>8,45E-02</text:p>
          </table:table-cell>
          <table:table-cell office:value-type="float" office:value="0.07653" calcext:value-type="float">
            <text:p>7,65E-02</text:p>
          </table:table-cell>
          <table:table-cell office:value-type="float" office:value="0.07158" calcext:value-type="float">
            <text:p>7,16E-02</text:p>
          </table:table-cell>
          <table:table-cell office:value-type="float" office:value="0.0614" calcext:value-type="float">
            <text:p>6,14E-02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float" office:value="0.1209" calcext:value-type="float">
            <text:p>0,1209</text:p>
          </table:table-cell>
          <table:table-cell table:style-name="Default" office:value-type="float" office:value="0.1199" calcext:value-type="float">
            <text:p>0,1199</text:p>
          </table:table-cell>
          <table:table-cell table:style-name="Default" office:value-type="float" office:value="0.1149" calcext:value-type="float">
            <text:p>0,114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1807" calcext:value-type="float">
            <text:p>0,1807</text:p>
          </table:table-cell>
          <table:table-cell table:style-name="Default" office:value-type="float" office:value="0.1443" calcext:value-type="float">
            <text:p>0,1443</text:p>
          </table:table-cell>
          <table:table-cell table:style-name="Default" office:value-type="float" office:value="0.1392" calcext:value-type="float">
            <text:p>0,1392</text:p>
          </table:table-cell>
          <table:table-cell table:style-name="Default" office:value-type="float" office:value="0.147" calcext:value-type="float">
            <text:p>0,1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1924" calcext:value-type="float">
            <text:p>0,1924</text:p>
          </table:table-cell>
          <table:table-cell table:style-name="Default" office:value-type="float" office:value="0.1492" calcext:value-type="float">
            <text:p>0,1492</text:p>
          </table:table-cell>
          <table:table-cell table:style-name="Default" office:value-type="float" office:value="0.1533" calcext:value-type="float">
            <text:p>0,1533</text:p>
          </table:table-cell>
          <table:table-cell table:style-name="Default" office:value-type="float" office:value="0.143" calcext:value-type="float">
            <text:p>0,14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1541" calcext:value-type="float">
            <text:p>0,1541</text:p>
          </table:table-cell>
          <table:table-cell table:style-name="Default" office:value-type="float" office:value="0.1419" calcext:value-type="float">
            <text:p>0,1419</text:p>
          </table:table-cell>
          <table:table-cell table:style-name="Default" office:value-type="float" office:value="0.1759" calcext:value-type="float">
            <text:p>0,1759</text:p>
          </table:table-cell>
          <table:table-cell table:style-name="Default" office:value-type="float" office:value="0.1784" calcext:value-type="float">
            <text:p>0,17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1205" calcext:value-type="float">
            <text:p>0,1205</text:p>
          </table:table-cell>
          <table:table-cell table:style-name="Default" office:value-type="float" office:value="0.1362" calcext:value-type="float">
            <text:p>0,1362</text:p>
          </table:table-cell>
          <table:table-cell table:style-name="Default" office:value-type="float" office:value="0.185" calcext:value-type="float">
            <text:p>0,185</text:p>
          </table:table-cell>
          <table:table-cell table:style-name="Default" office:value-type="float" office:value="0.1939" calcext:value-type="float">
            <text:p>0,19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776" calcext:value-type="float">
            <text:p>9,78E-02</text:p>
          </table:table-cell>
          <table:table-cell table:style-name="Default" office:value-type="float" office:value="0.1283" calcext:value-type="float">
            <text:p>0,1283</text:p>
          </table:table-cell>
          <table:table-cell table:style-name="Default" office:value-type="float" office:value="0.1892" calcext:value-type="float">
            <text:p>0,1892</text:p>
          </table:table-cell>
          <table:table-cell table:style-name="Default" office:value-type="float" office:value="0.2042" calcext:value-type="float">
            <text:p>0,20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489" calcext:value-type="float">
            <text:p>9,49E-02</text:p>
          </table:table-cell>
          <table:table-cell table:style-name="Default" office:value-type="float" office:value="0.1232" calcext:value-type="float">
            <text:p>0,1232</text:p>
          </table:table-cell>
          <table:table-cell table:style-name="Default" office:value-type="float" office:value="0.182" calcext:value-type="float">
            <text:p>0,182</text:p>
          </table:table-cell>
          <table:table-cell table:style-name="Default" office:value-type="float" office:value="0.1979" calcext:value-type="float">
            <text:p>0,19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507" calcext:value-type="float">
            <text:p>9,51E-02</text:p>
          </table:table-cell>
          <table:table-cell table:style-name="Default" office:value-type="float" office:value="0.123" calcext:value-type="float">
            <text:p>0,123</text:p>
          </table:table-cell>
          <table:table-cell table:style-name="Default" office:value-type="float" office:value="0.1728" calcext:value-type="float">
            <text:p>0,1728</text:p>
          </table:table-cell>
          <table:table-cell table:style-name="Default" office:value-type="float" office:value="0.1866" calcext:value-type="float">
            <text:p>0,186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1017" calcext:value-type="float">
            <text:p>0,1017</text:p>
          </table:table-cell>
          <table:table-cell table:style-name="Default" office:value-type="float" office:value="0.124" calcext:value-type="float">
            <text:p>0,124</text:p>
          </table:table-cell>
          <table:table-cell table:style-name="Default" office:value-type="float" office:value="0.1657" calcext:value-type="float">
            <text:p>0,1657</text:p>
          </table:table-cell>
          <table:table-cell table:style-name="Default" office:value-type="float" office:value="0.1778" calcext:value-type="float">
            <text:p>0,177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id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301" calcext:value-type="float">
            <text:p>-1,30E-02</text:p>
          </table:table-cell>
          <table:table-cell office:value-type="float" office:value="-0.012" calcext:value-type="float">
            <text:p>-1,20E-0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2534" calcext:value-type="float">
            <text:p>2,53E-03</text:p>
          </table:table-cell>
          <table:table-cell office:value-type="float" office:value="0.00191" calcext:value-type="float">
            <text:p>1,91E-03</text:p>
          </table:table-cell>
          <table:table-cell office:value-type="float" office:value="0.001963" calcext:value-type="float">
            <text:p>1,96E-03</text:p>
          </table:table-cell>
          <table:table-cell office:value-type="float" office:value="0.002359" calcext:value-type="float">
            <text:p>2,36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2731" calcext:value-type="float">
            <text:p>2,73E-03</text:p>
          </table:table-cell>
          <table:table-cell office:value-type="float" office:value="0.00241" calcext:value-type="float">
            <text:p>2,41E-03</text:p>
          </table:table-cell>
          <table:table-cell office:value-type="float" office:value="0.002362" calcext:value-type="float">
            <text:p>2,36E-03</text:p>
          </table:table-cell>
          <table:table-cell office:value-type="float" office:value="0.00251" calcext:value-type="float">
            <text:p>2,51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2677" calcext:value-type="float">
            <text:p>2,68E-03</text:p>
          </table:table-cell>
          <table:table-cell office:value-type="float" office:value="0.002516" calcext:value-type="float">
            <text:p>2,52E-03</text:p>
          </table:table-cell>
          <table:table-cell office:value-type="float" office:value="0.002772" calcext:value-type="float">
            <text:p>2,77E-03</text:p>
          </table:table-cell>
          <table:table-cell office:value-type="float" office:value="0.003075" calcext:value-type="float">
            <text:p>3,08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1792" calcext:value-type="float">
            <text:p>1,79E-03</text:p>
          </table:table-cell>
          <table:table-cell office:value-type="float" office:value="0.00182" calcext:value-type="float">
            <text:p>1,82E-03</text:p>
          </table:table-cell>
          <table:table-cell office:value-type="float" office:value="0.001882" calcext:value-type="float">
            <text:p>1,88E-03</text:p>
          </table:table-cell>
          <table:table-cell office:value-type="float" office:value="0.001986" calcext:value-type="float">
            <text:p>1,99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05803" calcext:value-type="float">
            <text:p>5,80E-04</text:p>
          </table:table-cell>
          <table:table-cell office:value-type="float" office:value="0.0006053" calcext:value-type="float">
            <text:p>6,05E-04</text:p>
          </table:table-cell>
          <table:table-cell office:value-type="float" office:value="0.0006112" calcext:value-type="float">
            <text:p>6,11E-04</text:p>
          </table:table-cell>
          <table:table-cell office:value-type="float" office:value="0.0007269" calcext:value-type="float">
            <text:p>7,27E-04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05784" calcext:value-type="float">
            <text:p>-5,78E-04</text:p>
          </table:table-cell>
          <table:table-cell office:value-type="float" office:value="-0.0005972" calcext:value-type="float">
            <text:p>-5,97E-04</text:p>
          </table:table-cell>
          <table:table-cell office:value-type="float" office:value="-0.000585" calcext:value-type="float">
            <text:p>-5,85E-04</text:p>
          </table:table-cell>
          <table:table-cell office:value-type="float" office:value="-0.0004042" calcext:value-type="float">
            <text:p>-4,04E-04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01205" calcext:value-type="float">
            <text:p>-1,21E-03</text:p>
          </table:table-cell>
          <table:table-cell office:value-type="float" office:value="-0.001263" calcext:value-type="float">
            <text:p>-1,26E-03</text:p>
          </table:table-cell>
          <table:table-cell office:value-type="float" office:value="-0.001221" calcext:value-type="float">
            <text:p>-1,22E-03</text:p>
          </table:table-cell>
          <table:table-cell office:value-type="float" office:value="-0.0009787" calcext:value-type="float">
            <text:p>-9,79E-04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625" calcext:value-type="float">
            <text:p>-1,63E-03</text:p>
          </table:table-cell>
          <table:table-cell office:value-type="float" office:value="-0.001709" calcext:value-type="float">
            <text:p>-1,71E-03</text:p>
          </table:table-cell>
          <table:table-cell office:value-type="float" office:value="-0.001646" calcext:value-type="float">
            <text:p>-1,65E-03</text:p>
          </table:table-cell>
          <table:table-cell office:value-type="float" office:value="-0.001347" calcext:value-type="float">
            <text:p>-1,35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2067" calcext:value-type="float">
            <text:p>-2,07E-03</text:p>
          </table:table-cell>
          <table:table-cell office:value-type="float" office:value="-0.002174" calcext:value-type="float">
            <text:p>-2,17E-03</text:p>
          </table:table-cell>
          <table:table-cell office:value-type="float" office:value="-0.002098" calcext:value-type="float">
            <text:p>-2,10E-03</text:p>
          </table:table-cell>
          <table:table-cell office:value-type="float" office:value="-0.001747" calcext:value-type="float">
            <text:p>-1,75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2769" calcext:value-type="float">
            <text:p>-2,77E-03</text:p>
          </table:table-cell>
          <table:table-cell office:value-type="float" office:value="-0.002899" calcext:value-type="float">
            <text:p>-2,90E-03</text:p>
          </table:table-cell>
          <table:table-cell office:value-type="float" office:value="-0.002822" calcext:value-type="float">
            <text:p>-2,82E-03</text:p>
          </table:table-cell>
          <table:table-cell office:value-type="float" office:value="-0.002411" calcext:value-type="float">
            <text:p>-2,41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399" calcext:value-type="float">
            <text:p>-3,99E-03</text:p>
          </table:table-cell>
          <table:table-cell office:value-type="float" office:value="-0.004131" calcext:value-type="float">
            <text:p>-4,13E-03</text:p>
          </table:table-cell>
          <table:table-cell office:value-type="float" office:value="-0.004102" calcext:value-type="float">
            <text:p>-4,10E-03</text:p>
          </table:table-cell>
          <table:table-cell office:value-type="float" office:value="-0.003638" calcext:value-type="float">
            <text:p>-3,64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4913" calcext:value-type="float">
            <text:p>-4,91E-03</text:p>
          </table:table-cell>
          <table:table-cell office:value-type="float" office:value="-0.00487" calcext:value-type="float">
            <text:p>-4,87E-03</text:p>
          </table:table-cell>
          <table:table-cell office:value-type="float" office:value="-0.005069" calcext:value-type="float">
            <text:p>-5,07E-03</text:p>
          </table:table-cell>
          <table:table-cell office:value-type="float" office:value="-0.004922" calcext:value-type="float">
            <text:p>-4,92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5188" calcext:value-type="float">
            <text:p>-5,19E-03</text:p>
          </table:table-cell>
          <table:table-cell office:value-type="float" office:value="-0.004788" calcext:value-type="float">
            <text:p>-4,79E-03</text:p>
          </table:table-cell>
          <table:table-cell office:value-type="float" office:value="-0.004905" calcext:value-type="float">
            <text:p>-4,91E-03</text:p>
          </table:table-cell>
          <table:table-cell office:value-type="float" office:value="-0.005169" calcext:value-type="float">
            <text:p>-5,17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04768" calcext:value-type="float">
            <text:p>-4,77E-03</text:p>
          </table:table-cell>
          <table:table-cell office:value-type="float" office:value="-0.004163" calcext:value-type="float">
            <text:p>-4,16E-03</text:p>
          </table:table-cell>
          <table:table-cell office:value-type="float" office:value="-0.00455" calcext:value-type="float">
            <text:p>-4,55E-03</text:p>
          </table:table-cell>
          <table:table-cell office:value-type="float" office:value="-0.004385" calcext:value-type="float">
            <text:p>-4,39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2932" calcext:value-type="float">
            <text:p>-2,93E-03</text:p>
          </table:table-cell>
          <table:table-cell office:value-type="float" office:value="-0.002994" calcext:value-type="float">
            <text:p>-2,99E-03</text:p>
          </table:table-cell>
          <table:table-cell office:value-type="float" office:value="-0.004146" calcext:value-type="float">
            <text:p>-4,15E-03</text:p>
          </table:table-cell>
          <table:table-cell office:value-type="float" office:value="-0.004362" calcext:value-type="float">
            <text:p>-4,36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1407" calcext:value-type="float">
            <text:p>-1,41E-03</text:p>
          </table:table-cell>
          <table:table-cell office:value-type="float" office:value="-0.002272" calcext:value-type="float">
            <text:p>-2,27E-03</text:p>
          </table:table-cell>
          <table:table-cell office:value-type="float" office:value="-0.003803" calcext:value-type="float">
            <text:p>-3,80E-03</text:p>
          </table:table-cell>
          <table:table-cell office:value-type="float" office:value="-0.004182" calcext:value-type="float">
            <text:p>-4,18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04675" calcext:value-type="float">
            <text:p>-4,68E-04</text:p>
          </table:table-cell>
          <table:table-cell office:value-type="float" office:value="-0.001767" calcext:value-type="float">
            <text:p>-1,77E-03</text:p>
          </table:table-cell>
          <table:table-cell office:value-type="float" office:value="-0.00346" calcext:value-type="float">
            <text:p>-3,46E-03</text:p>
          </table:table-cell>
          <table:table-cell office:value-type="float" office:value="-0.003906" calcext:value-type="float">
            <text:p>-3,91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223" calcext:value-type="float">
            <text:p>1,22E-04</text:p>
          </table:table-cell>
          <table:table-cell office:value-type="float" office:value="-0.001276" calcext:value-type="float">
            <text:p>-1,28E-03</text:p>
          </table:table-cell>
          <table:table-cell office:value-type="float" office:value="-0.002996" calcext:value-type="float">
            <text:p>-3,00E-03</text:p>
          </table:table-cell>
          <table:table-cell office:value-type="float" office:value="-0.003495" calcext:value-type="float">
            <text:p>-3,50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6017" calcext:value-type="float">
            <text:p>6,02E-04</text:p>
          </table:table-cell>
          <table:table-cell office:value-type="float" office:value="-0.0007723" calcext:value-type="float">
            <text:p>-7,72E-04</text:p>
          </table:table-cell>
          <table:table-cell office:value-type="float" office:value="-0.002389" calcext:value-type="float">
            <text:p>-2,39E-03</text:p>
          </table:table-cell>
          <table:table-cell office:value-type="float" office:value="-0.002917" calcext:value-type="float">
            <text:p>-2,92E-03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9951" calcext:value-type="float">
            <text:p>9,95E-04</text:p>
          </table:table-cell>
          <table:table-cell office:value-type="float" office:value="-0.0001836" calcext:value-type="float">
            <text:p>-1,84E-04</text:p>
          </table:table-cell>
          <table:table-cell office:value-type="float" office:value="-0.001638" calcext:value-type="float">
            <text:p>-1,64E-03</text:p>
          </table:table-cell>
          <table:table-cell office:value-type="float" office:value="-0.002185" calcext:value-type="float">
            <text:p>-2,19E-03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itch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1.464" calcext:value-type="float">
            <text:p>1,464</text:p>
          </table:table-cell>
          <table:table-cell table:style-name="Default" office:value-type="float" office:value="1.954" calcext:value-type="float">
            <text:p>1,954</text:p>
          </table:table-cell>
          <table:table-cell table:style-name="Default" office:value-type="float" office:value="1.583" calcext:value-type="float">
            <text:p>1,583</text:p>
          </table:table-cell>
          <table:table-cell table:style-name="Default" office:value-type="float" office:value="1.024" calcext:value-type="float">
            <text:p>1,024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0.7934" calcext:value-type="float">
            <text:p>0,7934</text:p>
          </table:table-cell>
          <table:table-cell table:style-name="Default" office:value-type="float" office:value="0.8614" calcext:value-type="float">
            <text:p>0,8614</text:p>
          </table:table-cell>
          <table:table-cell table:style-name="Default" office:value-type="float" office:value="0.7342" calcext:value-type="float">
            <text:p>0,7342</text:p>
          </table:table-cell>
          <table:table-cell table:style-name="Default" office:value-type="float" office:value="0.6309" calcext:value-type="float">
            <text:p>0,6309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0.7533" calcext:value-type="float">
            <text:p>0,7533</text:p>
          </table:table-cell>
          <table:table-cell table:style-name="Default" office:value-type="float" office:value="0.7316" calcext:value-type="float">
            <text:p>0,7316</text:p>
          </table:table-cell>
          <table:table-cell table:style-name="Default" office:value-type="float" office:value="0.6973" calcext:value-type="float">
            <text:p>0,6973</text:p>
          </table:table-cell>
          <table:table-cell table:style-name="Default" office:value-type="float" office:value="0.706" calcext:value-type="float">
            <text:p>0,706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0.6087" calcext:value-type="float">
            <text:p>0,6087</text:p>
          </table:table-cell>
          <table:table-cell table:style-name="Default" office:value-type="float" office:value="0.6165" calcext:value-type="float">
            <text:p>0,6165</text:p>
          </table:table-cell>
          <table:table-cell table:style-name="Default" office:value-type="float" office:value="0.576" calcext:value-type="float">
            <text:p>0,576</text:p>
          </table:table-cell>
          <table:table-cell table:style-name="Default" office:value-type="float" office:value="0.5473" calcext:value-type="float">
            <text:p>0,5473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0.384" calcext:value-type="float">
            <text:p>0,384</text:p>
          </table:table-cell>
          <table:table-cell table:style-name="Default" office:value-type="float" office:value="0.3927" calcext:value-type="float">
            <text:p>0,3927</text:p>
          </table:table-cell>
          <table:table-cell table:style-name="Default" office:value-type="float" office:value="0.3629" calcext:value-type="float">
            <text:p>0,3629</text:p>
          </table:table-cell>
          <table:table-cell table:style-name="Default" office:value-type="float" office:value="0.3406" calcext:value-type="float">
            <text:p>0,3406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594" calcext:value-type="float">
            <text:p>0,1594</text:p>
          </table:table-cell>
          <table:table-cell table:style-name="Default" office:value-type="float" office:value="0.1453" calcext:value-type="float">
            <text:p>0,1453</text:p>
          </table:table-cell>
          <table:table-cell table:style-name="Default" office:value-type="float" office:value="0.1341" calcext:value-type="float">
            <text:p>0,134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304" calcext:value-type="float">
            <text:p>2,30E-02</text:p>
          </table:table-cell>
          <table:table-cell office:value-type="float" office:value="0.02499" calcext:value-type="float">
            <text:p>2,50E-02</text:p>
          </table:table-cell>
          <table:table-cell office:value-type="float" office:value="0.02221" calcext:value-type="float">
            <text:p>2,22E-02</text:p>
          </table:table-cell>
          <table:table-cell office:value-type="float" office:value="0.02269" calcext:value-type="float">
            <text:p>2,27E-0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971" calcext:value-type="float">
            <text:p>-5,97E-02</text:p>
          </table:table-cell>
          <table:table-cell office:value-type="float" office:value="-0.06069" calcext:value-type="float">
            <text:p>-6,07E-02</text:p>
          </table:table-cell>
          <table:table-cell office:value-type="float" office:value="-0.05637" calcext:value-type="float">
            <text:p>-5,64E-02</text:p>
          </table:table-cell>
          <table:table-cell office:value-type="float" office:value="-0.04743" calcext:value-type="float">
            <text:p>-4,74E-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0.1412" calcext:value-type="float">
            <text:p>-0,1412</text:p>
          </table:table-cell>
          <table:table-cell table:style-name="Default" office:value-type="float" office:value="-0.1446" calcext:value-type="float">
            <text:p>-0,1446</text:p>
          </table:table-cell>
          <table:table-cell table:style-name="Default" office:value-type="float" office:value="-0.1342" calcext:value-type="float">
            <text:p>-0,1342</text:p>
          </table:table-cell>
          <table:table-cell table:style-name="Default" office:value-type="float" office:value="-0.1177" calcext:value-type="float">
            <text:p>-0,11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-0.2635" calcext:value-type="float">
            <text:p>-0,2635</text:p>
          </table:table-cell>
          <table:table-cell table:style-name="Default" office:value-type="float" office:value="-0.2702" calcext:value-type="float">
            <text:p>-0,2702</text:p>
          </table:table-cell>
          <table:table-cell table:style-name="Default" office:value-type="float" office:value="-0.2524" calcext:value-type="float">
            <text:p>-0,2524</text:p>
          </table:table-cell>
          <table:table-cell table:style-name="Default" office:value-type="float" office:value="-0.2252" calcext:value-type="float">
            <text:p>-0,225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-0.483" calcext:value-type="float">
            <text:p>-0,483</text:p>
          </table:table-cell>
          <table:table-cell table:style-name="Default" office:value-type="float" office:value="-0.4938" calcext:value-type="float">
            <text:p>-0,4938</text:p>
          </table:table-cell>
          <table:table-cell table:style-name="Default" office:value-type="float" office:value="-0.4676" calcext:value-type="float">
            <text:p>-0,4676</text:p>
          </table:table-cell>
          <table:table-cell table:style-name="Default" office:value-type="float" office:value="-0.4237" calcext:value-type="float">
            <text:p>-0,42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-0.686" calcext:value-type="float">
            <text:p>-0,686</text:p>
          </table:table-cell>
          <table:table-cell table:style-name="Default" office:value-type="float" office:value="-0.6979" calcext:value-type="float">
            <text:p>-0,6979</text:p>
          </table:table-cell>
          <table:table-cell table:style-name="Default" office:value-type="float" office:value="-0.6808" calcext:value-type="float">
            <text:p>-0,6808</text:p>
          </table:table-cell>
          <table:table-cell table:style-name="Default" office:value-type="float" office:value="-0.6374" calcext:value-type="float">
            <text:p>-0,637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-0.8789" calcext:value-type="float">
            <text:p>-0,8789</text:p>
          </table:table-cell>
          <table:table-cell table:style-name="Default" office:value-type="float" office:value="-0.841" calcext:value-type="float">
            <text:p>-0,841</text:p>
          </table:table-cell>
          <table:table-cell table:style-name="Default" office:value-type="float" office:value="-0.8176" calcext:value-type="float">
            <text:p>-0,8176</text:p>
          </table:table-cell>
          <table:table-cell table:style-name="Default" office:value-type="float" office:value="-0.808" calcext:value-type="float">
            <text:p>-0,80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-0.9625" calcext:value-type="float">
            <text:p>-0,9625</text:p>
          </table:table-cell>
          <table:table-cell table:style-name="Default" office:value-type="float" office:value="-0.9219" calcext:value-type="float">
            <text:p>-0,9219</text:p>
          </table:table-cell>
          <table:table-cell table:style-name="Default" office:value-type="float" office:value="-0.9241" calcext:value-type="float">
            <text:p>-0,9241</text:p>
          </table:table-cell>
          <table:table-cell table:style-name="Default" office:value-type="float" office:value="-0.8408" calcext:value-type="float">
            <text:p>-0,840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-0.9642" calcext:value-type="float">
            <text:p>-0,9642</text:p>
          </table:table-cell>
          <table:table-cell table:style-name="Default" office:value-type="float" office:value="-1.006" calcext:value-type="float">
            <text:p>-1,006</text:p>
          </table:table-cell>
          <table:table-cell table:style-name="Default" office:value-type="float" office:value="-1.15" calcext:value-type="float">
            <text:p>-1,15</text:p>
          </table:table-cell>
          <table:table-cell table:style-name="Default" office:value-type="float" office:value="-1.092" calcext:value-type="float">
            <text:p>-1,09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-0.8033" calcext:value-type="float">
            <text:p>-0,8033</text:p>
          </table:table-cell>
          <table:table-cell table:style-name="Default" office:value-type="float" office:value="-0.9914" calcext:value-type="float">
            <text:p>-0,9914</text:p>
          </table:table-cell>
          <table:table-cell table:style-name="Default" office:value-type="float" office:value="-1.255" calcext:value-type="float">
            <text:p>-1,255</text:p>
          </table:table-cell>
          <table:table-cell table:style-name="Default" office:value-type="float" office:value="-1.232" calcext:value-type="float">
            <text:p>-1,2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-0.5869" calcext:value-type="float">
            <text:p>-0,5869</text:p>
          </table:table-cell>
          <table:table-cell table:style-name="Default" office:value-type="float" office:value="-0.9231" calcext:value-type="float">
            <text:p>-0,9231</text:p>
          </table:table-cell>
          <table:table-cell table:style-name="Default" office:value-type="float" office:value="-1.315" calcext:value-type="float">
            <text:p>-1,315</text:p>
          </table:table-cell>
          <table:table-cell table:style-name="Default" office:value-type="float" office:value="-1.38" calcext:value-type="float">
            <text:p>-1,3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-0.5125" calcext:value-type="float">
            <text:p>-0,5125</text:p>
          </table:table-cell>
          <table:table-cell table:style-name="Default" office:value-type="float" office:value="-0.896" calcext:value-type="float">
            <text:p>-0,896</text:p>
          </table:table-cell>
          <table:table-cell table:style-name="Default" office:value-type="float" office:value="-1.329" calcext:value-type="float">
            <text:p>-1,329</text:p>
          </table:table-cell>
          <table:table-cell table:style-name="Default" office:value-type="float" office:value="-1.408" calcext:value-type="float">
            <text:p>-1,40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-0.4636" calcext:value-type="float">
            <text:p>-0,4636</text:p>
          </table:table-cell>
          <table:table-cell table:style-name="Default" office:value-type="float" office:value="-0.8731" calcext:value-type="float">
            <text:p>-0,8731</text:p>
          </table:table-cell>
          <table:table-cell table:style-name="Default" office:value-type="float" office:value="-1.287" calcext:value-type="float">
            <text:p>-1,287</text:p>
          </table:table-cell>
          <table:table-cell table:style-name="Default" office:value-type="float" office:value="-1.359" calcext:value-type="float">
            <text:p>-1,35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-0.4449" calcext:value-type="float">
            <text:p>-0,4449</text:p>
          </table:table-cell>
          <table:table-cell table:style-name="Default" office:value-type="float" office:value="-0.8374" calcext:value-type="float">
            <text:p>-0,8374</text:p>
          </table:table-cell>
          <table:table-cell table:style-name="Default" office:value-type="float" office:value="-1.228" calcext:value-type="float">
            <text:p>-1,228</text:p>
          </table:table-cell>
          <table:table-cell table:style-name="Default" office:value-type="float" office:value="-1.295" calcext:value-type="float">
            <text:p>-1,29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AW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838" calcext:value-type="float">
            <text:p>2,84E-03</text:p>
          </table:table-cell>
          <table:table-cell office:value-type="float" office:value="0.002398" calcext:value-type="float">
            <text:p>2,40E-03</text:p>
          </table:table-cell>
          <table:table-cell table:number-columns-repeated="3"/>
        </table:table-row>
      </table:table>
      <table:table table:name="10000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9" calcext:value-type="float">
            <text:p>0,9</text:p>
          </table:table-cell>
          <table:table-cell/>
          <table:table-cell office:value-type="float" office:value="20000" calcext:value-type="float">
            <text:p>20000</text:p>
          </table:table-cell>
          <table:table-cell table:style-name="Default" table:number-columns-repeated="3"/>
          <table:table-cell/>
          <table:table-cell office:value-type="float" office:value="30000" calcext:value-type="float">
            <text:p>30000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9" calcext:value-type="float">
            <text:p>0,9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Lift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-1.633" calcext:value-type="float">
            <text:p>-1,633</text:p>
          </table:table-cell>
          <table:table-cell table:style-name="Default" office:value-type="float" office:value="-1.493" calcext:value-type="float">
            <text:p>-1,493</text:p>
          </table:table-cell>
          <table:table-cell table:style-name="Default" office:value-type="float" office:value="-1.413" calcext:value-type="float">
            <text:p>-1,413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-1.633" calcext:value-type="float">
            <text:p>-1,633</text:p>
          </table:table-cell>
          <table:table-cell table:style-name="Default" office:value-type="float" office:value="-1.493" calcext:value-type="float">
            <text:p>-1,493</text:p>
          </table:table-cell>
          <table:table-cell table:style-name="Default" office:value-type="float" office:value="-1.413" calcext:value-type="float">
            <text:p>-1,413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table:number-columns-repeated="3"/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-1.633" calcext:value-type="float">
            <text:p>-1,633</text:p>
          </table:table-cell>
          <table:table-cell table:style-name="Default" office:value-type="float" office:value="-1.493" calcext:value-type="float">
            <text:p>-1,493</text:p>
          </table:table-cell>
          <table:table-cell table:style-name="Default" office:value-type="float" office:value="-1.413" calcext:value-type="float">
            <text:p>-1,41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-1.526" calcext:value-type="float">
            <text:p>-1,526</text:p>
          </table:table-cell>
          <table:table-cell table:style-name="Default" office:value-type="float" office:value="-1.462" calcext:value-type="float">
            <text:p>-1,462</text:p>
          </table:table-cell>
          <table:table-cell table:style-name="Default" office:value-type="float" office:value="-1.307" calcext:value-type="float">
            <text:p>-1,307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-1.526" calcext:value-type="float">
            <text:p>-1,526</text:p>
          </table:table-cell>
          <table:table-cell table:style-name="Default" office:value-type="float" office:value="-1.462" calcext:value-type="float">
            <text:p>-1,462</text:p>
          </table:table-cell>
          <table:table-cell table:style-name="Default" office:value-type="float" office:value="-1.307" calcext:value-type="float">
            <text:p>-1,307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table:number-columns-repeated="3"/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-1.526" calcext:value-type="float">
            <text:p>-1,526</text:p>
          </table:table-cell>
          <table:table-cell table:style-name="Default" office:value-type="float" office:value="-1.462" calcext:value-type="float">
            <text:p>-1,462</text:p>
          </table:table-cell>
          <table:table-cell table:style-name="Default" office:value-type="float" office:value="-1.307" calcext:value-type="float">
            <text:p>-1,30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-1.296" calcext:value-type="float">
            <text:p>-1,296</text:p>
          </table:table-cell>
          <table:table-cell table:style-name="Default" office:value-type="float" office:value="-1.272" calcext:value-type="float">
            <text:p>-1,272</text:p>
          </table:table-cell>
          <table:table-cell table:style-name="Default" office:value-type="float" office:value="-1.24" calcext:value-type="float">
            <text:p>-1,24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-1.296" calcext:value-type="float">
            <text:p>-1,296</text:p>
          </table:table-cell>
          <table:table-cell table:style-name="Default" office:value-type="float" office:value="-1.272" calcext:value-type="float">
            <text:p>-1,272</text:p>
          </table:table-cell>
          <table:table-cell table:style-name="Default" office:value-type="float" office:value="-1.24" calcext:value-type="float">
            <text:p>-1,24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table:number-columns-repeated="3"/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-1.296" calcext:value-type="float">
            <text:p>-1,296</text:p>
          </table:table-cell>
          <table:table-cell table:style-name="Default" office:value-type="float" office:value="-1.272" calcext:value-type="float">
            <text:p>-1,272</text:p>
          </table:table-cell>
          <table:table-cell table:style-name="Default" office:value-type="float" office:value="-1.24" calcext:value-type="float">
            <text:p>-1,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-0.9756" calcext:value-type="float">
            <text:p>-0,9756</text:p>
          </table:table-cell>
          <table:table-cell table:style-name="Default" office:value-type="float" office:value="-0.9905" calcext:value-type="float">
            <text:p>-0,9905</text:p>
          </table:table-cell>
          <table:table-cell table:style-name="Default" office:value-type="float" office:value="-0.9039" calcext:value-type="float">
            <text:p>-0,9039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Default" office:value-type="float" office:value="-0.9756" calcext:value-type="float">
            <text:p>-0,9756</text:p>
          </table:table-cell>
          <table:table-cell table:style-name="Default" office:value-type="float" office:value="-0.9905" calcext:value-type="float">
            <text:p>-0,9905</text:p>
          </table:table-cell>
          <table:table-cell table:style-name="Default" office:value-type="float" office:value="-0.9039" calcext:value-type="float">
            <text:p>-0,9039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Default" table:number-columns-repeated="3"/>
          <table:table-cell/>
          <table:table-cell office:value-type="float" office:value="-15" calcext:value-type="float">
            <text:p>-15</text:p>
          </table:table-cell>
          <table:table-cell table:style-name="Default" office:value-type="float" office:value="-0.9756" calcext:value-type="float">
            <text:p>-0,9756</text:p>
          </table:table-cell>
          <table:table-cell table:style-name="Default" office:value-type="float" office:value="-0.9905" calcext:value-type="float">
            <text:p>-0,9905</text:p>
          </table:table-cell>
          <table:table-cell table:style-name="Default" office:value-type="float" office:value="-0.9039" calcext:value-type="float">
            <text:p>-0,903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-0.5888" calcext:value-type="float">
            <text:p>-0,5888</text:p>
          </table:table-cell>
          <table:table-cell table:style-name="Default" office:value-type="float" office:value="-0.6046" calcext:value-type="float">
            <text:p>-0,6046</text:p>
          </table:table-cell>
          <table:table-cell table:style-name="Default" office:value-type="float" office:value="-0.5437" calcext:value-type="float">
            <text:p>-0,5437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Default" office:value-type="float" office:value="-0.5888" calcext:value-type="float">
            <text:p>-0,5888</text:p>
          </table:table-cell>
          <table:table-cell table:style-name="Default" office:value-type="float" office:value="-0.6046" calcext:value-type="float">
            <text:p>-0,6046</text:p>
          </table:table-cell>
          <table:table-cell table:style-name="Default" office:value-type="float" office:value="-0.5437" calcext:value-type="float">
            <text:p>-0,5437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Default" table:number-columns-repeated="3"/>
          <table:table-cell/>
          <table:table-cell office:value-type="float" office:value="-10" calcext:value-type="float">
            <text:p>-10</text:p>
          </table:table-cell>
          <table:table-cell table:style-name="Default" office:value-type="float" office:value="-0.5888" calcext:value-type="float">
            <text:p>-0,5888</text:p>
          </table:table-cell>
          <table:table-cell table:style-name="Default" office:value-type="float" office:value="-0.6046" calcext:value-type="float">
            <text:p>-0,6046</text:p>
          </table:table-cell>
          <table:table-cell table:style-name="Default" office:value-type="float" office:value="-0.5437" calcext:value-type="float">
            <text:p>-0,54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-0.2162" calcext:value-type="float">
            <text:p>-0,2162</text:p>
          </table:table-cell>
          <table:table-cell table:style-name="Default" office:value-type="float" office:value="-0.2247" calcext:value-type="float">
            <text:p>-0,2247</text:p>
          </table:table-cell>
          <table:table-cell table:style-name="Default" office:value-type="float" office:value="-0.2117" calcext:value-type="float">
            <text:p>-0,2117</text:p>
          </table:table-cell>
          <table:table-cell/>
          <table:table-cell office:value-type="float" office:value="-5" calcext:value-type="float">
            <text:p>-5</text:p>
          </table:table-cell>
          <table:table-cell table:style-name="Default" office:value-type="float" office:value="-0.2162" calcext:value-type="float">
            <text:p>-0,2162</text:p>
          </table:table-cell>
          <table:table-cell table:style-name="Default" office:value-type="float" office:value="-0.2247" calcext:value-type="float">
            <text:p>-0,2247</text:p>
          </table:table-cell>
          <table:table-cell table:style-name="Default" office:value-type="float" office:value="-0.2117" calcext:value-type="float">
            <text:p>-0,2117</text:p>
          </table:table-cell>
          <table:table-cell/>
          <table:table-cell office:value-type="float" office:value="-5" calcext:value-type="float">
            <text:p>-5</text:p>
          </table:table-cell>
          <table:table-cell table:style-name="Default" table:number-columns-repeated="3"/>
          <table:table-cell/>
          <table:table-cell office:value-type="float" office:value="-5" calcext:value-type="float">
            <text:p>-5</text:p>
          </table:table-cell>
          <table:table-cell table:style-name="Default" office:value-type="float" office:value="-0.2162" calcext:value-type="float">
            <text:p>-0,2162</text:p>
          </table:table-cell>
          <table:table-cell table:style-name="Default" office:value-type="float" office:value="-0.2247" calcext:value-type="float">
            <text:p>-0,2247</text:p>
          </table:table-cell>
          <table:table-cell table:style-name="Default" office:value-type="float" office:value="-0.2117" calcext:value-type="float">
            <text:p>-0,211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06922" calcext:value-type="float">
            <text:p>-6,92E-03</text:p>
          </table:table-cell>
          <table:table-cell office:value-type="float" office:value="-0.007958" calcext:value-type="float">
            <text:p>-7,96E-03</text:p>
          </table:table-cell>
          <table:table-cell office:value-type="float" office:value="-0.03237" calcext:value-type="float">
            <text:p>-3,24E-0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006922" calcext:value-type="float">
            <text:p>-6,92E-03</text:p>
          </table:table-cell>
          <table:table-cell office:value-type="float" office:value="-0.007958" calcext:value-type="float">
            <text:p>-7,96E-03</text:p>
          </table:table-cell>
          <table:table-cell office:value-type="float" office:value="-0.03237" calcext:value-type="float">
            <text:p>-3,24E-0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0.006922" calcext:value-type="float">
            <text:p>-6,92E-03</text:p>
          </table:table-cell>
          <table:table-cell office:value-type="float" office:value="-0.007958" calcext:value-type="float">
            <text:p>-7,96E-03</text:p>
          </table:table-cell>
          <table:table-cell office:value-type="float" office:value="-0.03237" calcext:value-type="float">
            <text:p>-3,24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1333" calcext:value-type="float">
            <text:p>0,1333</text:p>
          </table:table-cell>
          <table:table-cell table:style-name="Default" office:value-type="float" office:value="0.1371" calcext:value-type="float">
            <text:p>0,1371</text:p>
          </table:table-cell>
          <table:table-cell office:value-type="float" office:value="0.08402" calcext:value-type="float">
            <text:p>8,40E-0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333" calcext:value-type="float">
            <text:p>0,1333</text:p>
          </table:table-cell>
          <table:table-cell table:style-name="Default" office:value-type="float" office:value="0.1371" calcext:value-type="float">
            <text:p>0,1371</text:p>
          </table:table-cell>
          <table:table-cell office:value-type="float" office:value="0.08402" calcext:value-type="float">
            <text:p>8,40E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1333" calcext:value-type="float">
            <text:p>1,33E-01</text:p>
          </table:table-cell>
          <table:table-cell table:style-name="Default" office:value-type="float" office:value="0.1371" calcext:value-type="float">
            <text:p>0,1371</text:p>
          </table:table-cell>
          <table:table-cell office:value-type="float" office:value="0.08402" calcext:value-type="float">
            <text:p>8,40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2785" calcext:value-type="float">
            <text:p>0,2785</text:p>
          </table:table-cell>
          <table:table-cell table:style-name="Default" office:value-type="float" office:value="0.2862" calcext:value-type="float">
            <text:p>0,2862</text:p>
          </table:table-cell>
          <table:table-cell table:style-name="Default" office:value-type="float" office:value="0.2071" calcext:value-type="float">
            <text:p>0,207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2785" calcext:value-type="float">
            <text:p>0,2785</text:p>
          </table:table-cell>
          <table:table-cell table:style-name="Default" office:value-type="float" office:value="0.2862" calcext:value-type="float">
            <text:p>0,2862</text:p>
          </table:table-cell>
          <table:table-cell table:style-name="Default" office:value-type="float" office:value="0.2071" calcext:value-type="float">
            <text:p>0,207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0.2785" calcext:value-type="float">
            <text:p>0,2785</text:p>
          </table:table-cell>
          <table:table-cell table:style-name="Default" office:value-type="float" office:value="0.2862" calcext:value-type="float">
            <text:p>0,2862</text:p>
          </table:table-cell>
          <table:table-cell table:style-name="Default" office:value-type="float" office:value="0.2071" calcext:value-type="float">
            <text:p>0,2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5043" calcext:value-type="float">
            <text:p>0,5043</text:p>
          </table:table-cell>
          <table:table-cell table:style-name="Default" office:value-type="float" office:value="0.5159" calcext:value-type="float">
            <text:p>0,5159</text:p>
          </table:table-cell>
          <table:table-cell table:style-name="Default" office:value-type="float" office:value="0.4038" calcext:value-type="float">
            <text:p>0,4038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5043" calcext:value-type="float">
            <text:p>0,5043</text:p>
          </table:table-cell>
          <table:table-cell table:style-name="Default" office:value-type="float" office:value="0.5159" calcext:value-type="float">
            <text:p>0,5159</text:p>
          </table:table-cell>
          <table:table-cell table:style-name="Default" office:value-type="float" office:value="0.4038" calcext:value-type="float">
            <text:p>0,4038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5043" calcext:value-type="float">
            <text:p>0,5043</text:p>
          </table:table-cell>
          <table:table-cell table:style-name="Default" office:value-type="float" office:value="0.5159" calcext:value-type="float">
            <text:p>0,5159</text:p>
          </table:table-cell>
          <table:table-cell table:style-name="Default" office:value-type="float" office:value="0.4038" calcext:value-type="float">
            <text:p>0,40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8922" calcext:value-type="float">
            <text:p>0,8922</text:p>
          </table:table-cell>
          <table:table-cell table:style-name="Default" office:value-type="float" office:value="0.9042" calcext:value-type="float">
            <text:p>0,9042</text:p>
          </table:table-cell>
          <table:table-cell table:style-name="Default" office:value-type="float" office:value="0.7551" calcext:value-type="float">
            <text:p>0,755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8922" calcext:value-type="float">
            <text:p>0,8922</text:p>
          </table:table-cell>
          <table:table-cell table:style-name="Default" office:value-type="float" office:value="0.9042" calcext:value-type="float">
            <text:p>0,9042</text:p>
          </table:table-cell>
          <table:table-cell table:style-name="Default" office:value-type="float" office:value="0.7551" calcext:value-type="float">
            <text:p>0,755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0.8922" calcext:value-type="float">
            <text:p>0,8922</text:p>
          </table:table-cell>
          <table:table-cell table:style-name="Default" office:value-type="float" office:value="0.9042" calcext:value-type="float">
            <text:p>0,9042</text:p>
          </table:table-cell>
          <table:table-cell table:style-name="Default" office:value-type="float" office:value="0.7551" calcext:value-type="float">
            <text:p>0,7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.219" calcext:value-type="float">
            <text:p>1,219</text:p>
          </table:table-cell>
          <table:table-cell table:style-name="Default" office:value-type="float" office:value="1.191" calcext:value-type="float">
            <text:p>1,191</text:p>
          </table:table-cell>
          <table:table-cell table:style-name="Default" office:value-type="float" office:value="1.12" calcext:value-type="float">
            <text:p>1,12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.219" calcext:value-type="float">
            <text:p>1,219</text:p>
          </table:table-cell>
          <table:table-cell table:style-name="Default" office:value-type="float" office:value="1.191" calcext:value-type="float">
            <text:p>1,191</text:p>
          </table:table-cell>
          <table:table-cell table:style-name="Default" office:value-type="float" office:value="1.12" calcext:value-type="float">
            <text:p>1,12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.219" calcext:value-type="float">
            <text:p>1,219</text:p>
          </table:table-cell>
          <table:table-cell table:style-name="Default" office:value-type="float" office:value="1.191" calcext:value-type="float">
            <text:p>1,191</text:p>
          </table:table-cell>
          <table:table-cell table:style-name="Default"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.406" calcext:value-type="float">
            <text:p>1,406</text:p>
          </table:table-cell>
          <table:table-cell table:style-name="Default" office:value-type="float" office:value="1.305" calcext:value-type="float">
            <text:p>1,305</text:p>
          </table:table-cell>
          <table:table-cell table:style-name="Default" office:value-type="float" office:value="1.283" calcext:value-type="float">
            <text:p>1,283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1.406" calcext:value-type="float">
            <text:p>1,406</text:p>
          </table:table-cell>
          <table:table-cell table:style-name="Default" office:value-type="float" office:value="1.305" calcext:value-type="float">
            <text:p>1,305</text:p>
          </table:table-cell>
          <table:table-cell table:style-name="Default" office:value-type="float" office:value="1.283" calcext:value-type="float">
            <text:p>1,283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1.406" calcext:value-type="float">
            <text:p>1,406</text:p>
          </table:table-cell>
          <table:table-cell table:style-name="Default" office:value-type="float" office:value="1.305" calcext:value-type="float">
            <text:p>1,305</text:p>
          </table:table-cell>
          <table:table-cell table:style-name="Default" office:value-type="float" office:value="1.283" calcext:value-type="float">
            <text:p>1,2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.438" calcext:value-type="float">
            <text:p>1,438</text:p>
          </table:table-cell>
          <table:table-cell table:style-name="Default" office:value-type="float" office:value="1.299" calcext:value-type="float">
            <text:p>1,299</text:p>
          </table:table-cell>
          <table:table-cell table:style-name="Default" office:value-type="float" office:value="1.231" calcext:value-type="float">
            <text:p>1,231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1.438" calcext:value-type="float">
            <text:p>1,438</text:p>
          </table:table-cell>
          <table:table-cell table:style-name="Default" office:value-type="float" office:value="1.298" calcext:value-type="float">
            <text:p>1,298</text:p>
          </table:table-cell>
          <table:table-cell table:style-name="Default" office:value-type="float" office:value="1.231" calcext:value-type="float">
            <text:p>1,231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1.437" calcext:value-type="float">
            <text:p>1,437</text:p>
          </table:table-cell>
          <table:table-cell table:style-name="Default" office:value-type="float" office:value="1.298" calcext:value-type="float">
            <text:p>1,298</text:p>
          </table:table-cell>
          <table:table-cell table:style-name="Default"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.203" calcext:value-type="float">
            <text:p>1,203</text:p>
          </table:table-cell>
          <table:table-cell table:style-name="Default" office:value-type="float" office:value="1.364" calcext:value-type="float">
            <text:p>1,364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.203" calcext:value-type="float">
            <text:p>1,203</text:p>
          </table:table-cell>
          <table:table-cell table:style-name="Default" office:value-type="float" office:value="1.364" calcext:value-type="float">
            <text:p>1,364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table:number-columns-repeated="3"/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.203" calcext:value-type="float">
            <text:p>1,203</text:p>
          </table:table-cell>
          <table:table-cell table:style-name="Default" office:value-type="float" office:value="1.364" calcext:value-type="float">
            <text:p>1,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38" calcext:value-type="float">
            <text:p>9,54E-01</text:p>
          </table:table-cell>
          <table:table-cell table:style-name="Default" office:value-type="float" office:value="1.146" calcext:value-type="float">
            <text:p>1,146</text:p>
          </table:table-cell>
          <table:table-cell table:style-name="Default" office:value-type="float" office:value="1.423" calcext:value-type="float">
            <text:p>1,423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9538" calcext:value-type="float">
            <text:p>0,9538</text:p>
          </table:table-cell>
          <table:table-cell table:style-name="Default" office:value-type="float" office:value="1.146" calcext:value-type="float">
            <text:p>1,146</text:p>
          </table:table-cell>
          <table:table-cell table:style-name="Default" office:value-type="float" office:value="1.423" calcext:value-type="float">
            <text:p>1,423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9538" calcext:value-type="float">
            <text:p>0,9538</text:p>
          </table:table-cell>
          <table:table-cell table:style-name="Default" office:value-type="float" office:value="1.146" calcext:value-type="float">
            <text:p>1,146</text:p>
          </table:table-cell>
          <table:table-cell table:style-name="Default" office:value-type="float" office:value="1.423" calcext:value-type="float">
            <text:p>1,4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19" calcext:value-type="float">
            <text:p>7,92E-01</text:p>
          </table:table-cell>
          <table:table-cell table:style-name="Default" office:value-type="float" office:value="1.114" calcext:value-type="float">
            <text:p>1,114</text:p>
          </table:table-cell>
          <table:table-cell table:style-name="Default" office:value-type="float" office:value="1.481" calcext:value-type="float">
            <text:p>1,481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0.7919" calcext:value-type="float">
            <text:p>0,7919</text:p>
          </table:table-cell>
          <table:table-cell table:style-name="Default" office:value-type="float" office:value="1.114" calcext:value-type="float">
            <text:p>1,114</text:p>
          </table:table-cell>
          <table:table-cell table:style-name="Default" office:value-type="float" office:value="1.481" calcext:value-type="float">
            <text:p>1,481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table:number-columns-repeated="3"/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0.7919" calcext:value-type="float">
            <text:p>0,7919</text:p>
          </table:table-cell>
          <table:table-cell table:style-name="Default" office:value-type="float" office:value="1.114" calcext:value-type="float">
            <text:p>1,114</text:p>
          </table:table-cell>
          <table:table-cell table:style-name="Default" office:value-type="float" office:value="1.481" calcext:value-type="float">
            <text:p>1,4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0.7436" calcext:value-type="float">
            <text:p>0,7436</text:p>
          </table:table-cell>
          <table:table-cell table:style-name="Default" office:value-type="float" office:value="1.099" calcext:value-type="float">
            <text:p>1,099</text:p>
          </table:table-cell>
          <table:table-cell table:style-name="Default" office:value-type="float" office:value="1.493" calcext:value-type="float">
            <text:p>1,493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0.7436" calcext:value-type="float">
            <text:p>0,7436</text:p>
          </table:table-cell>
          <table:table-cell table:style-name="Default" office:value-type="float" office:value="1.099" calcext:value-type="float">
            <text:p>1,099</text:p>
          </table:table-cell>
          <table:table-cell table:style-name="Default" office:value-type="float" office:value="1.493" calcext:value-type="float">
            <text:p>1,493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0.7436" calcext:value-type="float">
            <text:p>0,7436</text:p>
          </table:table-cell>
          <table:table-cell table:style-name="Default" office:value-type="float" office:value="1.099" calcext:value-type="float">
            <text:p>1,099</text:p>
          </table:table-cell>
          <table:table-cell table:style-name="Default" office:value-type="float" office:value="1.493" calcext:value-type="float">
            <text:p>1,4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72" calcext:value-type="float">
            <text:p>0,72</text:p>
          </table:table-cell>
          <table:table-cell table:style-name="Default" office:value-type="float" office:value="1.072" calcext:value-type="float">
            <text:p>1,072</text:p>
          </table:table-cell>
          <table:table-cell table:style-name="Default" office:value-type="float" office:value="1.436" calcext:value-type="float">
            <text:p>1,436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72" calcext:value-type="float">
            <text:p>0,72</text:p>
          </table:table-cell>
          <table:table-cell table:style-name="Default" office:value-type="float" office:value="1.072" calcext:value-type="float">
            <text:p>1,072</text:p>
          </table:table-cell>
          <table:table-cell table:style-name="Default" office:value-type="float" office:value="1.436" calcext:value-type="float">
            <text:p>1,436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72" calcext:value-type="float">
            <text:p>0,72</text:p>
          </table:table-cell>
          <table:table-cell table:style-name="Default" office:value-type="float" office:value="1.072" calcext:value-type="float">
            <text:p>1,072</text:p>
          </table:table-cell>
          <table:table-cell table:style-name="Default" office:value-type="float" office:value="1.436" calcext:value-type="float">
            <text:p>1,4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7083" calcext:value-type="float">
            <text:p>0,7083</text:p>
          </table:table-cell>
          <table:table-cell table:style-name="Default" office:value-type="float" office:value="1.017" calcext:value-type="float">
            <text:p>1,017</text:p>
          </table:table-cell>
          <table:table-cell table:style-name="Default" office:value-type="float" office:value="1.336" calcext:value-type="float">
            <text:p>1,336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0.7083" calcext:value-type="float">
            <text:p>0,7083</text:p>
          </table:table-cell>
          <table:table-cell table:style-name="Default" office:value-type="float" office:value="1.017" calcext:value-type="float">
            <text:p>1,017</text:p>
          </table:table-cell>
          <table:table-cell table:style-name="Default" office:value-type="float" office:value="1.336" calcext:value-type="float">
            <text:p>1,336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0.7083" calcext:value-type="float">
            <text:p>0,7083</text:p>
          </table:table-cell>
          <table:table-cell table:style-name="Default" office:value-type="float" office:value="1.017" calcext:value-type="float">
            <text:p>1,017</text:p>
          </table:table-cell>
          <table:table-cell table:style-name="Default" office:value-type="float" office:value="1.336" calcext:value-type="float">
            <text:p>1,33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arg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0.2374" calcext:value-type="float">
            <text:p>0,2374</text:p>
          </table:table-cell>
          <table:table-cell table:style-name="Default" office:value-type="float" office:value="0.1846" calcext:value-type="float">
            <text:p>0,1846</text:p>
          </table:table-cell>
          <table:table-cell table:style-name="Default" office:value-type="float" office:value="0.1793" calcext:value-type="float">
            <text:p>0,1793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0.2465" calcext:value-type="float">
            <text:p>0,2465</text:p>
          </table:table-cell>
          <table:table-cell table:style-name="Default" office:value-type="float" office:value="0.1854" calcext:value-type="float">
            <text:p>0,1854</text:p>
          </table:table-cell>
          <table:table-cell table:style-name="Default" office:value-type="float" office:value="0.1797" calcext:value-type="float">
            <text:p>0,1797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table:number-columns-repeated="3"/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0.2747" calcext:value-type="float">
            <text:p>0,2747</text:p>
          </table:table-cell>
          <table:table-cell table:style-name="Default" office:value-type="float" office:value="0.1902" calcext:value-type="float">
            <text:p>0,1902</text:p>
          </table:table-cell>
          <table:table-cell table:style-name="Default"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0.2097" calcext:value-type="float">
            <text:p>0,2097</text:p>
          </table:table-cell>
          <table:table-cell table:style-name="Default" office:value-type="float" office:value="0.1768" calcext:value-type="float">
            <text:p>0,1768</text:p>
          </table:table-cell>
          <table:table-cell table:style-name="Default" office:value-type="float" office:value="0.1557" calcext:value-type="float">
            <text:p>0,1557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0.2179" calcext:value-type="float">
            <text:p>0,2179</text:p>
          </table:table-cell>
          <table:table-cell table:style-name="Default" office:value-type="float" office:value="0.1777" calcext:value-type="float">
            <text:p>0,1777</text:p>
          </table:table-cell>
          <table:table-cell table:style-name="Default" office:value-type="float" office:value="0.156" calcext:value-type="float">
            <text:p>0,156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table:number-columns-repeated="3"/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0.2432" calcext:value-type="float">
            <text:p>0,2432</text:p>
          </table:table-cell>
          <table:table-cell table:style-name="Default" office:value-type="float" office:value="0.1824" calcext:value-type="float">
            <text:p>0,1824</text:p>
          </table:table-cell>
          <table:table-cell table:style-name="Default" office:value-type="float" office:value="0.158" calcext:value-type="float">
            <text:p>0,15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336" calcext:value-type="float">
            <text:p>0,1336</text:p>
          </table:table-cell>
          <table:table-cell table:style-name="Default" office:value-type="float" office:value="0.1348" calcext:value-type="float">
            <text:p>0,1348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0.1589" calcext:value-type="float">
            <text:p>0,1589</text:p>
          </table:table-cell>
          <table:table-cell table:style-name="Default" office:value-type="float" office:value="0.1343" calcext:value-type="float">
            <text:p>0,1343</text:p>
          </table:table-cell>
          <table:table-cell table:style-name="Default" office:value-type="float" office:value="0.1349" calcext:value-type="float">
            <text:p>0,1349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table:number-columns-repeated="3"/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0.1782" calcext:value-type="float">
            <text:p>0,1782</text:p>
          </table:table-cell>
          <table:table-cell table:style-name="Default" office:value-type="float" office:value="0.1381" calcext:value-type="float">
            <text:p>0,1381</text:p>
          </table:table-cell>
          <table:table-cell table:style-name="Default" office:value-type="float" office:value="0.1364" calcext:value-type="float">
            <text:p>0,136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9382" calcext:value-type="float">
            <text:p>9,38E-02</text:p>
          </table:table-cell>
          <table:table-cell office:value-type="float" office:value="0.08591" calcext:value-type="float">
            <text:p>8,59E-02</text:p>
          </table:table-cell>
          <table:table-cell office:value-type="float" office:value="0.07841" calcext:value-type="float">
            <text:p>7,84E-0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9786" calcext:value-type="float">
            <text:p>9,79E-02</text:p>
          </table:table-cell>
          <table:table-cell office:value-type="float" office:value="0.08653" calcext:value-type="float">
            <text:p>8,65E-02</text:p>
          </table:table-cell>
          <table:table-cell office:value-type="float" office:value="0.0785" calcext:value-type="float">
            <text:p>7,85E-02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office:value-type="float" office:value="0.1099" calcext:value-type="float">
            <text:p>1,10E-01</text:p>
          </table:table-cell>
          <table:table-cell office:value-type="float" office:value="0.08942" calcext:value-type="float">
            <text:p>8,94E-02</text:p>
          </table:table-cell>
          <table:table-cell office:value-type="float" office:value="0.07975" calcext:value-type="float">
            <text:p>7,98E-0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4611" calcext:value-type="float">
            <text:p>4,61E-02</text:p>
          </table:table-cell>
          <table:table-cell office:value-type="float" office:value="0.0412" calcext:value-type="float">
            <text:p>4,12E-02</text:p>
          </table:table-cell>
          <table:table-cell office:value-type="float" office:value="0.03871" calcext:value-type="float">
            <text:p>3,87E-0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4828" calcext:value-type="float">
            <text:p>4,83E-02</text:p>
          </table:table-cell>
          <table:table-cell office:value-type="float" office:value="0.04178" calcext:value-type="float">
            <text:p>4,18E-02</text:p>
          </table:table-cell>
          <table:table-cell office:value-type="float" office:value="0.03876" calcext:value-type="float">
            <text:p>3,88E-02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5436" calcext:value-type="float">
            <text:p>5,44E-02</text:p>
          </table:table-cell>
          <table:table-cell office:value-type="float" office:value="0.04379" calcext:value-type="float">
            <text:p>4,38E-02</text:p>
          </table:table-cell>
          <table:table-cell office:value-type="float" office:value="0.03986" calcext:value-type="float">
            <text:p>3,99E-0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2282" calcext:value-type="float">
            <text:p>2,28E-02</text:p>
          </table:table-cell>
          <table:table-cell office:value-type="float" office:value="0.01879" calcext:value-type="float">
            <text:p>1,88E-02</text:p>
          </table:table-cell>
          <table:table-cell office:value-type="float" office:value="0.01958" calcext:value-type="float">
            <text:p>1,96E-0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241" calcext:value-type="float">
            <text:p>2,41E-02</text:p>
          </table:table-cell>
          <table:table-cell office:value-type="float" office:value="0.01935" calcext:value-type="float">
            <text:p>1,94E-02</text:p>
          </table:table-cell>
          <table:table-cell office:value-type="float" office:value="0.01959" calcext:value-type="float">
            <text:p>1,96E-02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2736" calcext:value-type="float">
            <text:p>2,74E-02</text:p>
          </table:table-cell>
          <table:table-cell office:value-type="float" office:value="0.02093" calcext:value-type="float">
            <text:p>2,09E-02</text:p>
          </table:table-cell>
          <table:table-cell office:value-type="float" office:value="0.0206" calcext:value-type="float">
            <text:p>2,06E-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1922" calcext:value-type="float">
            <text:p>1,92E-02</text:p>
          </table:table-cell>
          <table:table-cell office:value-type="float" office:value="0.01526" calcext:value-type="float">
            <text:p>1,53E-02</text:p>
          </table:table-cell>
          <table:table-cell office:value-type="float" office:value="0.01611" calcext:value-type="float">
            <text:p>1,61E-0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2037" calcext:value-type="float">
            <text:p>2,04E-02</text:p>
          </table:table-cell>
          <table:table-cell office:value-type="float" office:value="0.0158" calcext:value-type="float">
            <text:p>1,58E-02</text:p>
          </table:table-cell>
          <table:table-cell office:value-type="float" office:value="0.01612" calcext:value-type="float">
            <text:p>1,61E-0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2326" calcext:value-type="float">
            <text:p>2,33E-02</text:p>
          </table:table-cell>
          <table:table-cell office:value-type="float" office:value="0.0173" calcext:value-type="float">
            <text:p>1,73E-02</text:p>
          </table:table-cell>
          <table:table-cell office:value-type="float" office:value="0.01709" calcext:value-type="float">
            <text:p>1,71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08" calcext:value-type="float">
            <text:p>2,08E-02</text:p>
          </table:table-cell>
          <table:table-cell office:value-type="float" office:value="0.0168" calcext:value-type="float">
            <text:p>1,68E-02</text:p>
          </table:table-cell>
          <table:table-cell office:value-type="float" office:value="0.01669" calcext:value-type="float">
            <text:p>1,67E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203" calcext:value-type="float">
            <text:p>2,20E-02</text:p>
          </table:table-cell>
          <table:table-cell office:value-type="float" office:value="0.01734" calcext:value-type="float">
            <text:p>1,73E-02</text:p>
          </table:table-cell>
          <table:table-cell office:value-type="float" office:value="0.01669" calcext:value-type="float">
            <text:p>1,67E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2516" calcext:value-type="float">
            <text:p>2,52E-02</text:p>
          </table:table-cell>
          <table:table-cell office:value-type="float" office:value="0.01886" calcext:value-type="float">
            <text:p>1,89E-02</text:p>
          </table:table-cell>
          <table:table-cell office:value-type="float" office:value="0.01765" calcext:value-type="float">
            <text:p>1,77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583" calcext:value-type="float">
            <text:p>2,58E-02</text:p>
          </table:table-cell>
          <table:table-cell office:value-type="float" office:value="0.02166" calcext:value-type="float">
            <text:p>2,17E-02</text:p>
          </table:table-cell>
          <table:table-cell office:value-type="float" office:value="0.01957" calcext:value-type="float">
            <text:p>1,96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728" calcext:value-type="float">
            <text:p>2,73E-02</text:p>
          </table:table-cell>
          <table:table-cell office:value-type="float" office:value="0.0222" calcext:value-type="float">
            <text:p>2,22E-02</text:p>
          </table:table-cell>
          <table:table-cell office:value-type="float" office:value="0.01957" calcext:value-type="float">
            <text:p>1,96E-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111" calcext:value-type="float">
            <text:p>3,11E-02</text:p>
          </table:table-cell>
          <table:table-cell office:value-type="float" office:value="0.02381" calcext:value-type="float">
            <text:p>2,38E-02</text:p>
          </table:table-cell>
          <table:table-cell office:value-type="float" office:value="0.02053" calcext:value-type="float">
            <text:p>2,05E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036" calcext:value-type="float">
            <text:p>4,04E-02</text:p>
          </table:table-cell>
          <table:table-cell office:value-type="float" office:value="0.03549" calcext:value-type="float">
            <text:p>3,55E-02</text:p>
          </table:table-cell>
          <table:table-cell office:value-type="float" office:value="0.02922" calcext:value-type="float">
            <text:p>2,92E-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4241" calcext:value-type="float">
            <text:p>4,24E-02</text:p>
          </table:table-cell>
          <table:table-cell office:value-type="float" office:value="0.03602" calcext:value-type="float">
            <text:p>3,60E-02</text:p>
          </table:table-cell>
          <table:table-cell office:value-type="float" office:value="0.02922" calcext:value-type="float">
            <text:p>2,92E-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819" calcext:value-type="float">
            <text:p>4,82E-02</text:p>
          </table:table-cell>
          <table:table-cell office:value-type="float" office:value="0.0379" calcext:value-type="float">
            <text:p>3,79E-02</text:p>
          </table:table-cell>
          <table:table-cell office:value-type="float" office:value="0.03018" calcext:value-type="float">
            <text:p>3,02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45" calcext:value-type="float">
            <text:p>8,45E-02</text:p>
          </table:table-cell>
          <table:table-cell office:value-type="float" office:value="0.07653" calcext:value-type="float">
            <text:p>7,65E-02</text:p>
          </table:table-cell>
          <table:table-cell office:value-type="float" office:value="0.0614" calcext:value-type="float">
            <text:p>6,14E-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8831" calcext:value-type="float">
            <text:p>8,83E-02</text:p>
          </table:table-cell>
          <table:table-cell office:value-type="float" office:value="0.07707" calcext:value-type="float">
            <text:p>7,71E-02</text:p>
          </table:table-cell>
          <table:table-cell office:value-type="float" office:value="0.06142" calcext:value-type="float">
            <text:p>6,14E-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9992" calcext:value-type="float">
            <text:p>9,99E-02</text:p>
          </table:table-cell>
          <table:table-cell office:value-type="float" office:value="0.07971" calcext:value-type="float">
            <text:p>7,97E-02</text:p>
          </table:table-cell>
          <table:table-cell office:value-type="float" office:value="0.06241" calcext:value-type="float">
            <text:p>6,24E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.14" calcext:value-type="float">
            <text:p>0,14</text:p>
          </table:table-cell>
          <table:table-cell table:style-name="Default" office:value-type="float" office:value="0.1209" calcext:value-type="float">
            <text:p>0,1209</text:p>
          </table:table-cell>
          <table:table-cell table:style-name="Default" office:value-type="float" office:value="0.1149" calcext:value-type="float">
            <text:p>0,1149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0.1461" calcext:value-type="float">
            <text:p>0,1461</text:p>
          </table:table-cell>
          <table:table-cell table:style-name="Default" office:value-type="float" office:value="0.1215" calcext:value-type="float">
            <text:p>0,1215</text:p>
          </table:table-cell>
          <table:table-cell table:style-name="Default" office:value-type="float" office:value="0.1149" calcext:value-type="float">
            <text:p>0,1149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0.1648" calcext:value-type="float">
            <text:p>0,1648</text:p>
          </table:table-cell>
          <table:table-cell table:style-name="Default" office:value-type="float" office:value="0.1249" calcext:value-type="float">
            <text:p>0,1249</text:p>
          </table:table-cell>
          <table:table-cell table:style-name="Default" office:value-type="float" office:value="0.1159" calcext:value-type="float">
            <text:p>0,1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1807" calcext:value-type="float">
            <text:p>0,1807</text:p>
          </table:table-cell>
          <table:table-cell table:style-name="Default" office:value-type="float" office:value="0.1443" calcext:value-type="float">
            <text:p>0,1443</text:p>
          </table:table-cell>
          <table:table-cell table:style-name="Default" office:value-type="float" office:value="0.147" calcext:value-type="float">
            <text:p>0,147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1882" calcext:value-type="float">
            <text:p>0,1882</text:p>
          </table:table-cell>
          <table:table-cell table:style-name="Default" office:value-type="float" office:value="0.1449" calcext:value-type="float">
            <text:p>0,1449</text:p>
          </table:table-cell>
          <table:table-cell table:style-name="Default" office:value-type="float" office:value="0.1471" calcext:value-type="float">
            <text:p>0,1471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0.2116" calcext:value-type="float">
            <text:p>0,2116</text:p>
          </table:table-cell>
          <table:table-cell table:style-name="Default" office:value-type="float" office:value="0.1487" calcext:value-type="float">
            <text:p>0,1487</text:p>
          </table:table-cell>
          <table:table-cell table:style-name="Default" office:value-type="float" office:value="0.1482" calcext:value-type="float">
            <text:p>0,14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0.1924" calcext:value-type="float">
            <text:p>0,1924</text:p>
          </table:table-cell>
          <table:table-cell table:style-name="Default" office:value-type="float" office:value="0.1492" calcext:value-type="float">
            <text:p>0,1492</text:p>
          </table:table-cell>
          <table:table-cell table:style-name="Default" office:value-type="float" office:value="0.143" calcext:value-type="float">
            <text:p>0,143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0.1498" calcext:value-type="float">
            <text:p>0,1498</text:p>
          </table:table-cell>
          <table:table-cell table:style-name="Default" office:value-type="float" office:value="0.1432" calcext:value-type="float">
            <text:p>0,1432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0.2233" calcext:value-type="float">
            <text:p>0,2233</text:p>
          </table:table-cell>
          <table:table-cell table:style-name="Default" office:value-type="float" office:value="0.1534" calcext:value-type="float">
            <text:p>0,1534</text:p>
          </table:table-cell>
          <table:table-cell table:style-name="Default" office:value-type="float" office:value="0.1444" calcext:value-type="float">
            <text:p>0,14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1541" calcext:value-type="float">
            <text:p>0,1541</text:p>
          </table:table-cell>
          <table:table-cell table:style-name="Default" office:value-type="float" office:value="0.1419" calcext:value-type="float">
            <text:p>0,1419</text:p>
          </table:table-cell>
          <table:table-cell table:style-name="Default" office:value-type="float" office:value="0.1784" calcext:value-type="float">
            <text:p>0,1784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1595" calcext:value-type="float">
            <text:p>0,1595</text:p>
          </table:table-cell>
          <table:table-cell table:style-name="Default" office:value-type="float" office:value="0.1427" calcext:value-type="float">
            <text:p>0,1427</text:p>
          </table:table-cell>
          <table:table-cell table:style-name="Default" office:value-type="float" office:value="0.1786" calcext:value-type="float">
            <text:p>0,1786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table:number-columns-repeated="3"/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0.1759" calcext:value-type="float">
            <text:p>0,1759</text:p>
          </table:table-cell>
          <table:table-cell table:style-name="Default" office:value-type="float" office:value="0.1465" calcext:value-type="float">
            <text:p>0,1465</text:p>
          </table:table-cell>
          <table:table-cell table:style-name="Default" office:value-type="float" office:value="0.1804" calcext:value-type="float">
            <text:p>0,18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0.1205" calcext:value-type="float">
            <text:p>0,1205</text:p>
          </table:table-cell>
          <table:table-cell table:style-name="Default" office:value-type="float" office:value="0.1362" calcext:value-type="float">
            <text:p>0,1362</text:p>
          </table:table-cell>
          <table:table-cell table:style-name="Default" office:value-type="float" office:value="0.1939" calcext:value-type="float">
            <text:p>0,1939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1245" calcext:value-type="float">
            <text:p>0,1245</text:p>
          </table:table-cell>
          <table:table-cell table:style-name="Default" office:value-type="float" office:value="0.137" calcext:value-type="float">
            <text:p>0,137</text:p>
          </table:table-cell>
          <table:table-cell table:style-name="Default" office:value-type="float" office:value="0.1942" calcext:value-type="float">
            <text:p>0,1942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0.1361" calcext:value-type="float">
            <text:p>0,1361</text:p>
          </table:table-cell>
          <table:table-cell table:style-name="Default" office:value-type="float" office:value="0.1407" calcext:value-type="float">
            <text:p>0,1407</text:p>
          </table:table-cell>
          <table:table-cell table:style-name="Default" office:value-type="float" office:value="0.1961" calcext:value-type="float">
            <text:p>0,1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9776" calcext:value-type="float">
            <text:p>9,78E-02</text:p>
          </table:table-cell>
          <table:table-cell table:style-name="Default" office:value-type="float" office:value="0.1283" calcext:value-type="float">
            <text:p>0,1283</text:p>
          </table:table-cell>
          <table:table-cell table:style-name="Default" office:value-type="float" office:value="0.2042" calcext:value-type="float">
            <text:p>0,2042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0.1008" calcext:value-type="float">
            <text:p>0,1008</text:p>
          </table:table-cell>
          <table:table-cell table:style-name="Default" office:value-type="float" office:value="0.1291" calcext:value-type="float">
            <text:p>0,1291</text:p>
          </table:table-cell>
          <table:table-cell table:style-name="Default" office:value-type="float" office:value="0.2047" calcext:value-type="float">
            <text:p>0,2047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table:number-columns-repeated="3"/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0.1094" calcext:value-type="float">
            <text:p>0,1094</text:p>
          </table:table-cell>
          <table:table-cell table:style-name="Default" office:value-type="float" office:value="0.1325" calcext:value-type="float">
            <text:p>0,1325</text:p>
          </table:table-cell>
          <table:table-cell table:style-name="Default" office:value-type="float" office:value="0.2071" calcext:value-type="float">
            <text:p>0,20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489" calcext:value-type="float">
            <text:p>9,49E-02</text:p>
          </table:table-cell>
          <table:table-cell table:style-name="Default" office:value-type="float" office:value="0.1232" calcext:value-type="float">
            <text:p>0,1232</text:p>
          </table:table-cell>
          <table:table-cell table:style-name="Default" office:value-type="float" office:value="0.1979" calcext:value-type="float">
            <text:p>0,197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9765" calcext:value-type="float">
            <text:p>9,77E-02</text:p>
          </table:table-cell>
          <table:table-cell table:style-name="Default" office:value-type="float" office:value="0.124" calcext:value-type="float">
            <text:p>0,124</text:p>
          </table:table-cell>
          <table:table-cell table:style-name="Default" office:value-type="float" office:value="0.1984" calcext:value-type="float">
            <text:p>0,1984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0.1055" calcext:value-type="float">
            <text:p>0,1055</text:p>
          </table:table-cell>
          <table:table-cell table:style-name="Default" office:value-type="float" office:value="0.1274" calcext:value-type="float">
            <text:p>0,1274</text:p>
          </table:table-cell>
          <table:table-cell table:style-name="Default" office:value-type="float" office:value="0.2011" calcext:value-type="float">
            <text:p>0,2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507" calcext:value-type="float">
            <text:p>9,51E-02</text:p>
          </table:table-cell>
          <table:table-cell table:style-name="Default" office:value-type="float" office:value="0.123" calcext:value-type="float">
            <text:p>0,123</text:p>
          </table:table-cell>
          <table:table-cell table:style-name="Default" office:value-type="float" office:value="0.1866" calcext:value-type="float">
            <text:p>0,18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9771" calcext:value-type="float">
            <text:p>9,77E-02</text:p>
          </table:table-cell>
          <table:table-cell table:style-name="Default" office:value-type="float" office:value="0.1237" calcext:value-type="float">
            <text:p>0,1237</text:p>
          </table:table-cell>
          <table:table-cell table:style-name="Default" office:value-type="float" office:value="0.1872" calcext:value-type="float">
            <text:p>0,1872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0.1051" calcext:value-type="float">
            <text:p>0,1051</text:p>
          </table:table-cell>
          <table:table-cell table:style-name="Default" office:value-type="float" office:value="0.127" calcext:value-type="float">
            <text:p>0,127</text:p>
          </table:table-cell>
          <table:table-cell table:style-name="Default" office:value-type="float" office:value="0.1897" calcext:value-type="float">
            <text:p>0,18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0.1017" calcext:value-type="float">
            <text:p>0,1017</text:p>
          </table:table-cell>
          <table:table-cell table:style-name="Default" office:value-type="float" office:value="0.124" calcext:value-type="float">
            <text:p>0,124</text:p>
          </table:table-cell>
          <table:table-cell table:style-name="Default" office:value-type="float" office:value="0.1778" calcext:value-type="float">
            <text:p>0,1778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0.1043" calcext:value-type="float">
            <text:p>0,1043</text:p>
          </table:table-cell>
          <table:table-cell table:style-name="Default" office:value-type="float" office:value="0.1247" calcext:value-type="float">
            <text:p>0,1247</text:p>
          </table:table-cell>
          <table:table-cell table:style-name="Default" office:value-type="float" office:value="0.1782" calcext:value-type="float">
            <text:p>0,1782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0.1114" calcext:value-type="float">
            <text:p>0,1114</text:p>
          </table:table-cell>
          <table:table-cell table:style-name="Default" office:value-type="float" office:value="0.1278" calcext:value-type="float">
            <text:p>0,1278</text:p>
          </table:table-cell>
          <table:table-cell table:style-name="Default" office:value-type="float" office:value="0.1806" calcext:value-type="float">
            <text:p>0,180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id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40" calcext:value-type="float">
            <text:p>-40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-0.01291" calcext:value-type="float">
            <text:p>-1,29E-02</text:p>
          </table:table-cell>
          <table:table-cell office:value-type="float" office:value="-0.01332" calcext:value-type="float">
            <text:p>-1,33E-02</text:p>
          </table:table-cell>
          <table:table-cell office:value-type="float" office:value="-0.012" calcext:value-type="float">
            <text:p>-1,20E-0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2534" calcext:value-type="float">
            <text:p>2,53E-03</text:p>
          </table:table-cell>
          <table:table-cell office:value-type="float" office:value="0.00191" calcext:value-type="float">
            <text:p>1,91E-03</text:p>
          </table:table-cell>
          <table:table-cell office:value-type="float" office:value="0.002359" calcext:value-type="float">
            <text:p>2,36E-03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2534" calcext:value-type="float">
            <text:p>2,53E-03</text:p>
          </table:table-cell>
          <table:table-cell office:value-type="float" office:value="0.00191" calcext:value-type="float">
            <text:p>1,91E-03</text:p>
          </table:table-cell>
          <table:table-cell office:value-type="float" office:value="0.002359" calcext:value-type="float">
            <text:p>2,36E-03</text:p>
          </table:table-cell>
          <table:table-cell/>
          <table:table-cell office:value-type="float" office:value="-40" calcext:value-type="float">
            <text:p>-40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0.002534" calcext:value-type="float">
            <text:p>2,53E-03</text:p>
          </table:table-cell>
          <table:table-cell office:value-type="float" office:value="0.00191" calcext:value-type="float">
            <text:p>1,91E-03</text:p>
          </table:table-cell>
          <table:table-cell office:value-type="float" office:value="0.002359" calcext:value-type="float">
            <text:p>2,36E-0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2731" calcext:value-type="float">
            <text:p>2,73E-03</text:p>
          </table:table-cell>
          <table:table-cell office:value-type="float" office:value="0.00241" calcext:value-type="float">
            <text:p>2,41E-03</text:p>
          </table:table-cell>
          <table:table-cell office:value-type="float" office:value="0.00251" calcext:value-type="float">
            <text:p>2,51E-03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2731" calcext:value-type="float">
            <text:p>2,73E-03</text:p>
          </table:table-cell>
          <table:table-cell office:value-type="float" office:value="0.00241" calcext:value-type="float">
            <text:p>2,41E-03</text:p>
          </table:table-cell>
          <table:table-cell office:value-type="float" office:value="0.00251" calcext:value-type="float">
            <text:p>2,51E-03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0.002731" calcext:value-type="float">
            <text:p>2,73E-03</text:p>
          </table:table-cell>
          <table:table-cell office:value-type="float" office:value="0.00241" calcext:value-type="float">
            <text:p>2,41E-03</text:p>
          </table:table-cell>
          <table:table-cell office:value-type="float" office:value="0.00251" calcext:value-type="float">
            <text:p>2,51E-0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2677" calcext:value-type="float">
            <text:p>2,68E-03</text:p>
          </table:table-cell>
          <table:table-cell office:value-type="float" office:value="0.002516" calcext:value-type="float">
            <text:p>2,52E-03</text:p>
          </table:table-cell>
          <table:table-cell office:value-type="float" office:value="0.003075" calcext:value-type="float">
            <text:p>3,08E-0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2677" calcext:value-type="float">
            <text:p>2,68E-03</text:p>
          </table:table-cell>
          <table:table-cell office:value-type="float" office:value="0.002516" calcext:value-type="float">
            <text:p>2,52E-03</text:p>
          </table:table-cell>
          <table:table-cell office:value-type="float" office:value="0.003075" calcext:value-type="float">
            <text:p>3,08E-03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office:value-type="float" office:value="0.002677" calcext:value-type="float">
            <text:p>2,68E-03</text:p>
          </table:table-cell>
          <table:table-cell office:value-type="float" office:value="0.002516" calcext:value-type="float">
            <text:p>2,52E-03</text:p>
          </table:table-cell>
          <table:table-cell office:value-type="float" office:value="0.003075" calcext:value-type="float">
            <text:p>3,08E-0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1792" calcext:value-type="float">
            <text:p>1,79E-03</text:p>
          </table:table-cell>
          <table:table-cell office:value-type="float" office:value="0.00182" calcext:value-type="float">
            <text:p>1,82E-03</text:p>
          </table:table-cell>
          <table:table-cell office:value-type="float" office:value="0.001986" calcext:value-type="float">
            <text:p>1,99E-0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1792" calcext:value-type="float">
            <text:p>1,79E-03</text:p>
          </table:table-cell>
          <table:table-cell office:value-type="float" office:value="0.00182" calcext:value-type="float">
            <text:p>1,82E-03</text:p>
          </table:table-cell>
          <table:table-cell office:value-type="float" office:value="0.001986" calcext:value-type="float">
            <text:p>1,99E-03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office:value-type="float" office:value="0.001792" calcext:value-type="float">
            <text:p>1,79E-03</text:p>
          </table:table-cell>
          <table:table-cell office:value-type="float" office:value="0.00182" calcext:value-type="float">
            <text:p>1,82E-03</text:p>
          </table:table-cell>
          <table:table-cell office:value-type="float" office:value="0.001986" calcext:value-type="float">
            <text:p>1,99E-0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05803" calcext:value-type="float">
            <text:p>5,80E-04</text:p>
          </table:table-cell>
          <table:table-cell office:value-type="float" office:value="0.0006053" calcext:value-type="float">
            <text:p>6,05E-04</text:p>
          </table:table-cell>
          <table:table-cell office:value-type="float" office:value="0.0007269" calcext:value-type="float">
            <text:p>7,27E-0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05803" calcext:value-type="float">
            <text:p>5,80E-04</text:p>
          </table:table-cell>
          <table:table-cell office:value-type="float" office:value="0.0006053" calcext:value-type="float">
            <text:p>6,05E-04</text:p>
          </table:table-cell>
          <table:table-cell office:value-type="float" office:value="0.0007269" calcext:value-type="float">
            <text:p>7,27E-04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05803" calcext:value-type="float">
            <text:p>5,80E-04</text:p>
          </table:table-cell>
          <table:table-cell office:value-type="float" office:value="0.0006053" calcext:value-type="float">
            <text:p>6,05E-04</text:p>
          </table:table-cell>
          <table:table-cell office:value-type="float" office:value="0.0007269" calcext:value-type="float">
            <text:p>7,27E-0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005784" calcext:value-type="float">
            <text:p>-5,78E-04</text:p>
          </table:table-cell>
          <table:table-cell office:value-type="float" office:value="-0.0005972" calcext:value-type="float">
            <text:p>-5,97E-04</text:p>
          </table:table-cell>
          <table:table-cell office:value-type="float" office:value="-0.0004042" calcext:value-type="float">
            <text:p>-4,04E-0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0.0005784" calcext:value-type="float">
            <text:p>-5,78E-04</text:p>
          </table:table-cell>
          <table:table-cell office:value-type="float" office:value="-0.0005972" calcext:value-type="float">
            <text:p>-5,97E-04</text:p>
          </table:table-cell>
          <table:table-cell office:value-type="float" office:value="-0.0004042" calcext:value-type="float">
            <text:p>-4,04E-04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0.0005784" calcext:value-type="float">
            <text:p>-5,78E-04</text:p>
          </table:table-cell>
          <table:table-cell office:value-type="float" office:value="-0.0005972" calcext:value-type="float">
            <text:p>-5,97E-04</text:p>
          </table:table-cell>
          <table:table-cell office:value-type="float" office:value="-0.0004042" calcext:value-type="float">
            <text:p>-4,04E-0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0.001205" calcext:value-type="float">
            <text:p>-1,21E-03</text:p>
          </table:table-cell>
          <table:table-cell office:value-type="float" office:value="-0.001263" calcext:value-type="float">
            <text:p>-1,26E-03</text:p>
          </table:table-cell>
          <table:table-cell office:value-type="float" office:value="-0.0009787" calcext:value-type="float">
            <text:p>-9,79E-0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0.001205" calcext:value-type="float">
            <text:p>-1,21E-03</text:p>
          </table:table-cell>
          <table:table-cell office:value-type="float" office:value="-0.001263" calcext:value-type="float">
            <text:p>-1,26E-03</text:p>
          </table:table-cell>
          <table:table-cell office:value-type="float" office:value="-0.0009787" calcext:value-type="float">
            <text:p>-9,79E-04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0.001205" calcext:value-type="float">
            <text:p>-1,21E-03</text:p>
          </table:table-cell>
          <table:table-cell office:value-type="float" office:value="-0.001263" calcext:value-type="float">
            <text:p>-1,26E-03</text:p>
          </table:table-cell>
          <table:table-cell office:value-type="float" office:value="-0.0009787" calcext:value-type="float">
            <text:p>-9,79E-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625" calcext:value-type="float">
            <text:p>-1,63E-03</text:p>
          </table:table-cell>
          <table:table-cell office:value-type="float" office:value="-0.001709" calcext:value-type="float">
            <text:p>-1,71E-03</text:p>
          </table:table-cell>
          <table:table-cell office:value-type="float" office:value="-0.001347" calcext:value-type="float">
            <text:p>-1,35E-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1625" calcext:value-type="float">
            <text:p>-1,63E-03</text:p>
          </table:table-cell>
          <table:table-cell office:value-type="float" office:value="-0.001709" calcext:value-type="float">
            <text:p>-1,71E-03</text:p>
          </table:table-cell>
          <table:table-cell office:value-type="float" office:value="-0.001347" calcext:value-type="float">
            <text:p>-1,35E-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0.001625" calcext:value-type="float">
            <text:p>-1,63E-03</text:p>
          </table:table-cell>
          <table:table-cell office:value-type="float" office:value="-0.001709" calcext:value-type="float">
            <text:p>-1,71E-03</text:p>
          </table:table-cell>
          <table:table-cell office:value-type="float" office:value="-0.001347" calcext:value-type="float">
            <text:p>-1,35E-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2067" calcext:value-type="float">
            <text:p>-2,07E-03</text:p>
          </table:table-cell>
          <table:table-cell office:value-type="float" office:value="-0.002174" calcext:value-type="float">
            <text:p>-2,17E-03</text:p>
          </table:table-cell>
          <table:table-cell office:value-type="float" office:value="-0.001747" calcext:value-type="float">
            <text:p>-1,75E-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02067" calcext:value-type="float">
            <text:p>-2,07E-03</text:p>
          </table:table-cell>
          <table:table-cell office:value-type="float" office:value="-0.002174" calcext:value-type="float">
            <text:p>-2,17E-03</text:p>
          </table:table-cell>
          <table:table-cell office:value-type="float" office:value="-0.001747" calcext:value-type="float">
            <text:p>-1,75E-0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-0.002067" calcext:value-type="float">
            <text:p>-2,07E-03</text:p>
          </table:table-cell>
          <table:table-cell office:value-type="float" office:value="-0.002174" calcext:value-type="float">
            <text:p>-2,17E-03</text:p>
          </table:table-cell>
          <table:table-cell office:value-type="float" office:value="-0.001747" calcext:value-type="float">
            <text:p>-1,75E-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2769" calcext:value-type="float">
            <text:p>-2,77E-03</text:p>
          </table:table-cell>
          <table:table-cell office:value-type="float" office:value="-0.002899" calcext:value-type="float">
            <text:p>-2,90E-03</text:p>
          </table:table-cell>
          <table:table-cell office:value-type="float" office:value="-0.002411" calcext:value-type="float">
            <text:p>-2,41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002769" calcext:value-type="float">
            <text:p>-2,77E-03</text:p>
          </table:table-cell>
          <table:table-cell office:value-type="float" office:value="-0.002899" calcext:value-type="float">
            <text:p>-2,90E-03</text:p>
          </table:table-cell>
          <table:table-cell office:value-type="float" office:value="-0.002411" calcext:value-type="float">
            <text:p>-2,41E-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-0.002769" calcext:value-type="float">
            <text:p>-2,77E-03</text:p>
          </table:table-cell>
          <table:table-cell office:value-type="float" office:value="-0.002899" calcext:value-type="float">
            <text:p>-2,90E-03</text:p>
          </table:table-cell>
          <table:table-cell office:value-type="float" office:value="-0.002411" calcext:value-type="float">
            <text:p>-2,41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0399" calcext:value-type="float">
            <text:p>-3,99E-03</text:p>
          </table:table-cell>
          <table:table-cell office:value-type="float" office:value="-0.004131" calcext:value-type="float">
            <text:p>-4,13E-03</text:p>
          </table:table-cell>
          <table:table-cell office:value-type="float" office:value="-0.003638" calcext:value-type="float">
            <text:p>-3,64E-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00399" calcext:value-type="float">
            <text:p>-3,99E-03</text:p>
          </table:table-cell>
          <table:table-cell office:value-type="float" office:value="-0.004131" calcext:value-type="float">
            <text:p>-4,13E-03</text:p>
          </table:table-cell>
          <table:table-cell office:value-type="float" office:value="-0.003638" calcext:value-type="float">
            <text:p>-3,64E-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-0.00399" calcext:value-type="float">
            <text:p>-3,99E-03</text:p>
          </table:table-cell>
          <table:table-cell office:value-type="float" office:value="-0.004131" calcext:value-type="float">
            <text:p>-4,13E-03</text:p>
          </table:table-cell>
          <table:table-cell office:value-type="float" office:value="-0.003638" calcext:value-type="float">
            <text:p>-3,64E-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4913" calcext:value-type="float">
            <text:p>-4,91E-03</text:p>
          </table:table-cell>
          <table:table-cell office:value-type="float" office:value="-0.00487" calcext:value-type="float">
            <text:p>-4,87E-03</text:p>
          </table:table-cell>
          <table:table-cell office:value-type="float" office:value="-0.004922" calcext:value-type="float">
            <text:p>-4,92E-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004913" calcext:value-type="float">
            <text:p>-4,91E-03</text:p>
          </table:table-cell>
          <table:table-cell office:value-type="float" office:value="-0.00487" calcext:value-type="float">
            <text:p>-4,87E-03</text:p>
          </table:table-cell>
          <table:table-cell office:value-type="float" office:value="-0.004922" calcext:value-type="float">
            <text:p>-4,92E-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-0.004913" calcext:value-type="float">
            <text:p>-4,91E-03</text:p>
          </table:table-cell>
          <table:table-cell office:value-type="float" office:value="-0.00487" calcext:value-type="float">
            <text:p>-4,87E-03</text:p>
          </table:table-cell>
          <table:table-cell office:value-type="float" office:value="-0.004922" calcext:value-type="float">
            <text:p>-4,92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05188" calcext:value-type="float">
            <text:p>-5,19E-03</text:p>
          </table:table-cell>
          <table:table-cell office:value-type="float" office:value="-0.004788" calcext:value-type="float">
            <text:p>-4,79E-03</text:p>
          </table:table-cell>
          <table:table-cell office:value-type="float" office:value="-0.005169" calcext:value-type="float">
            <text:p>-5,17E-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005188" calcext:value-type="float">
            <text:p>-5,19E-03</text:p>
          </table:table-cell>
          <table:table-cell office:value-type="float" office:value="-0.004788" calcext:value-type="float">
            <text:p>-4,79E-03</text:p>
          </table:table-cell>
          <table:table-cell office:value-type="float" office:value="-0.005169" calcext:value-type="float">
            <text:p>-5,17E-0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-0.005188" calcext:value-type="float">
            <text:p>-5,19E-03</text:p>
          </table:table-cell>
          <table:table-cell office:value-type="float" office:value="-0.004788" calcext:value-type="float">
            <text:p>-4,79E-03</text:p>
          </table:table-cell>
          <table:table-cell office:value-type="float" office:value="-0.005169" calcext:value-type="float">
            <text:p>-5,17E-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04768" calcext:value-type="float">
            <text:p>-4,77E-03</text:p>
          </table:table-cell>
          <table:table-cell office:value-type="float" office:value="-0.004163" calcext:value-type="float">
            <text:p>-4,16E-03</text:p>
          </table:table-cell>
          <table:table-cell office:value-type="float" office:value="-0.004385" calcext:value-type="float">
            <text:p>-4,39E-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004768" calcext:value-type="float">
            <text:p>-4,77E-03</text:p>
          </table:table-cell>
          <table:table-cell office:value-type="float" office:value="-0.004163" calcext:value-type="float">
            <text:p>-4,16E-03</text:p>
          </table:table-cell>
          <table:table-cell office:value-type="float" office:value="-0.004385" calcext:value-type="float">
            <text:p>-4,39E-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0.004768" calcext:value-type="float">
            <text:p>-4,77E-03</text:p>
          </table:table-cell>
          <table:table-cell office:value-type="float" office:value="-0.004163" calcext:value-type="float">
            <text:p>-4,16E-03</text:p>
          </table:table-cell>
          <table:table-cell office:value-type="float" office:value="-0.004385" calcext:value-type="float">
            <text:p>-4,39E-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02932" calcext:value-type="float">
            <text:p>-2,93E-03</text:p>
          </table:table-cell>
          <table:table-cell office:value-type="float" office:value="-0.002994" calcext:value-type="float">
            <text:p>-2,99E-03</text:p>
          </table:table-cell>
          <table:table-cell office:value-type="float" office:value="-0.004362" calcext:value-type="float">
            <text:p>-4,36E-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002932" calcext:value-type="float">
            <text:p>-2,93E-03</text:p>
          </table:table-cell>
          <table:table-cell office:value-type="float" office:value="-0.002994" calcext:value-type="float">
            <text:p>-2,99E-03</text:p>
          </table:table-cell>
          <table:table-cell office:value-type="float" office:value="-0.004362" calcext:value-type="float">
            <text:p>-4,36E-0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-0.002932" calcext:value-type="float">
            <text:p>-2,93E-03</text:p>
          </table:table-cell>
          <table:table-cell office:value-type="float" office:value="-0.002994" calcext:value-type="float">
            <text:p>-2,99E-03</text:p>
          </table:table-cell>
          <table:table-cell office:value-type="float" office:value="-0.004362" calcext:value-type="float">
            <text:p>-4,36E-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01407" calcext:value-type="float">
            <text:p>-1,41E-03</text:p>
          </table:table-cell>
          <table:table-cell office:value-type="float" office:value="-0.002272" calcext:value-type="float">
            <text:p>-2,27E-03</text:p>
          </table:table-cell>
          <table:table-cell office:value-type="float" office:value="-0.004182" calcext:value-type="float">
            <text:p>-4,18E-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001407" calcext:value-type="float">
            <text:p>-1,41E-03</text:p>
          </table:table-cell>
          <table:table-cell office:value-type="float" office:value="-0.002272" calcext:value-type="float">
            <text:p>-2,27E-03</text:p>
          </table:table-cell>
          <table:table-cell office:value-type="float" office:value="-0.004182" calcext:value-type="float">
            <text:p>-4,18E-0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-0.001407" calcext:value-type="float">
            <text:p>-1,41E-03</text:p>
          </table:table-cell>
          <table:table-cell office:value-type="float" office:value="-0.002272" calcext:value-type="float">
            <text:p>-2,27E-03</text:p>
          </table:table-cell>
          <table:table-cell office:value-type="float" office:value="-0.004182" calcext:value-type="float">
            <text:p>-4,18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004675" calcext:value-type="float">
            <text:p>-4,68E-04</text:p>
          </table:table-cell>
          <table:table-cell office:value-type="float" office:value="-0.001767" calcext:value-type="float">
            <text:p>-1,77E-03</text:p>
          </table:table-cell>
          <table:table-cell office:value-type="float" office:value="-0.003906" calcext:value-type="float">
            <text:p>-3,91E-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0004675" calcext:value-type="float">
            <text:p>-4,68E-04</text:p>
          </table:table-cell>
          <table:table-cell office:value-type="float" office:value="-0.001767" calcext:value-type="float">
            <text:p>-1,77E-03</text:p>
          </table:table-cell>
          <table:table-cell office:value-type="float" office:value="-0.003906" calcext:value-type="float">
            <text:p>-3,91E-0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-0.0004675" calcext:value-type="float">
            <text:p>-4,68E-04</text:p>
          </table:table-cell>
          <table:table-cell office:value-type="float" office:value="-0.001767" calcext:value-type="float">
            <text:p>-1,77E-03</text:p>
          </table:table-cell>
          <table:table-cell office:value-type="float" office:value="-0.003906" calcext:value-type="float">
            <text:p>-3,91E-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1223" calcext:value-type="float">
            <text:p>1,22E-04</text:p>
          </table:table-cell>
          <table:table-cell office:value-type="float" office:value="-0.001276" calcext:value-type="float">
            <text:p>-1,28E-03</text:p>
          </table:table-cell>
          <table:table-cell office:value-type="float" office:value="-0.003495" calcext:value-type="float">
            <text:p>-3,50E-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1223" calcext:value-type="float">
            <text:p>1,22E-04</text:p>
          </table:table-cell>
          <table:table-cell office:value-type="float" office:value="-0.001276" calcext:value-type="float">
            <text:p>-1,28E-03</text:p>
          </table:table-cell>
          <table:table-cell office:value-type="float" office:value="-0.003495" calcext:value-type="float">
            <text:p>-3,50E-0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001223" calcext:value-type="float">
            <text:p>1,22E-04</text:p>
          </table:table-cell>
          <table:table-cell office:value-type="float" office:value="-0.001276" calcext:value-type="float">
            <text:p>-1,28E-03</text:p>
          </table:table-cell>
          <table:table-cell office:value-type="float" office:value="-0.003495" calcext:value-type="float">
            <text:p>-3,50E-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6017" calcext:value-type="float">
            <text:p>6,02E-04</text:p>
          </table:table-cell>
          <table:table-cell office:value-type="float" office:value="-0.0007723" calcext:value-type="float">
            <text:p>-7,72E-04</text:p>
          </table:table-cell>
          <table:table-cell office:value-type="float" office:value="-0.002917" calcext:value-type="float">
            <text:p>-2,92E-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6017" calcext:value-type="float">
            <text:p>6,02E-04</text:p>
          </table:table-cell>
          <table:table-cell office:value-type="float" office:value="-0.0007723" calcext:value-type="float">
            <text:p>-7,72E-04</text:p>
          </table:table-cell>
          <table:table-cell office:value-type="float" office:value="-0.002917" calcext:value-type="float">
            <text:p>-2,92E-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006017" calcext:value-type="float">
            <text:p>6,02E-04</text:p>
          </table:table-cell>
          <table:table-cell office:value-type="float" office:value="-0.0007723" calcext:value-type="float">
            <text:p>-7,72E-04</text:p>
          </table:table-cell>
          <table:table-cell office:value-type="float" office:value="-0.002917" calcext:value-type="float">
            <text:p>-2,92E-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9951" calcext:value-type="float">
            <text:p>9,95E-04</text:p>
          </table:table-cell>
          <table:table-cell office:value-type="float" office:value="-0.0001836" calcext:value-type="float">
            <text:p>-1,84E-04</text:p>
          </table:table-cell>
          <table:table-cell office:value-type="float" office:value="-0.002185" calcext:value-type="float">
            <text:p>-2,19E-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09951" calcext:value-type="float">
            <text:p>9,95E-04</text:p>
          </table:table-cell>
          <table:table-cell office:value-type="float" office:value="-0.0001836" calcext:value-type="float">
            <text:p>-1,84E-04</text:p>
          </table:table-cell>
          <table:table-cell office:value-type="float" office:value="-0.002185" calcext:value-type="float">
            <text:p>-2,19E-0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0009951" calcext:value-type="float">
            <text:p>9,95E-04</text:p>
          </table:table-cell>
          <table:table-cell office:value-type="float" office:value="-0.0001836" calcext:value-type="float">
            <text:p>-1,84E-04</text:p>
          </table:table-cell>
          <table:table-cell office:value-type="float" office:value="-0.002185" calcext:value-type="float">
            <text:p>-2,19E-0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itch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table:style-name="Default" office:value-type="float" office:value="1.464" calcext:value-type="float">
            <text:p>1,464</text:p>
          </table:table-cell>
          <table:table-cell table:style-name="Default" office:value-type="float" office:value="1.954" calcext:value-type="float">
            <text:p>1,954</text:p>
          </table:table-cell>
          <table:table-cell table:style-name="Default" office:value-type="float" office:value="1.024" calcext:value-type="float">
            <text:p>1,024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1.466" calcext:value-type="float">
            <text:p>1,466</text:p>
          </table:table-cell>
          <table:table-cell table:style-name="Default" office:value-type="float" office:value="1.954" calcext:value-type="float">
            <text:p>1,954</text:p>
          </table:table-cell>
          <table:table-cell table:style-name="Default" office:value-type="float" office:value="1.025" calcext:value-type="float">
            <text:p>1,025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Default" table:number-columns-repeated="3"/>
          <table:table-cell/>
          <table:table-cell office:value-type="float" office:value="-40" calcext:value-type="float">
            <text:p>-40</text:p>
          </table:table-cell>
          <table:table-cell table:style-name="Default" office:value-type="float" office:value="1.47" calcext:value-type="float">
            <text:p>1,47</text:p>
          </table:table-cell>
          <table:table-cell table:style-name="Default" office:value-type="float" office:value="1.956" calcext:value-type="float">
            <text:p>1,956</text:p>
          </table:table-cell>
          <table:table-cell table:style-name="Default" office:value-type="float" office:value="1.028" calcext:value-type="float">
            <text:p>1,028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style-name="Default" office:value-type="float" office:value="0.7934" calcext:value-type="float">
            <text:p>0,7934</text:p>
          </table:table-cell>
          <table:table-cell table:style-name="Default" office:value-type="float" office:value="0.8614" calcext:value-type="float">
            <text:p>0,8614</text:p>
          </table:table-cell>
          <table:table-cell table:style-name="Default" office:value-type="float" office:value="0.6309" calcext:value-type="float">
            <text:p>0,6309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0.7944" calcext:value-type="float">
            <text:p>0,7944</text:p>
          </table:table-cell>
          <table:table-cell table:style-name="Default" office:value-type="float" office:value="0.8619" calcext:value-type="float">
            <text:p>0,8619</text:p>
          </table:table-cell>
          <table:table-cell table:style-name="Default" office:value-type="float" office:value="0.6314" calcext:value-type="float">
            <text:p>0,6314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Default" table:number-columns-repeated="3"/>
          <table:table-cell/>
          <table:table-cell office:value-type="float" office:value="-30" calcext:value-type="float">
            <text:p>-30</text:p>
          </table:table-cell>
          <table:table-cell table:style-name="Default" office:value-type="float" office:value="0.7969" calcext:value-type="float">
            <text:p>0,7969</text:p>
          </table:table-cell>
          <table:table-cell table:style-name="Default" office:value-type="float" office:value="0.8633" calcext:value-type="float">
            <text:p>0,8633</text:p>
          </table:table-cell>
          <table:table-cell table:style-name="Default" office:value-type="float" office:value="0.6329" calcext:value-type="float">
            <text:p>0,632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style-name="Default" office:value-type="float" office:value="0.7533" calcext:value-type="float">
            <text:p>0,7533</text:p>
          </table:table-cell>
          <table:table-cell table:style-name="Default" office:value-type="float" office:value="0.7316" calcext:value-type="float">
            <text:p>0,7316</text:p>
          </table:table-cell>
          <table:table-cell table:style-name="Default" office:value-type="float" office:value="0.706" calcext:value-type="float">
            <text:p>0,706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0.7533" calcext:value-type="float">
            <text:p>0,7533</text:p>
          </table:table-cell>
          <table:table-cell table:style-name="Default" office:value-type="float" office:value="0.7318" calcext:value-type="float">
            <text:p>0,7318</text:p>
          </table:table-cell>
          <table:table-cell table:style-name="Default" office:value-type="float" office:value="0.7061" calcext:value-type="float">
            <text:p>0,7061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Default" table:number-columns-repeated="3"/>
          <table:table-cell/>
          <table:table-cell office:value-type="float" office:value="-20" calcext:value-type="float">
            <text:p>-20</text:p>
          </table:table-cell>
          <table:table-cell table:style-name="Default" office:value-type="float" office:value="0.7528" calcext:value-type="float">
            <text:p>0,7528</text:p>
          </table:table-cell>
          <table:table-cell table:style-name="Default" office:value-type="float" office:value="0.7321" calcext:value-type="float">
            <text:p>0,7321</text:p>
          </table:table-cell>
          <table:table-cell table:style-name="Default" office:value-type="float" office:value="0.7067" calcext:value-type="float">
            <text:p>0,706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table:style-name="Default" office:value-type="float" office:value="0.6087" calcext:value-type="float">
            <text:p>0,6087</text:p>
          </table:table-cell>
          <table:table-cell table:style-name="Default" office:value-type="float" office:value="0.6165" calcext:value-type="float">
            <text:p>0,6165</text:p>
          </table:table-cell>
          <table:table-cell table:style-name="Default" office:value-type="float" office:value="0.5473" calcext:value-type="float">
            <text:p>0,5473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Default" office:value-type="float" office:value="0.6087" calcext:value-type="float">
            <text:p>0,6087</text:p>
          </table:table-cell>
          <table:table-cell table:style-name="Default" office:value-type="float" office:value="0.6166" calcext:value-type="float">
            <text:p>0,6166</text:p>
          </table:table-cell>
          <table:table-cell table:style-name="Default" office:value-type="float" office:value="0.5473" calcext:value-type="float">
            <text:p>0,5473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Default" table:number-columns-repeated="3"/>
          <table:table-cell/>
          <table:table-cell office:value-type="float" office:value="-15" calcext:value-type="float">
            <text:p>-15</text:p>
          </table:table-cell>
          <table:table-cell table:style-name="Default" office:value-type="float" office:value="0.6082" calcext:value-type="float">
            <text:p>0,6082</text:p>
          </table:table-cell>
          <table:table-cell table:style-name="Default" office:value-type="float" office:value="0.6167" calcext:value-type="float">
            <text:p>0,6167</text:p>
          </table:table-cell>
          <table:table-cell table:style-name="Default" office:value-type="float" office:value="0.5476" calcext:value-type="float">
            <text:p>0,547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Default" office:value-type="float" office:value="0.384" calcext:value-type="float">
            <text:p>0,384</text:p>
          </table:table-cell>
          <table:table-cell table:style-name="Default" office:value-type="float" office:value="0.3927" calcext:value-type="float">
            <text:p>0,3927</text:p>
          </table:table-cell>
          <table:table-cell table:style-name="Default" office:value-type="float" office:value="0.3406" calcext:value-type="float">
            <text:p>0,3406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Default" office:value-type="float" office:value="0.3839" calcext:value-type="float">
            <text:p>0,3839</text:p>
          </table:table-cell>
          <table:table-cell table:style-name="Default" office:value-type="float" office:value="0.3927" calcext:value-type="float">
            <text:p>0,3927</text:p>
          </table:table-cell>
          <table:table-cell table:style-name="Default" office:value-type="float" office:value="0.3407" calcext:value-type="float">
            <text:p>0,3407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Default" table:number-columns-repeated="3"/>
          <table:table-cell/>
          <table:table-cell office:value-type="float" office:value="-10" calcext:value-type="float">
            <text:p>-10</text:p>
          </table:table-cell>
          <table:table-cell table:style-name="Default" office:value-type="float" office:value="0.3838" calcext:value-type="float">
            <text:p>0,3838</text:p>
          </table:table-cell>
          <table:table-cell table:style-name="Default" office:value-type="float" office:value="0.3928" calcext:value-type="float">
            <text:p>0,3928</text:p>
          </table:table-cell>
          <table:table-cell table:style-name="Default" office:value-type="float" office:value="0.3408" calcext:value-type="float">
            <text:p>0,340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594" calcext:value-type="float">
            <text:p>0,1594</text:p>
          </table:table-cell>
          <table:table-cell table:style-name="Default" office:value-type="float" office:value="0.1341" calcext:value-type="float">
            <text:p>0,1341</text:p>
          </table:table-cell>
          <table:table-cell/>
          <table:table-cell office:value-type="float" office:value="-5" calcext:value-type="float">
            <text:p>-5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594" calcext:value-type="float">
            <text:p>0,1594</text:p>
          </table:table-cell>
          <table:table-cell table:style-name="Default" office:value-type="float" office:value="0.1341" calcext:value-type="float">
            <text:p>0,1341</text:p>
          </table:table-cell>
          <table:table-cell/>
          <table:table-cell office:value-type="float" office:value="-5" calcext:value-type="float">
            <text:p>-5</text:p>
          </table:table-cell>
          <table:table-cell table:style-name="Default" table:number-columns-repeated="3"/>
          <table:table-cell/>
          <table:table-cell office:value-type="float" office:value="-5" calcext:value-type="float">
            <text:p>-5</text:p>
          </table:table-cell>
          <table:table-cell table:style-name="Default" office:value-type="float" office:value="0.1526" calcext:value-type="float">
            <text:p>0,1526</text:p>
          </table:table-cell>
          <table:table-cell table:style-name="Default" office:value-type="float" office:value="0.1594" calcext:value-type="float">
            <text:p>0,1594</text:p>
          </table:table-cell>
          <table:table-cell table:style-name="Default" office:value-type="float" office:value="0.1341" calcext:value-type="float">
            <text:p>0,134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304" calcext:value-type="float">
            <text:p>2,30E-02</text:p>
          </table:table-cell>
          <table:table-cell office:value-type="float" office:value="0.02499" calcext:value-type="float">
            <text:p>2,50E-02</text:p>
          </table:table-cell>
          <table:table-cell office:value-type="float" office:value="0.02269" calcext:value-type="float">
            <text:p>2,27E-0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2302" calcext:value-type="float">
            <text:p>2,30E-02</text:p>
          </table:table-cell>
          <table:table-cell office:value-type="float" office:value="0.02497" calcext:value-type="float">
            <text:p>2,50E-02</text:p>
          </table:table-cell>
          <table:table-cell office:value-type="float" office:value="0.02269" calcext:value-type="float">
            <text:p>2,27E-02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2298" calcext:value-type="float">
            <text:p>2,30E-02</text:p>
          </table:table-cell>
          <table:table-cell office:value-type="float" office:value="0.02493" calcext:value-type="float">
            <text:p>2,49E-02</text:p>
          </table:table-cell>
          <table:table-cell office:value-type="float" office:value="0.02274" calcext:value-type="float">
            <text:p>2,27E-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971" calcext:value-type="float">
            <text:p>-5,97E-02</text:p>
          </table:table-cell>
          <table:table-cell office:value-type="float" office:value="-0.06069" calcext:value-type="float">
            <text:p>-6,07E-02</text:p>
          </table:table-cell>
          <table:table-cell office:value-type="float" office:value="-0.04743" calcext:value-type="float">
            <text:p>-4,74E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5976" calcext:value-type="float">
            <text:p>-5,98E-02</text:p>
          </table:table-cell>
          <table:table-cell office:value-type="float" office:value="-0.06072" calcext:value-type="float">
            <text:p>-6,07E-02</text:p>
          </table:table-cell>
          <table:table-cell office:value-type="float" office:value="-0.04743" calcext:value-type="float">
            <text:p>-4,74E-0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0.05989" calcext:value-type="float">
            <text:p>-5,99E-02</text:p>
          </table:table-cell>
          <table:table-cell office:value-type="float" office:value="-0.06079" calcext:value-type="float">
            <text:p>-6,08E-02</text:p>
          </table:table-cell>
          <table:table-cell office:value-type="float" office:value="-0.04748" calcext:value-type="float">
            <text:p>-4,75E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0.1412" calcext:value-type="float">
            <text:p>-0,1412</text:p>
          </table:table-cell>
          <table:table-cell table:style-name="Default" office:value-type="float" office:value="-0.1446" calcext:value-type="float">
            <text:p>-0,1446</text:p>
          </table:table-cell>
          <table:table-cell table:style-name="Default" office:value-type="float" office:value="-0.1177" calcext:value-type="float">
            <text:p>-0,1177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-0.1413" calcext:value-type="float">
            <text:p>-0,1413</text:p>
          </table:table-cell>
          <table:table-cell table:style-name="Default" office:value-type="float" office:value="-0.1446" calcext:value-type="float">
            <text:p>-0,1446</text:p>
          </table:table-cell>
          <table:table-cell table:style-name="Default" office:value-type="float" office:value="-0.1177" calcext:value-type="float">
            <text:p>-0,1177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-0.1416" calcext:value-type="float">
            <text:p>-0,1416</text:p>
          </table:table-cell>
          <table:table-cell table:style-name="Default" office:value-type="float" office:value="-0.1447" calcext:value-type="float">
            <text:p>-0,1447</text:p>
          </table:table-cell>
          <table:table-cell table:style-name="Default" office:value-type="float" office:value="-0.1178" calcext:value-type="float">
            <text:p>-0,11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-0.2635" calcext:value-type="float">
            <text:p>-0,2635</text:p>
          </table:table-cell>
          <table:table-cell table:style-name="Default" office:value-type="float" office:value="-0.2702" calcext:value-type="float">
            <text:p>-0,2702</text:p>
          </table:table-cell>
          <table:table-cell table:style-name="Default" office:value-type="float" office:value="-0.2252" calcext:value-type="float">
            <text:p>-0,225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-0.2637" calcext:value-type="float">
            <text:p>-0,2637</text:p>
          </table:table-cell>
          <table:table-cell table:style-name="Default" office:value-type="float" office:value="-0.2703" calcext:value-type="float">
            <text:p>-0,2703</text:p>
          </table:table-cell>
          <table:table-cell table:style-name="Default" office:value-type="float" office:value="-0.2252" calcext:value-type="float">
            <text:p>-0,225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-0.2643" calcext:value-type="float">
            <text:p>-0,2643</text:p>
          </table:table-cell>
          <table:table-cell table:style-name="Default" office:value-type="float" office:value="-0.2704" calcext:value-type="float">
            <text:p>-0,2704</text:p>
          </table:table-cell>
          <table:table-cell table:style-name="Default" office:value-type="float" office:value="-0.2253" calcext:value-type="float">
            <text:p>-0,2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-0.483" calcext:value-type="float">
            <text:p>-0,483</text:p>
          </table:table-cell>
          <table:table-cell table:style-name="Default" office:value-type="float" office:value="-0.4938" calcext:value-type="float">
            <text:p>-0,4938</text:p>
          </table:table-cell>
          <table:table-cell table:style-name="Default" office:value-type="float" office:value="-0.4237" calcext:value-type="float">
            <text:p>-0,42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-0.4835" calcext:value-type="float">
            <text:p>-0,4835</text:p>
          </table:table-cell>
          <table:table-cell table:style-name="Default" office:value-type="float" office:value="-0.4938" calcext:value-type="float">
            <text:p>-0,4938</text:p>
          </table:table-cell>
          <table:table-cell table:style-name="Default" office:value-type="float" office:value="-0.4237" calcext:value-type="float">
            <text:p>-0,4237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-0.4853" calcext:value-type="float">
            <text:p>-0,4853</text:p>
          </table:table-cell>
          <table:table-cell table:style-name="Default" office:value-type="float" office:value="-0.4941" calcext:value-type="float">
            <text:p>-0,4941</text:p>
          </table:table-cell>
          <table:table-cell table:style-name="Default" office:value-type="float" office:value="-0.4238" calcext:value-type="float">
            <text:p>-0,42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-0.686" calcext:value-type="float">
            <text:p>-0,686</text:p>
          </table:table-cell>
          <table:table-cell table:style-name="Default" office:value-type="float" office:value="-0.6979" calcext:value-type="float">
            <text:p>-0,6979</text:p>
          </table:table-cell>
          <table:table-cell table:style-name="Default" office:value-type="float" office:value="-0.6374" calcext:value-type="float">
            <text:p>-0,6374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-0.687" calcext:value-type="float">
            <text:p>-0,687</text:p>
          </table:table-cell>
          <table:table-cell table:style-name="Default" office:value-type="float" office:value="-0.6979" calcext:value-type="float">
            <text:p>-0,6979</text:p>
          </table:table-cell>
          <table:table-cell table:style-name="Default" office:value-type="float" office:value="-0.6374" calcext:value-type="float">
            <text:p>-0,6374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-0.6901" calcext:value-type="float">
            <text:p>-0,6901</text:p>
          </table:table-cell>
          <table:table-cell table:style-name="Default" office:value-type="float" office:value="-0.6985" calcext:value-type="float">
            <text:p>-0,6985</text:p>
          </table:table-cell>
          <table:table-cell table:style-name="Default" office:value-type="float" office:value="-0.6375" calcext:value-type="float">
            <text:p>-0,6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-0.8789" calcext:value-type="float">
            <text:p>-0,8789</text:p>
          </table:table-cell>
          <table:table-cell table:style-name="Default" office:value-type="float" office:value="-0.841" calcext:value-type="float">
            <text:p>-0,841</text:p>
          </table:table-cell>
          <table:table-cell table:style-name="Default" office:value-type="float" office:value="-0.808" calcext:value-type="float">
            <text:p>-0,808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-0.8802" calcext:value-type="float">
            <text:p>-0,8802</text:p>
          </table:table-cell>
          <table:table-cell table:style-name="Default" office:value-type="float" office:value="-0.8411" calcext:value-type="float">
            <text:p>-0,8411</text:p>
          </table:table-cell>
          <table:table-cell table:style-name="Default" office:value-type="float" office:value="-0.8081" calcext:value-type="float">
            <text:p>-0,8081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-0.8844" calcext:value-type="float">
            <text:p>-0,8844</text:p>
          </table:table-cell>
          <table:table-cell table:style-name="Default" office:value-type="float" office:value="-0.8418" calcext:value-type="float">
            <text:p>-0,8418</text:p>
          </table:table-cell>
          <table:table-cell table:style-name="Default" office:value-type="float" office:value="-0.8083" calcext:value-type="float">
            <text:p>-0,80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-0.9625" calcext:value-type="float">
            <text:p>-0,9625</text:p>
          </table:table-cell>
          <table:table-cell table:style-name="Default" office:value-type="float" office:value="-0.9219" calcext:value-type="float">
            <text:p>-0,9219</text:p>
          </table:table-cell>
          <table:table-cell table:style-name="Default" office:value-type="float" office:value="-0.8408" calcext:value-type="float">
            <text:p>-0,8408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-0.9631" calcext:value-type="float">
            <text:p>-0,9631</text:p>
          </table:table-cell>
          <table:table-cell table:style-name="Default" office:value-type="float" office:value="-0.9213" calcext:value-type="float">
            <text:p>-0,9213</text:p>
          </table:table-cell>
          <table:table-cell table:style-name="Default" office:value-type="float" office:value="-0.8409" calcext:value-type="float">
            <text:p>-0,8409</text:p>
          </table:table-cell>
          <table:table-cell/>
          <table:table-cell office:value-type="float" office:value="25" calcext:value-type="float">
            <text:p>25</text:p>
          </table:table-cell>
          <table:table-cell table:style-name="Default" table:number-columns-repeated="3"/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-0.9655" calcext:value-type="float">
            <text:p>-0,9655</text:p>
          </table:table-cell>
          <table:table-cell table:style-name="Default" office:value-type="float" office:value="-0.9203" calcext:value-type="float">
            <text:p>-0,9203</text:p>
          </table:table-cell>
          <table:table-cell table:style-name="Default" office:value-type="float" office:value="-0.8399" calcext:value-type="float">
            <text:p>-0,83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-0.9642" calcext:value-type="float">
            <text:p>-0,9642</text:p>
          </table:table-cell>
          <table:table-cell table:style-name="Default" office:value-type="float" office:value="-1.006" calcext:value-type="float">
            <text:p>-1,006</text:p>
          </table:table-cell>
          <table:table-cell table:style-name="Default" office:value-type="float" office:value="-1.092" calcext:value-type="float">
            <text:p>-1,092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-0.9659" calcext:value-type="float">
            <text:p>-0,9659</text:p>
          </table:table-cell>
          <table:table-cell table:style-name="Default" office:value-type="float" office:value="-1.006" calcext:value-type="float">
            <text:p>-1,006</text:p>
          </table:table-cell>
          <table:table-cell table:style-name="Default" office:value-type="float" office:value="-1.092" calcext:value-type="float">
            <text:p>-1,092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table:number-columns-repeated="3"/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-0.9709" calcext:value-type="float">
            <text:p>-0,9709</text:p>
          </table:table-cell>
          <table:table-cell table:style-name="Default" office:value-type="float" office:value="-1.008" calcext:value-type="float">
            <text:p>-1,008</text:p>
          </table:table-cell>
          <table:table-cell table:style-name="Default" office:value-type="float" office:value="-1.093" calcext:value-type="float">
            <text:p>-1,0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-0.8033" calcext:value-type="float">
            <text:p>-0,8033</text:p>
          </table:table-cell>
          <table:table-cell table:style-name="Default" office:value-type="float" office:value="-0.9914" calcext:value-type="float">
            <text:p>-0,9914</text:p>
          </table:table-cell>
          <table:table-cell table:style-name="Default" office:value-type="float" office:value="-1.232" calcext:value-type="float">
            <text:p>-1,232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-0.805" calcext:value-type="float">
            <text:p>-0,805</text:p>
          </table:table-cell>
          <table:table-cell table:style-name="Default" office:value-type="float" office:value="-0.9918" calcext:value-type="float">
            <text:p>-0,9918</text:p>
          </table:table-cell>
          <table:table-cell table:style-name="Default" office:value-type="float" office:value="-1.232" calcext:value-type="float">
            <text:p>-1,232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-0.8099" calcext:value-type="float">
            <text:p>-0,8099</text:p>
          </table:table-cell>
          <table:table-cell table:style-name="Default" office:value-type="float" office:value="-0.9934" calcext:value-type="float">
            <text:p>-0,9934</text:p>
          </table:table-cell>
          <table:table-cell table:style-name="Default" office:value-type="float" office:value="-1.233" calcext:value-type="float">
            <text:p>-1,2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-0.5869" calcext:value-type="float">
            <text:p>-0,5869</text:p>
          </table:table-cell>
          <table:table-cell table:style-name="Default" office:value-type="float" office:value="-0.9231" calcext:value-type="float">
            <text:p>-0,9231</text:p>
          </table:table-cell>
          <table:table-cell table:style-name="Default" office:value-type="float" office:value="-1.38" calcext:value-type="float">
            <text:p>-1,38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-0.5882" calcext:value-type="float">
            <text:p>-0,5882</text:p>
          </table:table-cell>
          <table:table-cell table:style-name="Default" office:value-type="float" office:value="-0.9235" calcext:value-type="float">
            <text:p>-0,9235</text:p>
          </table:table-cell>
          <table:table-cell table:style-name="Default" office:value-type="float" office:value="-1.38" calcext:value-type="float">
            <text:p>-1,38</text:p>
          </table:table-cell>
          <table:table-cell/>
          <table:table-cell office:value-type="float" office:value="40" calcext:value-type="float">
            <text:p>40</text:p>
          </table:table-cell>
          <table:table-cell table:style-name="Default" table:number-columns-repeated="3"/>
          <table:table-cell/>
          <table:table-cell office:value-type="float" office:value="40" calcext:value-type="float">
            <text:p>40</text:p>
          </table:table-cell>
          <table:table-cell table:style-name="Default" office:value-type="float" office:value="-0.5917" calcext:value-type="float">
            <text:p>-0,5917</text:p>
          </table:table-cell>
          <table:table-cell table:style-name="Default" office:value-type="float" office:value="-0.9251" calcext:value-type="float">
            <text:p>-0,9251</text:p>
          </table:table-cell>
          <table:table-cell table:style-name="Default" office:value-type="float" office:value="-1.383" calcext:value-type="float">
            <text:p>-1,3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-0.5125" calcext:value-type="float">
            <text:p>-0,5125</text:p>
          </table:table-cell>
          <table:table-cell table:style-name="Default" office:value-type="float" office:value="-0.896" calcext:value-type="float">
            <text:p>-0,896</text:p>
          </table:table-cell>
          <table:table-cell table:style-name="Default" office:value-type="float" office:value="-1.408" calcext:value-type="float">
            <text:p>-1,408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-0.5138" calcext:value-type="float">
            <text:p>-0,5138</text:p>
          </table:table-cell>
          <table:table-cell table:style-name="Default" office:value-type="float" office:value="-0.8965" calcext:value-type="float">
            <text:p>-0,8965</text:p>
          </table:table-cell>
          <table:table-cell table:style-name="Default" office:value-type="float" office:value="-1.409" calcext:value-type="float">
            <text:p>-1,409</text:p>
          </table:table-cell>
          <table:table-cell/>
          <table:table-cell office:value-type="float" office:value="45" calcext:value-type="float">
            <text:p>45</text:p>
          </table:table-cell>
          <table:table-cell table:style-name="Default" table:number-columns-repeated="3"/>
          <table:table-cell/>
          <table:table-cell office:value-type="float" office:value="45" calcext:value-type="float">
            <text:p>45</text:p>
          </table:table-cell>
          <table:table-cell table:style-name="Default" office:value-type="float" office:value="-0.5174" calcext:value-type="float">
            <text:p>-0,5174</text:p>
          </table:table-cell>
          <table:table-cell table:style-name="Default" office:value-type="float" office:value="-0.8983" calcext:value-type="float">
            <text:p>-0,8983</text:p>
          </table:table-cell>
          <table:table-cell table:style-name="Default" office:value-type="float" office:value="-1.412" calcext:value-type="float">
            <text:p>-1,4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-0.4636" calcext:value-type="float">
            <text:p>-0,4636</text:p>
          </table:table-cell>
          <table:table-cell table:style-name="Default" office:value-type="float" office:value="-0.8731" calcext:value-type="float">
            <text:p>-0,8731</text:p>
          </table:table-cell>
          <table:table-cell table:style-name="Default" office:value-type="float" office:value="-1.359" calcext:value-type="float">
            <text:p>-1,359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-0.465" calcext:value-type="float">
            <text:p>-0,465</text:p>
          </table:table-cell>
          <table:table-cell table:style-name="Default" office:value-type="float" office:value="-0.8737" calcext:value-type="float">
            <text:p>-0,8737</text:p>
          </table:table-cell>
          <table:table-cell table:style-name="Default" office:value-type="float" office:value="-1.36" calcext:value-type="float">
            <text:p>-1,36</text:p>
          </table:table-cell>
          <table:table-cell/>
          <table:table-cell office:value-type="float" office:value="50" calcext:value-type="float">
            <text:p>50</text:p>
          </table:table-cell>
          <table:table-cell table:style-name="Default" table:number-columns-repeated="3"/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-0.4689" calcext:value-type="float">
            <text:p>-0,4689</text:p>
          </table:table-cell>
          <table:table-cell table:style-name="Default" office:value-type="float" office:value="-0.8755" calcext:value-type="float">
            <text:p>-0,8755</text:p>
          </table:table-cell>
          <table:table-cell table:style-name="Default" office:value-type="float" office:value="-1.363" calcext:value-type="float">
            <text:p>-1,3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-0.4449" calcext:value-type="float">
            <text:p>-0,4449</text:p>
          </table:table-cell>
          <table:table-cell table:style-name="Default" office:value-type="float" office:value="-0.8374" calcext:value-type="float">
            <text:p>-0,8374</text:p>
          </table:table-cell>
          <table:table-cell table:style-name="Default" office:value-type="float" office:value="-1.295" calcext:value-type="float">
            <text:p>-1,295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-0.4464" calcext:value-type="float">
            <text:p>-0,4464</text:p>
          </table:table-cell>
          <table:table-cell table:style-name="Default" office:value-type="float" office:value="-0.8379" calcext:value-type="float">
            <text:p>-0,8379</text:p>
          </table:table-cell>
          <table:table-cell table:style-name="Default" office:value-type="float" office:value="-1.296" calcext:value-type="float">
            <text:p>-1,296</text:p>
          </table:table-cell>
          <table:table-cell/>
          <table:table-cell office:value-type="float" office:value="55" calcext:value-type="float">
            <text:p>55</text:p>
          </table:table-cell>
          <table:table-cell table:style-name="Default" table:number-columns-repeated="3"/>
          <table:table-cell/>
          <table:table-cell office:value-type="float" office:value="55" calcext:value-type="float">
            <text:p>55</text:p>
          </table:table-cell>
          <table:table-cell table:style-name="Default" office:value-type="float" office:value="-0.4504" calcext:value-type="float">
            <text:p>-0,4504</text:p>
          </table:table-cell>
          <table:table-cell table:style-name="Default" office:value-type="float" office:value="-0.8398" calcext:value-type="float">
            <text:p>-0,8398</text:p>
          </table:table-cell>
          <table:table-cell table:style-name="Default" office:value-type="float" office:value="-1.299" calcext:value-type="float">
            <text:p>-1,299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YAW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40" calcext:value-type="float">
            <text:p>-40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30" calcext:value-type="float">
            <text:p>-30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20" calcext:value-type="float">
            <text:p>-20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15" calcext:value-type="float">
            <text:p>-15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5" calcext:value-type="float">
            <text:p>-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238" calcext:value-type="float">
            <text:p>3,24E-03</text:p>
          </table:table-cell>
          <table:table-cell office:value-type="float" office:value="0.00307" calcext:value-type="float">
            <text:p>3,07E-03</text:p>
          </table:table-cell>
          <table:table-cell office:value-type="float" office:value="0.002398" calcext:value-type="float">
            <text:p>2,40E-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3296" calcext:value-type="float">
            <text:p>3,30E-03</text:p>
          </table:table-cell>
          <table:table-cell office:value-type="float" office:value="0.003128" calcext:value-type="float">
            <text:p>3,13E-03</text:p>
          </table:table-cell>
          <table:table-cell office:value-type="float" office:value="0.002456" calcext:value-type="float">
            <text:p>2,46E-0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003424" calcext:value-type="float">
            <text:p>3,42E-03</text:p>
          </table:table-cell>
          <table:table-cell office:value-type="float" office:value="0.003257" calcext:value-type="float">
            <text:p>3,26E-03</text:p>
          </table:table-cell>
          <table:table-cell office:value-type="float" office:value="0.002585" calcext:value-type="float">
            <text:p>2,59E-03</text:p>
          </table:table-cell>
        </table:table-row>
      </table:table>
      <table:table table:name="Foglio3" table:style-name="ta1">
        <table:table-column table:style-name="co1" table:number-columns-repeated="8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table:style-name="ce2" office:value-type="string" calcext:value-type="string">
            <text:p>M=0.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CP</text:p>
          </table:table-cell>
          <table:table-cell table:style-name="Default" office:value-type="string" calcext:value-type="string">
            <text:p>CLA</text:p>
          </table:table-cell>
          <table:table-cell table:style-name="Default" office:value-type="string" calcext:value-type="string">
            <text:p>CMA</text:p>
          </table:table-cell>
          <table:table-cell table:style-name="Default" office:value-type="string" calcext:value-type="string">
            <text:p>CYB</text:p>
          </table:table-cell>
          <table:table-cell office:value-type="string" calcext:value-type="string">
            <text:p>CNB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Q/QINF</text:p>
          </table:table-cell>
          <table:table-cell office:value-type="string" calcext:value-type="string">
            <text:p>EPSLON</text:p>
          </table:table-cell>
          <table:table-cell office:value-type="string" calcext:value-type="string">
            <text:p>D(EPSLON)/D(ALPHA)</text:p>
          </table:table-cell>
          <table: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.237" calcext:value-type="float">
            <text:p>0,237</text:p>
          </table:table-cell>
          <table:table-cell office:value-type="float" office:value="-1.633" calcext:value-type="float">
            <text:p>-1,633</text:p>
          </table:table-cell>
          <table:table-cell office:value-type="float" office:value="1.4639" calcext:value-type="float">
            <text:p>1,4639</text:p>
          </table:table-cell>
          <table:table-cell office:value-type="float" office:value="-1.403" calcext:value-type="float">
            <text:p>-1,403</text:p>
          </table:table-cell>
          <table:table-cell office:value-type="float" office:value="-0.868" calcext:value-type="float">
            <text:p>-0,868</text:p>
          </table:table-cell>
          <table:table-cell office:value-type="float" office:value="-1.043" calcext:value-type="float">
            <text:p>-1,043</text:p>
          </table:table-cell>
          <table:table-cell office:value-type="float" office:value="0.0001182" calcext:value-type="float">
            <text:p>1,18E-04</text:p>
          </table:table-cell>
          <table:table-cell office:value-type="float" office:value="0.1586" calcext:value-type="float">
            <text:p>1,59E-01</text:p>
          </table:table-cell>
          <table:table-cell office:value-type="float" office:value="-0.01291" calcext:value-type="float">
            <text:p>-1,29E-02</text:p>
          </table:table-cell>
          <table:table-cell table:style-name="ce1" office:value-type="float" office:value="0.003238" calcext:value-type="float">
            <text:p>3,24E-03</text:p>
          </table:table-cell>
          <table:table-cell table:style-name="ce1" office:value-type="float" office:value="0.002534" calcext:value-type="float">
            <text:p>2,53E-03</text:p>
          </table:table-cell>
          <table:table-cell office:value-type="float" office:value="-40" calcext:value-type="float">
            <text:p>-40</text:p>
          </table:table-cell>
          <table:table-cell office:value-type="float" office:value="-7.182" calcext:value-type="float">
            <text:p>-7,182</text:p>
          </table:table-cell>
          <table:table-cell office:value-type="float" office:value="-0.276" calcext:value-type="float">
            <text:p>-0,276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.21" calcext:value-type="float">
            <text:p>0,21</text:p>
          </table:table-cell>
          <table:table-cell office:value-type="float" office:value="-1.526" calcext:value-type="float">
            <text:p>-1,526</text:p>
          </table:table-cell>
          <table:table-cell office:value-type="float" office:value="0.7934" calcext:value-type="float">
            <text:p>0,7934</text:p>
          </table:table-cell>
          <table:table-cell office:value-type="float" office:value="-1.426" calcext:value-type="float">
            <text:p>-1,426</text:p>
          </table:table-cell>
          <table:table-cell office:value-type="float" office:value="-0.581" calcext:value-type="float">
            <text:p>-0,581</text:p>
          </table:table-cell>
          <table:table-cell office:value-type="float" office:value="-0.556" calcext:value-type="float">
            <text:p>-0,556</text:p>
          </table:table-cell>
          <table:table-cell office:value-type="float" office:value="0.01684" calcext:value-type="float">
            <text:p>1,68E-02</text:p>
          </table:table-cell>
          <table:table-cell office:value-type="float" office:value="-0.03553" calcext:value-type="float">
            <text:p>-3,55E-02</text:p>
          </table:table-cell>
          <table:table-cell office:value-type="float" office:value="0.002731" calcext:value-type="float">
            <text:p>2,73E-03</text:p>
          </table:table-cell>
          <table:table-cell table:style-name="ce1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-9.944" calcext:value-type="float">
            <text:p>-9,944</text:p>
          </table:table-cell>
          <table:table-cell office:value-type="float" office:value="-0.118" calcext:value-type="float">
            <text:p>-0,118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.153" calcext:value-type="float">
            <text:p>0,153</text:p>
          </table:table-cell>
          <table:table-cell office:value-type="float" office:value="-1.296" calcext:value-type="float">
            <text:p>-1,296</text:p>
          </table:table-cell>
          <table:table-cell office:value-type="float" office:value="0.7533" calcext:value-type="float">
            <text:p>0,7533</text:p>
          </table:table-cell>
          <table:table-cell office:value-type="float" office:value="-1.27" calcext:value-type="float">
            <text:p>-1,27</text:p>
          </table:table-cell>
          <table:table-cell office:value-type="float" office:value="-0.3" calcext:value-type="float">
            <text:p>-0,3</text:p>
          </table:table-cell>
          <table:table-cell office:value-type="float" office:value="-0.593" calcext:value-type="float">
            <text:p>-0,593</text:p>
          </table:table-cell>
          <table:table-cell office:value-type="float" office:value="0.05038" calcext:value-type="float">
            <text:p>5,04E-02</text:p>
          </table:table-cell>
          <table:table-cell office:value-type="float" office:value="-0.02061" calcext:value-type="float">
            <text:p>-2,06E-02</text:p>
          </table:table-cell>
          <table:table-cell office:value-type="float" office:value="0.002677" calcext:value-type="float">
            <text:p>2,68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9.544" calcext:value-type="float">
            <text:p>-9,544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.094" calcext:value-type="float">
            <text:p>0,094</text:p>
          </table:table-cell>
          <table:table-cell office:value-type="float" office:value="-0.976" calcext:value-type="float">
            <text:p>-0,976</text:p>
          </table:table-cell>
          <table:table-cell office:value-type="float" office:value="0.6087" calcext:value-type="float">
            <text:p>0,6087</text:p>
          </table:table-cell>
          <table:table-cell office:value-type="float" office:value="-0.967" calcext:value-type="float">
            <text:p>-0,967</text:p>
          </table:table-cell>
          <table:table-cell office:value-type="float" office:value="-0.162" calcext:value-type="float">
            <text:p>-0,162</text:p>
          </table:table-cell>
          <table:table-cell office:value-type="float" office:value="-0.63" calcext:value-type="float">
            <text:p>-0,63</text:p>
          </table:table-cell>
          <table:table-cell office:value-type="float" office:value="0.07072" calcext:value-type="float">
            <text:p>7,07E-02</text:p>
          </table:table-cell>
          <table:table-cell office:value-type="float" office:value="-0.03693" calcext:value-type="float">
            <text:p>-3,69E-02</text:p>
          </table:table-cell>
          <table:table-cell office:value-type="float" office:value="0.001792" calcext:value-type="float">
            <text:p>1,79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7.265" calcext:value-type="float">
            <text:p>-7,265</text:p>
          </table:table-cell>
          <table:table-cell office:value-type="float" office:value="0.517" calcext:value-type="float">
            <text:p>0,517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.046" calcext:value-type="float">
            <text:p>0,046</text:p>
          </table:table-cell>
          <table:table-cell office:value-type="float" office:value="-0.589" calcext:value-type="float">
            <text:p>-0,589</text:p>
          </table:table-cell>
          <table:table-cell office:value-type="float" office:value="0.3839" calcext:value-type="float">
            <text:p>0,3839</text:p>
          </table:table-cell>
          <table:table-cell office:value-type="float" office:value="-0.588" calcext:value-type="float">
            <text:p>-0,588</text:p>
          </table:table-cell>
          <table:table-cell office:value-type="float" office:value="-0.057" calcext:value-type="float">
            <text:p>-0,057</text:p>
          </table:table-cell>
          <table:table-cell office:value-type="float" office:value="-0.653" calcext:value-type="float">
            <text:p>-0,653</text:p>
          </table:table-cell>
          <table:table-cell office:value-type="float" office:value="0.07594" calcext:value-type="float">
            <text:p>7,59E-02</text:p>
          </table:table-cell>
          <table:table-cell office:value-type="float" office:value="-0.04561" calcext:value-type="float">
            <text:p>-4,56E-02</text:p>
          </table:table-cell>
          <table:table-cell office:value-type="float" office:value="0.0005803" calcext:value-type="float">
            <text:p>5,80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4.371" calcext:value-type="float">
            <text:p>-4,371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.023" calcext:value-type="float">
            <text:p>0,023</text:p>
          </table:table-cell>
          <table:table-cell office:value-type="float" office:value="-0.216" calcext:value-type="float">
            <text:p>-0,216</text:p>
          </table:table-cell>
          <table:table-cell office:value-type="float" office:value="0.1526" calcext:value-type="float">
            <text:p>0,1526</text:p>
          </table:table-cell>
          <table:table-cell office:value-type="float" office:value="-0.217" calcext:value-type="float">
            <text:p>-0,217</text:p>
          </table:table-cell>
          <table:table-cell office:value-type="float" office:value="0.004" calcext:value-type="float">
            <text:p>0,004</text:p>
          </table:table-cell>
          <table:table-cell office:value-type="float" office:value="-0.702" calcext:value-type="float">
            <text:p>-0,702</text:p>
          </table:table-cell>
          <table:table-cell office:value-type="float" office:value="0.07155" calcext:value-type="float">
            <text:p>7,16E-02</text:p>
          </table:table-cell>
          <table:table-cell office:value-type="float" office:value="-0.04434" calcext:value-type="float">
            <text:p>-4,43E-02</text:p>
          </table:table-cell>
          <table:table-cell office:value-type="float" office:value="-0.0005785" calcext:value-type="float">
            <text:p>-5,79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.42" calcext:value-type="float">
            <text:p>-1,42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.019" calcext:value-type="float">
            <text:p>0,019</text:p>
          </table:table-cell>
          <table:table-cell office:value-type="float" office:value="-0.007" calcext:value-type="float">
            <text:p>-0,007</text:p>
          </table:table-cell>
          <table:table-cell office:value-type="float" office:value="0.023" calcext:value-type="float">
            <text:p>0,023</text:p>
          </table:table-cell>
          <table:table-cell office:value-type="float" office:value="-0.008" calcext:value-type="float">
            <text:p>-0,008</text:p>
          </table:table-cell>
          <table:table-cell office:value-type="float" office:value="0.019" calcext:value-type="float">
            <text:p>0,019</text:p>
          </table:table-cell>
          <table:table-cell office:value-type="float" office:value="-3.04" calcext:value-type="float">
            <text:p>-3,04</text:p>
          </table:table-cell>
          <table:table-cell office:value-type="float" office:value="0.06997" calcext:value-type="float">
            <text:p>7,00E-02</text:p>
          </table:table-cell>
          <table:table-cell office:value-type="float" office:value="-0.0421" calcext:value-type="float">
            <text:p>-4,21E-02</text:p>
          </table:table-cell>
          <table:table-cell office:value-type="float" office:value="-0.001205" calcext:value-type="float">
            <text:p>-1,21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26" calcext:value-type="float">
            <text:p>0,326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133" calcext:value-type="float">
            <text:p>0,133</text:p>
          </table:table-cell>
          <table:table-cell office:value-type="float" office:value="-0.0597" calcext:value-type="float">
            <text:p>-0,0597</text:p>
          </table:table-cell>
          <table:table-cell office:value-type="float" office:value="0.133" calcext:value-type="float">
            <text:p>0,133</text:p>
          </table:table-cell>
          <table:table-cell office:value-type="float" office:value="0.021" calcext:value-type="float">
            <text:p>0,021</text:p>
          </table:table-cell>
          <table:table-cell office:value-type="float" office:value="-0.448" calcext:value-type="float">
            <text:p>-0,448</text:p>
          </table:table-cell>
          <table:table-cell office:value-type="float" office:value="0.07134" calcext:value-type="float">
            <text:p>7,13E-02</text:p>
          </table:table-cell>
          <table:table-cell office:value-type="float" office:value="-0.04107" calcext:value-type="float">
            <text:p>-4,11E-02</text:p>
          </table:table-cell>
          <table:table-cell office:value-type="float" office:value="-0.001625" calcext:value-type="float">
            <text:p>-1,63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,52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26" calcext:value-type="float">
            <text:p>0,026</text:p>
          </table:table-cell>
          <table:table-cell office:value-type="float" office:value="0.278" calcext:value-type="float">
            <text:p>0,278</text:p>
          </table:table-cell>
          <table:table-cell office:value-type="float" office:value="-0.1413" calcext:value-type="float">
            <text:p>-0,1413</text:p>
          </table:table-cell>
          <table:table-cell office:value-type="float" office:value="0.279" calcext:value-type="float">
            <text:p>0,279</text:p>
          </table:table-cell>
          <table:table-cell office:value-type="float" office:value="0.016" calcext:value-type="float">
            <text:p>0,016</text:p>
          </table:table-cell>
          <table:table-cell office:value-type="float" office:value="-0.506" calcext:value-type="float">
            <text:p>-0,506</text:p>
          </table:table-cell>
          <table:table-cell office:value-type="float" office:value="0.07367" calcext:value-type="float">
            <text:p>7,37E-02</text:p>
          </table:table-cell>
          <table:table-cell office:value-type="float" office:value="-0.04076" calcext:value-type="float">
            <text:p>-4,08E-02</text:p>
          </table:table-cell>
          <table:table-cell office:value-type="float" office:value="-0.002067" calcext:value-type="float">
            <text:p>-2,07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768" calcext:value-type="float">
            <text:p>2,768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office:value-type="float" office:value="0.504" calcext:value-type="float">
            <text:p>0,504</text:p>
          </table:table-cell>
          <table:table-cell office:value-type="float" office:value="-0.2635" calcext:value-type="float">
            <text:p>-0,2635</text:p>
          </table:table-cell>
          <table:table-cell office:value-type="float" office:value="0.506" calcext:value-type="float">
            <text:p>0,506</text:p>
          </table:table-cell>
          <table:table-cell office:value-type="float" office:value="-0.004" calcext:value-type="float">
            <text:p>-0,004</text:p>
          </table:table-cell>
          <table:table-cell office:value-type="float" office:value="-0.521" calcext:value-type="float">
            <text:p>-0,521</text:p>
          </table:table-cell>
          <table:table-cell office:value-type="float" office:value="0.07615" calcext:value-type="float">
            <text:p>7,62E-02</text:p>
          </table:table-cell>
          <table:table-cell office:value-type="float" office:value="-0.04193" calcext:value-type="float">
            <text:p>-4,19E-02</text:p>
          </table:table-cell>
          <table:table-cell office:value-type="float" office:value="-0.002769" calcext:value-type="float">
            <text:p>-2,77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721" calcext:value-type="float">
            <text:p>4,721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84" calcext:value-type="float">
            <text:p>0,084</text:p>
          </table:table-cell>
          <table:table-cell office:value-type="float" office:value="0.892" calcext:value-type="float">
            <text:p>0,892</text:p>
          </table:table-cell>
          <table:table-cell office:value-type="float" office:value="-0.483" calcext:value-type="float">
            <text:p>-0,483</text:p>
          </table:table-cell>
          <table:table-cell office:value-type="float" office:value="0.893" calcext:value-type="float">
            <text:p>0,893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541" calcext:value-type="float">
            <text:p>-0,541</text:p>
          </table:table-cell>
          <table:table-cell office:value-type="float" office:value="0.07139" calcext:value-type="float">
            <text:p>7,14E-02</text:p>
          </table:table-cell>
          <table:table-cell office:value-type="float" office:value="-0.04217" calcext:value-type="float">
            <text:p>-4,22E-02</text:p>
          </table:table-cell>
          <table:table-cell office:value-type="float" office:value="-0.00399" calcext:value-type="float">
            <text:p>-3,99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.14" calcext:value-type="float">
            <text:p>8,14</text:p>
          </table:table-cell>
          <table:table-cell office:value-type="float" office:value="0.665" calcext:value-type="float">
            <text:p>0,66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,14</text:p>
          </table:table-cell>
          <table:table-cell office:value-type="float" office:value="1.218" calcext:value-type="float">
            <text:p>1,218</text:p>
          </table:table-cell>
          <table:table-cell office:value-type="float" office:value="-0.6852" calcext:value-type="float">
            <text:p>-0,6852</text:p>
          </table:table-cell>
          <table:table-cell office:value-type="float" office:value="1.213" calcext:value-type="float">
            <text:p>1,213</text:p>
          </table:table-cell>
          <table:table-cell office:value-type="float" office:value="-0.18" calcext:value-type="float">
            <text:p>-0,18</text:p>
          </table:table-cell>
          <table:table-cell office:value-type="float" office:value="-0.565" calcext:value-type="float">
            <text:p>-0,565</text:p>
          </table:table-cell>
          <table:table-cell office:value-type="float" office:value="0.05141" calcext:value-type="float">
            <text:p>5,14E-02</text:p>
          </table:table-cell>
          <table:table-cell office:value-type="float" office:value="-0.03959" calcext:value-type="float">
            <text:p>-3,96E-02</text:p>
          </table:table-cell>
          <table:table-cell office:value-type="float" office:value="-0.004913" calcext:value-type="float">
            <text:p>-4,91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.37" calcext:value-type="float">
            <text:p>11,37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1" calcext:value-type="float">
            <text:p>0,181</text:p>
          </table:table-cell>
          <table:table-cell office:value-type="float" office:value="1.406" calcext:value-type="float">
            <text:p>1,406</text:p>
          </table:table-cell>
          <table:table-cell office:value-type="float" office:value="-0.8789" calcext:value-type="float">
            <text:p>-0,8789</text:p>
          </table:table-cell>
          <table:table-cell office:value-type="float" office:value="1.383" calcext:value-type="float">
            <text:p>1,383</text:p>
          </table:table-cell>
          <table:table-cell office:value-type="float" office:value="-0.311" calcext:value-type="float">
            <text:p>-0,311</text:p>
          </table:table-cell>
          <table:table-cell office:value-type="float" office:value="-0.635" calcext:value-type="float">
            <text:p>-0,635</text:p>
          </table:table-cell>
          <table:table-cell office:value-type="float" office:value="0.02197" calcext:value-type="float">
            <text:p>2,20E-02</text:p>
          </table:table-cell>
          <table:table-cell office:value-type="float" office:value="-0.02774" calcext:value-type="float">
            <text:p>-2,77E-02</text:p>
          </table:table-cell>
          <table:table-cell office:value-type="float" office:value="-0.005188" calcext:value-type="float">
            <text:p>-5,19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.203" calcext:value-type="float">
            <text:p>14,203</text:p>
          </table:table-cell>
          <table:table-cell office:value-type="float" office:value="0.484" calcext:value-type="float">
            <text:p>0,48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192" calcext:value-type="float">
            <text:p>0,192</text:p>
          </table:table-cell>
          <table:table-cell office:value-type="float" office:value="1.438" calcext:value-type="float">
            <text:p>1,438</text:p>
          </table:table-cell>
          <table:table-cell office:value-type="float" office:value="-0.9625" calcext:value-type="float">
            <text:p>-0,9625</text:p>
          </table:table-cell>
          <table:table-cell office:value-type="float" office:value="1.385" calcext:value-type="float">
            <text:p>1,385</text:p>
          </table:table-cell>
          <table:table-cell office:value-type="float" office:value="-0.433" calcext:value-type="float">
            <text:p>-0,433</text:p>
          </table:table-cell>
          <table:table-cell office:value-type="float" office:value="-0.695" calcext:value-type="float">
            <text:p>-0,695</text:p>
          </table:table-cell>
          <table:table-cell office:value-type="float" office:value="-0.02066" calcext:value-type="float">
            <text:p>-2,07E-02</text:p>
          </table:table-cell>
          <table:table-cell office:value-type="float" office:value="-0.008532" calcext:value-type="float">
            <text:p>-8,53E-03</text:p>
          </table:table-cell>
          <table:table-cell office:value-type="float" office:value="-0.004768" calcext:value-type="float">
            <text:p>-4,77E-03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16.208" calcext:value-type="float">
            <text:p>16,208</text:p>
          </table:table-cell>
          <table:table-cell office:value-type="float" office:value="-0.082" calcext:value-type="float">
            <text:p>-0,08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154" calcext:value-type="float">
            <text:p>0,154</text:p>
          </table:table-cell>
          <table:table-cell office:value-type="float" office:value="1.2" calcext:value-type="float">
            <text:p>1,2</text:p>
          </table:table-cell>
          <table:table-cell office:value-type="float" office:value="-0.9642" calcext:value-type="float">
            <text:p>-0,9642</text:p>
          </table:table-cell>
          <table:table-cell office:value-type="float" office:value="1.116" calcext:value-type="float">
            <text:p>1,116</text:p>
          </table:table-cell>
          <table:table-cell office:value-type="float" office:value="-0.466" calcext:value-type="float">
            <text:p>-0,466</text:p>
          </table:table-cell>
          <table:table-cell office:value-type="float" office:value="-0.864" calcext:value-type="float">
            <text:p>-0,864</text:p>
          </table:table-cell>
          <table:table-cell office:value-type="float" office:value="-0.04842" calcext:value-type="float">
            <text:p>-4,84E-02</text:p>
          </table:table-cell>
          <table:table-cell office:value-type="float" office:value="0.01592" calcext:value-type="float">
            <text:p>1,59E-02</text:p>
          </table:table-cell>
          <table:table-cell office:value-type="float" office:value="-0.002932" calcext:value-type="float">
            <text:p>-2,93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.386" calcext:value-type="float">
            <text:p>13,386</text:p>
          </table:table-cell>
          <table:table-cell office:value-type="float" office:value="-0.614" calcext:value-type="float">
            <text:p>-0,6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121" calcext:value-type="float">
            <text:p>0,121</text:p>
          </table:table-cell>
          <table:table-cell office:value-type="float" office:value="0.954" calcext:value-type="float">
            <text:p>0,954</text:p>
          </table:table-cell>
          <table:table-cell office:value-type="float" office:value="-0.8033" calcext:value-type="float">
            <text:p>-0,8033</text:p>
          </table:table-cell>
          <table:table-cell office:value-type="float" office:value="0.85" calcext:value-type="float">
            <text:p>0,85</text:p>
          </table:table-cell>
          <table:table-cell office:value-type="float" office:value="-0.448" calcext:value-type="float">
            <text:p>-0,448</text:p>
          </table:table-cell>
          <table:table-cell office:value-type="float" office:value="-0.945" calcext:value-type="float">
            <text:p>-0,945</text:p>
          </table:table-cell>
          <table:table-cell office:value-type="float" office:value="-0.04078" calcext:value-type="float">
            <text:p>-4,08E-02</text:p>
          </table:table-cell>
          <table:table-cell office:value-type="float" office:value="0.03773" calcext:value-type="float">
            <text:p>3,77E-02</text:p>
          </table:table-cell>
          <table:table-cell office:value-type="float" office:value="-0.001407" calcext:value-type="float">
            <text:p>-1,41E-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.069" calcext:value-type="float">
            <text:p>10,069</text:p>
          </table:table-cell>
          <table:table-cell office:value-type="float" office:value="-0.683" calcext:value-type="float">
            <text:p>-0,68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98" calcext:value-type="float">
            <text:p>0,098</text:p>
          </table:table-cell>
          <table:table-cell office:value-type="float" office:value="0.792" calcext:value-type="float">
            <text:p>0,792</text:p>
          </table:table-cell>
          <table:table-cell office:value-type="float" office:value="-0.5869" calcext:value-type="float">
            <text:p>-0,5869</text:p>
          </table:table-cell>
          <table:table-cell office:value-type="float" office:value="0.669" calcext:value-type="float">
            <text:p>0,669</text:p>
          </table:table-cell>
          <table:table-cell office:value-type="float" office:value="-0.434" calcext:value-type="float">
            <text:p>-0,434</text:p>
          </table:table-cell>
          <table:table-cell office:value-type="float" office:value="-0.877" calcext:value-type="float">
            <text:p>-0,877</text:p>
          </table:table-cell>
          <table:table-cell office:value-type="float" office:value="-0.02103" calcext:value-type="float">
            <text:p>-2,10E-02</text:p>
          </table:table-cell>
          <table:table-cell office:value-type="float" office:value="0.02908" calcext:value-type="float">
            <text:p>2,91E-02</text:p>
          </table:table-cell>
          <table:table-cell office:value-type="float" office:value="-0.0004675" calcext:value-type="float">
            <text:p>-4,68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553" calcext:value-type="float">
            <text:p>6,553</text:p>
          </table:table-cell>
          <table:table-cell office:value-type="float" office:value="-0.672" calcext:value-type="float">
            <text:p>-0,67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95" calcext:value-type="float">
            <text:p>0,095</text:p>
          </table:table-cell>
          <table:table-cell office:value-type="float" office:value="0.744" calcext:value-type="float">
            <text:p>0,744</text:p>
          </table:table-cell>
          <table:table-cell office:value-type="float" office:value="-0.5125" calcext:value-type="float">
            <text:p>-0,5125</text:p>
          </table:table-cell>
          <table:table-cell office:value-type="float" office:value="0.593" calcext:value-type="float">
            <text:p>0,593</text:p>
          </table:table-cell>
          <table:table-cell office:value-type="float" office:value="-0.459" calcext:value-type="float">
            <text:p>-0,459</text:p>
          </table:table-cell>
          <table:table-cell office:value-type="float" office:value="-0.864" calcext:value-type="float">
            <text:p>-0,864</text:p>
          </table:table-cell>
          <table:table-cell office:value-type="float" office:value="-0.007194" calcext:value-type="float">
            <text:p>-7,19E-03</text:p>
          </table:table-cell>
          <table:table-cell office:value-type="float" office:value="0.01233" calcext:value-type="float">
            <text:p>1,23E-02</text:p>
          </table:table-cell>
          <table:table-cell office:value-type="float" office:value="0.0001222" calcext:value-type="float">
            <text:p>1,22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346" calcext:value-type="float">
            <text:p>3,346</text:p>
          </table:table-cell>
          <table:table-cell office:value-type="float" office:value="-0.655" calcext:value-type="float">
            <text:p>-0,6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95" calcext:value-type="float">
            <text:p>0,095</text:p>
          </table:table-cell>
          <table:table-cell office:value-type="float" office:value="0.72" calcext:value-type="float">
            <text:p>0,72</text:p>
          </table:table-cell>
          <table:table-cell office:value-type="float" office:value="-0.4636" calcext:value-type="float">
            <text:p>-0,4636</text:p>
          </table:table-cell>
          <table:table-cell office:value-type="float" office:value="0.536" calcext:value-type="float">
            <text:p>0,536</text:p>
          </table:table-cell>
          <table:table-cell office:value-type="float" office:value="-0.49" calcext:value-type="float">
            <text:p>-0,49</text:p>
          </table:table-cell>
          <table:table-cell office:value-type="float" office:value="-0.866" calcext:value-type="float">
            <text:p>-0,866</text:p>
          </table:table-cell>
          <table:table-cell office:value-type="float" office:value="-0.003529" calcext:value-type="float">
            <text:p>-3,53E-03</text:p>
          </table:table-cell>
          <table:table-cell office:value-type="float" office:value="0.006762" calcext:value-type="float">
            <text:p>6,76E-03</text:p>
          </table:table-cell>
          <table:table-cell office:value-type="float" office:value="0.0006017" calcext:value-type="float">
            <text:p>6,02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35" calcext:value-type="float">
            <text:p>-0,335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02" calcext:value-type="float">
            <text:p>0,102</text:p>
          </table:table-cell>
          <table:table-cell office:value-type="float" office:value="0.708" calcext:value-type="float">
            <text:p>0,708</text:p>
          </table:table-cell>
          <table:table-cell office:value-type="float" office:value="-0.4449" calcext:value-type="float">
            <text:p>-0,4449</text:p>
          </table:table-cell>
          <table:table-cell office:value-type="float" office:value="0.49" calcext:value-type="float">
            <text:p>0,49</text:p>
          </table:table-cell>
          <table:table-cell office:value-type="float" office:value="-0.522" calcext:value-type="float">
            <text:p>-0,522</text:p>
          </table:table-cell>
          <table:table-cell office:value-type="float" office:value="-0.909" calcext:value-type="float">
            <text:p>-0,909</text:p>
          </table:table-cell>
          <table:table-cell office:value-type="float" office:value="-0.001156" calcext:value-type="float">
            <text:p>-1,16E-03</text:p>
          </table:table-cell>
          <table:table-cell office:value-type="float" office:value="0.0007345" calcext:value-type="float">
            <text:p>7,35E-04</text:p>
          </table:table-cell>
          <table:table-cell office:value-type="float" office:value="0.000995" calcext:value-type="float">
            <text:p>9,95E-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07:12:33.053480838</meta:creation-date>
    <dc:date>2015-08-29T17:37:11.708407145</dc:date>
    <meta:editing-duration>PT59M57S</meta:editing-duration>
    <meta:editing-cycles>6</meta:editing-cycles>
    <meta:generator>LibreOffice/5.0.1.2$Linux_X86_64 LibreOffice_project/00m0$Build-2</meta:generator>
    <meta:document-statistic meta:table-count="3" meta:cell-count="246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3cm" svg:y="3.416cm" style:legend-expansion="high" chart:style-name="ch2"/>
        <chart:plot-area chart:style-name="ch3" table:cell-range-address="'0'.A5:'0'.E24" svg:x="0.32cm" svg:y="0.18cm" svg:width="12.423cm" svg:height="8.64cm">
          <chartooo:coordinate-region svg:x="0.563cm" svg:y="0.389cm" svg:width="11.994cm" svg:height="8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B5:'0'.B24" chart:class="chart:scatter">
            <chart:domain table:cell-range-address="'0'.A5:'0'.A24"/>
            <chart:data-point chart:repeated="20"/>
          </chart:series>
          <chart:series chart:style-name="ch7" chart:values-cell-range-address="'0'.C5:'0'.C24" chart:class="chart:scatter">
            <chart:data-point chart:repeated="20"/>
          </chart:series>
          <chart:series chart:style-name="ch8" chart:values-cell-range-address="'0'.D5:'0'.D24" chart:class="chart:scatter">
            <chart:data-point chart:repeated="20"/>
          </chart:series>
          <chart:series chart:style-name="ch9" chart:values-cell-range-address="'0'.E5:'0'.E24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5:'0'.A24</svg:desc>
                </draw:g>
              </table:table-cell>
              <table:table-cell office:value-type="float" office:value="-1.633">
                <text:p>-1.633</text:p>
                <draw:g>
                  <svg:desc>'0'.B5:'0'.B24</svg:desc>
                </draw:g>
              </table:table-cell>
              <table:table-cell office:value-type="float" office:value="-1.493">
                <text:p>-1.493</text:p>
                <draw:g>
                  <svg:desc>'0'.C5:'0'.C24</svg:desc>
                </draw:g>
              </table:table-cell>
              <table:table-cell office:value-type="float" office:value="-1.415">
                <text:p>-1.415</text:p>
                <draw:g>
                  <svg:desc>'0'.D5:'0'.D24</svg:desc>
                </draw:g>
              </table:table-cell>
              <table:table-cell office:value-type="float" office:value="-1.413">
                <text:p>-1.413</text:p>
                <draw:g>
                  <svg:desc>'0'.E5:'0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-1.526">
                <text:p>-1.526</text:p>
              </table:table-cell>
              <table:table-cell office:value-type="float" office:value="-1.462">
                <text:p>-1.462</text:p>
              </table:table-cell>
              <table:table-cell office:value-type="float" office:value="-1.364">
                <text:p>-1.364</text:p>
              </table:table-cell>
              <table:table-cell office:value-type="float" office:value="-1.307">
                <text:p>-1.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-1.296">
                <text:p>-1.296</text:p>
              </table:table-cell>
              <table:table-cell office:value-type="float" office:value="-1.272">
                <text:p>-1.272</text:p>
              </table:table-cell>
              <table:table-cell office:value-type="float" office:value="-1.254">
                <text:p>-1.25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-0.9756">
                <text:p>-0.9756</text:p>
              </table:table-cell>
              <table:table-cell office:value-type="float" office:value="-0.9905">
                <text:p>-0.9905</text:p>
              </table:table-cell>
              <table:table-cell office:value-type="float" office:value="-0.945">
                <text:p>-0.945</text:p>
              </table:table-cell>
              <table:table-cell office:value-type="float" office:value="-0.9039">
                <text:p>-0.9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0.5888">
                <text:p>-0.5888</text:p>
              </table:table-cell>
              <table:table-cell office:value-type="float" office:value="-0.6046">
                <text:p>-0.6046</text:p>
              </table:table-cell>
              <table:table-cell office:value-type="float" office:value="-0.5686">
                <text:p>-0.5686</text:p>
              </table:table-cell>
              <table:table-cell office:value-type="float" office:value="-0.5437">
                <text:p>-0.5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0.2162">
                <text:p>-0.2162</text:p>
              </table:table-cell>
              <table:table-cell office:value-type="float" office:value="-0.2247">
                <text:p>-0.2247</text:p>
              </table:table-cell>
              <table:table-cell office:value-type="float" office:value="-0.2103">
                <text:p>-0.2103</text:p>
              </table:table-cell>
              <table:table-cell office:value-type="float" office:value="-0.2117">
                <text:p>-0.2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0.006922">
                <text:p>-0.006922</text:p>
              </table:table-cell>
              <table:table-cell office:value-type="float" office:value="-0.007958">
                <text:p>-0.007958</text:p>
              </table:table-cell>
              <table:table-cell office:value-type="float" office:value="-0.01106">
                <text:p>-0.01106</text:p>
              </table:table-cell>
              <table:table-cell office:value-type="float" office:value="-0.03237">
                <text:p>-0.03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333">
                <text:p>0.1333</text:p>
              </table:table-cell>
              <table:table-cell office:value-type="float" office:value="0.1371">
                <text:p>0.1371</text:p>
              </table:table-cell>
              <table:table-cell office:value-type="float" office:value="0.1221">
                <text:p>0.1221</text:p>
              </table:table-cell>
              <table:table-cell office:value-type="float" office:value="0.08402">
                <text:p>0.08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2785">
                <text:p>0.2785</text:p>
              </table:table-cell>
              <table:table-cell office:value-type="float" office:value="0.2862">
                <text:p>0.2862</text:p>
              </table:table-cell>
              <table:table-cell office:value-type="float" office:value="0.2607">
                <text:p>0.2607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5043">
                <text:p>0.5043</text:p>
              </table:table-cell>
              <table:table-cell office:value-type="float" office:value="0.5159">
                <text:p>0.5159</text:p>
              </table:table-cell>
              <table:table-cell office:value-type="float" office:value="0.4776">
                <text:p>0.4776</text:p>
              </table:table-cell>
              <table:table-cell office:value-type="float" office:value="0.4038">
                <text:p>0.4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922">
                <text:p>0.8922</text:p>
              </table:table-cell>
              <table:table-cell office:value-type="float" office:value="0.9042">
                <text:p>0.9042</text:p>
              </table:table-cell>
              <table:table-cell office:value-type="float" office:value="0.8535">
                <text:p>0.8535</text:p>
              </table:table-cell>
              <table:table-cell office:value-type="float" office:value="0.7551">
                <text:p>0.7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.219">
                <text:p>1.219</text:p>
              </table:table-cell>
              <table:table-cell office:value-type="float" office:value="1.191">
                <text:p>1.191</text:p>
              </table:table-cell>
              <table:table-cell office:value-type="float" office:value="1.169">
                <text:p>1.16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.406">
                <text:p>1.406</text:p>
              </table:table-cell>
              <table:table-cell office:value-type="float" office:value="1.305">
                <text:p>1.305</text:p>
              </table:table-cell>
              <table:table-cell office:value-type="float" office:value="1.262">
                <text:p>1.262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.438">
                <text:p>1.438</text:p>
              </table:table-cell>
              <table:table-cell office:value-type="float" office:value="1.299">
                <text:p>1.299</text:p>
              </table:table-cell>
              <table:table-cell office:value-type="float" office:value="1.305">
                <text:p>1.305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.2">
                <text:p>1.2</text:p>
              </table:table-cell>
              <table:table-cell office:value-type="float" office:value="1.203">
                <text:p>1.203</text:p>
              </table:table-cell>
              <table:table-cell office:value-type="float" office:value="1.374">
                <text:p>1.374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9538">
                <text:p>0.9538</text:p>
              </table:table-cell>
              <table:table-cell office:value-type="float" office:value="1.146">
                <text:p>1.146</text:p>
              </table:table-cell>
              <table:table-cell office:value-type="float" office:value="1.406">
                <text:p>1.406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7919">
                <text:p>0.7919</text:p>
              </table:table-cell>
              <table:table-cell office:value-type="float" office:value="1.114">
                <text:p>1.114</text:p>
              </table:table-cell>
              <table:table-cell office:value-type="float" office:value="1.442">
                <text:p>1.442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0.7436">
                <text:p>0.7436</text:p>
              </table:table-cell>
              <table:table-cell office:value-type="float" office:value="1.099">
                <text:p>1.099</text:p>
              </table:table-cell>
              <table:table-cell office:value-type="float" office:value="1.444">
                <text:p>1.444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72">
                <text:p>0.72</text:p>
              </table:table-cell>
              <table:table-cell office:value-type="float" office:value="1.072">
                <text:p>1.072</text:p>
              </table:table-cell>
              <table:table-cell office:value-type="float" office:value="1.391">
                <text:p>1.391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0.7083">
                <text:p>0.7083</text:p>
              </table:table-cell>
              <table:table-cell office:value-type="float" office:value="1.017">
                <text:p>1.017</text:p>
              </table:table-cell>
              <table:table-cell office:value-type="float" office:value="1.296">
                <text:p>1.296</text:p>
              </table:table-cell>
              <table:table-cell office:value-type="float" office:value="1.336">
                <text:p>1.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055cm" svg:y="3.419cm" style:legend-expansion="high" chart:style-name="ch2"/>
        <chart:plot-area chart:style-name="ch3" table:cell-range-address="'0'.A27:'0'.E46" svg:x="0.319cm" svg:y="0.18cm" svg:width="12.417cm" svg:height="8.646cm">
          <chartooo:coordinate-region svg:x="0.562cm" svg:y="0.389cm" svg:width="11.988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B27:'0'.B46" chart:class="chart:scatter">
            <chart:domain table:cell-range-address="'0'.A27:'0'.A46"/>
            <chart:data-point chart:repeated="20"/>
          </chart:series>
          <chart:series chart:style-name="ch7" chart:values-cell-range-address="'0'.C27:'0'.C46" chart:class="chart:scatter">
            <chart:data-point chart:repeated="20"/>
          </chart:series>
          <chart:series chart:style-name="ch8" chart:values-cell-range-address="'0'.D27:'0'.D46" chart:class="chart:scatter">
            <chart:data-point chart:repeated="20"/>
          </chart:series>
          <chart:series chart:style-name="ch9" chart:values-cell-range-address="'0'.E27:'0'.E46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27:'0'.A46</svg:desc>
                </draw:g>
              </table:table-cell>
              <table:table-cell office:value-type="float" office:value="0.2374">
                <text:p>0.2374</text:p>
                <draw:g>
                  <svg:desc>'0'.B27:'0'.B46</svg:desc>
                </draw:g>
              </table:table-cell>
              <table:table-cell office:value-type="float" office:value="0.1846">
                <text:p>0.1846</text:p>
                <draw:g>
                  <svg:desc>'0'.C27:'0'.C46</svg:desc>
                </draw:g>
              </table:table-cell>
              <table:table-cell office:value-type="float" office:value="0.1734">
                <text:p>0.1734</text:p>
                <draw:g>
                  <svg:desc>'0'.D27:'0'.D46</svg:desc>
                </draw:g>
              </table:table-cell>
              <table:table-cell office:value-type="float" office:value="0.1793">
                <text:p>0.1793</text:p>
                <draw:g>
                  <svg:desc>'0'.E27:'0'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0.2097">
                <text:p>0.2097</text:p>
              </table:table-cell>
              <table:table-cell office:value-type="float" office:value="0.1768">
                <text:p>0.1768</text:p>
              </table:table-cell>
              <table:table-cell office:value-type="float" office:value="0.1614">
                <text:p>0.1614</text:p>
              </table:table-cell>
              <table:table-cell office:value-type="float" office:value="0.1557">
                <text:p>0.1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1526">
                <text:p>0.1526</text:p>
              </table:table-cell>
              <table:table-cell office:value-type="float" office:value="0.1336">
                <text:p>0.1336</text:p>
              </table:table-cell>
              <table:table-cell office:value-type="float" office:value="0.1333">
                <text:p>0.1333</text:p>
              </table:table-cell>
              <table:table-cell office:value-type="float" office:value="0.1348">
                <text:p>0.1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0.09382">
                <text:p>0.09382</text:p>
              </table:table-cell>
              <table:table-cell office:value-type="float" office:value="0.08591">
                <text:p>0.08591</text:p>
              </table:table-cell>
              <table:table-cell office:value-type="float" office:value="0.08155">
                <text:p>0.08155</text:p>
              </table:table-cell>
              <table:table-cell office:value-type="float" office:value="0.07841">
                <text:p>0.07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04611">
                <text:p>0.04611</text:p>
              </table:table-cell>
              <table:table-cell office:value-type="float" office:value="0.0412">
                <text:p>0.0412</text:p>
              </table:table-cell>
              <table:table-cell office:value-type="float" office:value="0.03947">
                <text:p>0.03947</text:p>
              </table:table-cell>
              <table:table-cell office:value-type="float" office:value="0.03871">
                <text:p>0.03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02282">
                <text:p>0.02282</text:p>
              </table:table-cell>
              <table:table-cell office:value-type="float" office:value="0.01879">
                <text:p>0.01879</text:p>
              </table:table-cell>
              <table:table-cell office:value-type="float" office:value="0.01902">
                <text:p>0.01902</text:p>
              </table:table-cell>
              <table:table-cell office:value-type="float" office:value="0.01958">
                <text:p>0.0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01922">
                <text:p>0.01922</text:p>
              </table:table-cell>
              <table:table-cell office:value-type="float" office:value="0.01526">
                <text:p>0.01526</text:p>
              </table:table-cell>
              <table:table-cell office:value-type="float" office:value="0.01576">
                <text:p>0.01576</text:p>
              </table:table-cell>
              <table:table-cell office:value-type="float" office:value="0.01611">
                <text:p>0.01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08">
                <text:p>0.0208</text:p>
              </table:table-cell>
              <table:table-cell office:value-type="float" office:value="0.0168">
                <text:p>0.0168</text:p>
              </table:table-cell>
              <table:table-cell office:value-type="float" office:value="0.01698">
                <text:p>0.01698</text:p>
              </table:table-cell>
              <table:table-cell office:value-type="float" office:value="0.01669">
                <text:p>0.01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2583">
                <text:p>0.02583</text:p>
              </table:table-cell>
              <table:table-cell office:value-type="float" office:value="0.02166">
                <text:p>0.02166</text:p>
              </table:table-cell>
              <table:table-cell office:value-type="float" office:value="0.02114">
                <text:p>0.02114</text:p>
              </table:table-cell>
              <table:table-cell office:value-type="float" office:value="0.01957">
                <text:p>0.01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4036">
                <text:p>0.04036</text:p>
              </table:table-cell>
              <table:table-cell office:value-type="float" office:value="0.03549">
                <text:p>0.03549</text:p>
              </table:table-cell>
              <table:table-cell office:value-type="float" office:value="0.03347">
                <text:p>0.03347</text:p>
              </table:table-cell>
              <table:table-cell office:value-type="float" office:value="0.02922">
                <text:p>0.02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8445">
                <text:p>0.08445</text:p>
              </table:table-cell>
              <table:table-cell office:value-type="float" office:value="0.07653">
                <text:p>0.07653</text:p>
              </table:table-cell>
              <table:table-cell office:value-type="float" office:value="0.07158">
                <text:p>0.07158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209">
                <text:p>0.1209</text:p>
              </table:table-cell>
              <table:table-cell office:value-type="float" office:value="0.1199">
                <text:p>0.1199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807">
                <text:p>0.1807</text:p>
              </table:table-cell>
              <table:table-cell office:value-type="float" office:value="0.1443">
                <text:p>0.1443</text:p>
              </table:table-cell>
              <table:table-cell office:value-type="float" office:value="0.1392">
                <text:p>0.139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1924">
                <text:p>0.1924</text:p>
              </table:table-cell>
              <table:table-cell office:value-type="float" office:value="0.1492">
                <text:p>0.1492</text:p>
              </table:table-cell>
              <table:table-cell office:value-type="float" office:value="0.1533">
                <text:p>0.153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541">
                <text:p>0.1541</text:p>
              </table:table-cell>
              <table:table-cell office:value-type="float" office:value="0.1419">
                <text:p>0.1419</text:p>
              </table:table-cell>
              <table:table-cell office:value-type="float" office:value="0.1759">
                <text:p>0.1759</text:p>
              </table:table-cell>
              <table:table-cell office:value-type="float" office:value="0.1784">
                <text:p>0.1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1205">
                <text:p>0.1205</text:p>
              </table:table-cell>
              <table:table-cell office:value-type="float" office:value="0.1362">
                <text:p>0.1362</text:p>
              </table:table-cell>
              <table:table-cell office:value-type="float" office:value="0.185">
                <text:p>0.185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9776">
                <text:p>0.09776</text:p>
              </table:table-cell>
              <table:table-cell office:value-type="float" office:value="0.1283">
                <text:p>0.1283</text:p>
              </table:table-cell>
              <table:table-cell office:value-type="float" office:value="0.1892">
                <text:p>0.1892</text:p>
              </table:table-cell>
              <table:table-cell office:value-type="float" office:value="0.2042">
                <text:p>0.20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0.09489">
                <text:p>0.09489</text:p>
              </table:table-cell>
              <table:table-cell office:value-type="float" office:value="0.1232">
                <text:p>0.1232</text:p>
              </table:table-cell>
              <table:table-cell office:value-type="float" office:value="0.182">
                <text:p>0.182</text:p>
              </table:table-cell>
              <table:table-cell office:value-type="float" office:value="0.1979">
                <text:p>0.1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09507">
                <text:p>0.09507</text:p>
              </table:table-cell>
              <table:table-cell office:value-type="float" office:value="0.123">
                <text:p>0.123</text:p>
              </table:table-cell>
              <table:table-cell office:value-type="float" office:value="0.1728">
                <text:p>0.1728</text:p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0.1017">
                <text:p>0.1017</text:p>
              </table:table-cell>
              <table:table-cell office:value-type="float" office:value="0.124">
                <text:p>0.124</text:p>
              </table:table-cell>
              <table:table-cell office:value-type="float" office:value="0.1657">
                <text:p>0.1657</text:p>
              </table:table-cell>
              <table:table-cell office:value-type="float" office:value="0.1778">
                <text:p>0.1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055cm" svg:y="3.419cm" style:legend-expansion="high" chart:style-name="ch2"/>
        <chart:plot-area chart:style-name="ch3" table:cell-range-address="'0'.A49:'0'.E68" svg:x="0.319cm" svg:y="0.18cm" svg:width="12.417cm" svg:height="8.646cm">
          <chartooo:coordinate-region svg:x="0.562cm" svg:y="0.389cm" svg:width="11.988cm" svg:height="8.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'.B49:'0'.B68" chart:class="chart:scatter">
            <chart:domain table:cell-range-address="'0'.A49:'0'.A68"/>
            <chart:data-point chart:repeated="20"/>
          </chart:series>
          <chart:series chart:style-name="ch8" chart:values-cell-range-address="'0'.C49:'0'.C68" chart:class="chart:scatter">
            <chart:data-point chart:repeated="20"/>
          </chart:series>
          <chart:series chart:style-name="ch9" chart:values-cell-range-address="'0'.D49:'0'.D68" chart:class="chart:scatter">
            <chart:data-point chart:repeated="20"/>
          </chart:series>
          <chart:series chart:style-name="ch10" chart:values-cell-range-address="'0'.E49:'0'.E68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49:'0'.A68</svg:desc>
                </draw:g>
              </table:table-cell>
              <table:table-cell office:value-type="float" office:value="-0.01291">
                <text:p>-0.01291</text:p>
                <draw:g>
                  <svg:desc>'0'.B49:'0'.B68</svg:desc>
                </draw:g>
              </table:table-cell>
              <table:table-cell office:value-type="float" office:value="-0.01332">
                <text:p>-0.01332</text:p>
                <draw:g>
                  <svg:desc>'0'.C49:'0'.C68</svg:desc>
                </draw:g>
              </table:table-cell>
              <table:table-cell office:value-type="float" office:value="-0.01301">
                <text:p>-0.01301</text:p>
                <draw:g>
                  <svg:desc>'0'.D49:'0'.D68</svg:desc>
                </draw:g>
              </table:table-cell>
              <table:table-cell office:value-type="float" office:value="-0.012">
                <text:p>-0.012</text:p>
                <draw:g>
                  <svg:desc>'0'.E49:'0'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-0.01291">
                <text:p>-0.01291</text:p>
              </table:table-cell>
              <table:table-cell office:value-type="float" office:value="-0.01332">
                <text:p>-0.01332</text:p>
              </table:table-cell>
              <table:table-cell office:value-type="float" office:value="-0.01301">
                <text:p>-0.01301</text:p>
              </table:table-cell>
              <table:table-cell office:value-type="float" office:value="-0.012">
                <text:p>-0.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79cm" xlink:href=".." xlink:type="simple" chart:class="chart:scatter" chart:style-name="ch1">
        <chart:legend chart:legend-position="end" svg:x="13.055cm" svg:y="3.405cm" style:legend-expansion="high" chart:style-name="ch2"/>
        <chart:plot-area chart:style-name="ch3" table:cell-range-address="'0'.A71:'0'.E90" svg:x="0.319cm" svg:y="0.179cm" svg:width="12.417cm" svg:height="8.621cm">
          <chartooo:coordinate-region svg:x="0.562cm" svg:y="0.388cm" svg:width="11.988cm" svg:height="8.2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'.B71:'0'.B90" chart:class="chart:scatter">
            <chart:domain table:cell-range-address="'0'.A71:'0'.A90"/>
            <chart:data-point chart:repeated="20"/>
          </chart:series>
          <chart:series chart:style-name="ch8" chart:values-cell-range-address="'0'.C71:'0'.C90" chart:class="chart:scatter">
            <chart:data-point chart:repeated="20"/>
          </chart:series>
          <chart:series chart:style-name="ch9" chart:values-cell-range-address="'0'.D71:'0'.D90" chart:class="chart:scatter">
            <chart:data-point chart:repeated="20"/>
          </chart:series>
          <chart:series chart:style-name="ch10" chart:values-cell-range-address="'0'.E71:'0'.E90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71:'0'.A90</svg:desc>
                </draw:g>
              </table:table-cell>
              <table:table-cell office:value-type="float" office:value="0.002534">
                <text:p>0.002534</text:p>
                <draw:g>
                  <svg:desc>'0'.B71:'0'.B90</svg:desc>
                </draw:g>
              </table:table-cell>
              <table:table-cell office:value-type="float" office:value="0.00191">
                <text:p>0.00191</text:p>
                <draw:g>
                  <svg:desc>'0'.C71:'0'.C90</svg:desc>
                </draw:g>
              </table:table-cell>
              <table:table-cell office:value-type="float" office:value="0.001963">
                <text:p>0.001963</text:p>
                <draw:g>
                  <svg:desc>'0'.D71:'0'.D90</svg:desc>
                </draw:g>
              </table:table-cell>
              <table:table-cell office:value-type="float" office:value="0.002359">
                <text:p>0.002359</text:p>
                <draw:g>
                  <svg:desc>'0'.E71:'0'.E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0.002731">
                <text:p>0.002731</text:p>
              </table:table-cell>
              <table:table-cell office:value-type="float" office:value="0.00241">
                <text:p>0.00241</text:p>
              </table:table-cell>
              <table:table-cell office:value-type="float" office:value="0.002362">
                <text:p>0.002362</text:p>
              </table:table-cell>
              <table:table-cell office:value-type="float" office:value="0.00251">
                <text:p>0.00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002677">
                <text:p>0.002677</text:p>
              </table:table-cell>
              <table:table-cell office:value-type="float" office:value="0.002516">
                <text:p>0.002516</text:p>
              </table:table-cell>
              <table:table-cell office:value-type="float" office:value="0.002772">
                <text:p>0.002772</text:p>
              </table:table-cell>
              <table:table-cell office:value-type="float" office:value="0.003075">
                <text:p>0.003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0.001792">
                <text:p>0.001792</text:p>
              </table:table-cell>
              <table:table-cell office:value-type="float" office:value="0.00182">
                <text:p>0.00182</text:p>
              </table:table-cell>
              <table:table-cell office:value-type="float" office:value="0.001882">
                <text:p>0.001882</text:p>
              </table:table-cell>
              <table:table-cell office:value-type="float" office:value="0.001986">
                <text:p>0.001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0005803">
                <text:p>0.0005803</text:p>
              </table:table-cell>
              <table:table-cell office:value-type="float" office:value="0.0006053">
                <text:p>0.0006053</text:p>
              </table:table-cell>
              <table:table-cell office:value-type="float" office:value="0.0006112">
                <text:p>0.0006112</text:p>
              </table:table-cell>
              <table:table-cell office:value-type="float" office:value="0.0007269">
                <text:p>0.0007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0.0005784">
                <text:p>-0.0005784</text:p>
              </table:table-cell>
              <table:table-cell office:value-type="float" office:value="-0.0005972">
                <text:p>-0.0005972</text:p>
              </table:table-cell>
              <table:table-cell office:value-type="float" office:value="-0.000585">
                <text:p>-0.000585</text:p>
              </table:table-cell>
              <table:table-cell office:value-type="float" office:value="-0.0004042">
                <text:p>-0.0004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0.001205">
                <text:p>-0.001205</text:p>
              </table:table-cell>
              <table:table-cell office:value-type="float" office:value="-0.001263">
                <text:p>-0.001263</text:p>
              </table:table-cell>
              <table:table-cell office:value-type="float" office:value="-0.001221">
                <text:p>-0.001221</text:p>
              </table:table-cell>
              <table:table-cell office:value-type="float" office:value="-0.0009787">
                <text:p>-0.0009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01625">
                <text:p>-0.001625</text:p>
              </table:table-cell>
              <table:table-cell office:value-type="float" office:value="-0.001709">
                <text:p>-0.001709</text:p>
              </table:table-cell>
              <table:table-cell office:value-type="float" office:value="-0.001646">
                <text:p>-0.001646</text:p>
              </table:table-cell>
              <table:table-cell office:value-type="float" office:value="-0.001347">
                <text:p>-0.001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0.002067">
                <text:p>-0.002067</text:p>
              </table:table-cell>
              <table:table-cell office:value-type="float" office:value="-0.002174">
                <text:p>-0.002174</text:p>
              </table:table-cell>
              <table:table-cell office:value-type="float" office:value="-0.002098">
                <text:p>-0.002098</text:p>
              </table:table-cell>
              <table:table-cell office:value-type="float" office:value="-0.001747">
                <text:p>-0.001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0.002769">
                <text:p>-0.002769</text:p>
              </table:table-cell>
              <table:table-cell office:value-type="float" office:value="-0.002899">
                <text:p>-0.002899</text:p>
              </table:table-cell>
              <table:table-cell office:value-type="float" office:value="-0.002822">
                <text:p>-0.002822</text:p>
              </table:table-cell>
              <table:table-cell office:value-type="float" office:value="-0.002411">
                <text:p>-0.002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0399">
                <text:p>-0.00399</text:p>
              </table:table-cell>
              <table:table-cell office:value-type="float" office:value="-0.004131">
                <text:p>-0.004131</text:p>
              </table:table-cell>
              <table:table-cell office:value-type="float" office:value="-0.004102">
                <text:p>-0.004102</text:p>
              </table:table-cell>
              <table:table-cell office:value-type="float" office:value="-0.003638">
                <text:p>-0.003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-0.004913">
                <text:p>-0.004913</text:p>
              </table:table-cell>
              <table:table-cell office:value-type="float" office:value="-0.00487">
                <text:p>-0.00487</text:p>
              </table:table-cell>
              <table:table-cell office:value-type="float" office:value="-0.005069">
                <text:p>-0.005069</text:p>
              </table:table-cell>
              <table:table-cell office:value-type="float" office:value="-0.004922">
                <text:p>-0.004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-0.005188">
                <text:p>-0.005188</text:p>
              </table:table-cell>
              <table:table-cell office:value-type="float" office:value="-0.004788">
                <text:p>-0.004788</text:p>
              </table:table-cell>
              <table:table-cell office:value-type="float" office:value="-0.004905">
                <text:p>-0.004905</text:p>
              </table:table-cell>
              <table:table-cell office:value-type="float" office:value="-0.005169">
                <text:p>-0.0051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-0.004768">
                <text:p>-0.004768</text:p>
              </table:table-cell>
              <table:table-cell office:value-type="float" office:value="-0.004163">
                <text:p>-0.004163</text:p>
              </table:table-cell>
              <table:table-cell office:value-type="float" office:value="-0.00455">
                <text:p>-0.00455</text:p>
              </table:table-cell>
              <table:table-cell office:value-type="float" office:value="-0.004385">
                <text:p>-0.004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0.002932">
                <text:p>-0.002932</text:p>
              </table:table-cell>
              <table:table-cell office:value-type="float" office:value="-0.002994">
                <text:p>-0.002994</text:p>
              </table:table-cell>
              <table:table-cell office:value-type="float" office:value="-0.004146">
                <text:p>-0.004146</text:p>
              </table:table-cell>
              <table:table-cell office:value-type="float" office:value="-0.004362">
                <text:p>-0.004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0.001407">
                <text:p>-0.001407</text:p>
              </table:table-cell>
              <table:table-cell office:value-type="float" office:value="-0.002272">
                <text:p>-0.002272</text:p>
              </table:table-cell>
              <table:table-cell office:value-type="float" office:value="-0.003803">
                <text:p>-0.003803</text:p>
              </table:table-cell>
              <table:table-cell office:value-type="float" office:value="-0.004182">
                <text:p>-0.004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0004675">
                <text:p>-0.0004675</text:p>
              </table:table-cell>
              <table:table-cell office:value-type="float" office:value="-0.001767">
                <text:p>-0.001767</text:p>
              </table:table-cell>
              <table:table-cell office:value-type="float" office:value="-0.00346">
                <text:p>-0.00346</text:p>
              </table:table-cell>
              <table:table-cell office:value-type="float" office:value="-0.003906">
                <text:p>-0.003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0.0001223">
                <text:p>0.0001223</text:p>
              </table:table-cell>
              <table:table-cell office:value-type="float" office:value="-0.001276">
                <text:p>-0.001276</text:p>
              </table:table-cell>
              <table:table-cell office:value-type="float" office:value="-0.002996">
                <text:p>-0.002996</text:p>
              </table:table-cell>
              <table:table-cell office:value-type="float" office:value="-0.003495">
                <text:p>-0.003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0006017">
                <text:p>0.0006017</text:p>
              </table:table-cell>
              <table:table-cell office:value-type="float" office:value="-0.0007723">
                <text:p>-0.0007723</text:p>
              </table:table-cell>
              <table:table-cell office:value-type="float" office:value="-0.002389">
                <text:p>-0.002389</text:p>
              </table:table-cell>
              <table:table-cell office:value-type="float" office:value="-0.002917">
                <text:p>-0.002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0.0009951">
                <text:p>0.0009951</text:p>
              </table:table-cell>
              <table:table-cell office:value-type="float" office:value="-0.0001836">
                <text:p>-0.0001836</text:p>
              </table:table-cell>
              <table:table-cell office:value-type="float" office:value="-0.001638">
                <text:p>-0.001638</text:p>
              </table:table-cell>
              <table:table-cell office:value-type="float" office:value="-0.002185">
                <text:p>-0.0021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8.979cm" xlink:href=".." xlink:type="simple" chart:class="chart:scatter" chart:style-name="ch1">
        <chart:legend chart:legend-position="end" svg:x="13.054cm" svg:y="3.405cm" style:legend-expansion="high" chart:style-name="ch2"/>
        <chart:plot-area chart:style-name="ch3" table:cell-range-address="'0'.A93:'0'.E112" svg:x="0.319cm" svg:y="0.179cm" svg:width="12.416cm" svg:height="8.621cm">
          <chartooo:coordinate-region svg:x="0.562cm" svg:y="0.388cm" svg:width="11.987cm" svg:height="8.2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B93:'0'.B112" chart:class="chart:scatter">
            <chart:domain table:cell-range-address="'0'.A93:'0'.A112"/>
            <chart:data-point chart:repeated="20"/>
          </chart:series>
          <chart:series chart:style-name="ch7" chart:values-cell-range-address="'0'.C93:'0'.C112" chart:class="chart:scatter">
            <chart:data-point chart:repeated="20"/>
          </chart:series>
          <chart:series chart:style-name="ch8" chart:values-cell-range-address="'0'.D93:'0'.D112" chart:class="chart:scatter">
            <chart:data-point chart:repeated="20"/>
          </chart:series>
          <chart:series chart:style-name="ch9" chart:values-cell-range-address="'0'.E93:'0'.E112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93:'0'.A112</svg:desc>
                </draw:g>
              </table:table-cell>
              <table:table-cell office:value-type="float" office:value="1.464">
                <text:p>1.464</text:p>
                <draw:g>
                  <svg:desc>'0'.B93:'0'.B112</svg:desc>
                </draw:g>
              </table:table-cell>
              <table:table-cell office:value-type="float" office:value="1.954">
                <text:p>1.954</text:p>
                <draw:g>
                  <svg:desc>'0'.C93:'0'.C112</svg:desc>
                </draw:g>
              </table:table-cell>
              <table:table-cell office:value-type="float" office:value="1.583">
                <text:p>1.583</text:p>
                <draw:g>
                  <svg:desc>'0'.D93:'0'.D112</svg:desc>
                </draw:g>
              </table:table-cell>
              <table:table-cell office:value-type="float" office:value="1.024">
                <text:p>1.024</text:p>
                <draw:g>
                  <svg:desc>'0'.E93:'0'.E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0.7934">
                <text:p>0.7934</text:p>
              </table:table-cell>
              <table:table-cell office:value-type="float" office:value="0.8614">
                <text:p>0.8614</text:p>
              </table:table-cell>
              <table:table-cell office:value-type="float" office:value="0.7342">
                <text:p>0.7342</text:p>
              </table:table-cell>
              <table:table-cell office:value-type="float" office:value="0.6309">
                <text:p>0.6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7533">
                <text:p>0.7533</text:p>
              </table:table-cell>
              <table:table-cell office:value-type="float" office:value="0.7316">
                <text:p>0.7316</text:p>
              </table:table-cell>
              <table:table-cell office:value-type="float" office:value="0.6973">
                <text:p>0.697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0.6087">
                <text:p>0.6087</text:p>
              </table:table-cell>
              <table:table-cell office:value-type="float" office:value="0.6165">
                <text:p>0.6165</text:p>
              </table:table-cell>
              <table:table-cell office:value-type="float" office:value="0.576">
                <text:p>0.576</text:p>
              </table:table-cell>
              <table:table-cell office:value-type="float" office:value="0.5473">
                <text:p>0.5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384">
                <text:p>0.384</text:p>
              </table:table-cell>
              <table:table-cell office:value-type="float" office:value="0.3927">
                <text:p>0.3927</text:p>
              </table:table-cell>
              <table:table-cell office:value-type="float" office:value="0.3629">
                <text:p>0.3629</text:p>
              </table:table-cell>
              <table:table-cell office:value-type="float" office:value="0.3406">
                <text:p>0.3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1526">
                <text:p>0.1526</text:p>
              </table:table-cell>
              <table:table-cell office:value-type="float" office:value="0.1594">
                <text:p>0.1594</text:p>
              </table:table-cell>
              <table:table-cell office:value-type="float" office:value="0.1453">
                <text:p>0.1453</text:p>
              </table:table-cell>
              <table:table-cell office:value-type="float" office:value="0.1341">
                <text:p>0.1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02304">
                <text:p>0.02304</text:p>
              </table:table-cell>
              <table:table-cell office:value-type="float" office:value="0.02499">
                <text:p>0.02499</text:p>
              </table:table-cell>
              <table:table-cell office:value-type="float" office:value="0.02221">
                <text:p>0.02221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5971">
                <text:p>-0.05971</text:p>
              </table:table-cell>
              <table:table-cell office:value-type="float" office:value="-0.06069">
                <text:p>-0.06069</text:p>
              </table:table-cell>
              <table:table-cell office:value-type="float" office:value="-0.05637">
                <text:p>-0.05637</text:p>
              </table:table-cell>
              <table:table-cell office:value-type="float" office:value="-0.04743">
                <text:p>-0.04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0.1412">
                <text:p>-0.1412</text:p>
              </table:table-cell>
              <table:table-cell office:value-type="float" office:value="-0.1446">
                <text:p>-0.1446</text:p>
              </table:table-cell>
              <table:table-cell office:value-type="float" office:value="-0.1342">
                <text:p>-0.1342</text:p>
              </table:table-cell>
              <table:table-cell office:value-type="float" office:value="-0.1177">
                <text:p>-0.1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-0.2635">
                <text:p>-0.2635</text:p>
              </table:table-cell>
              <table:table-cell office:value-type="float" office:value="-0.2702">
                <text:p>-0.2702</text:p>
              </table:table-cell>
              <table:table-cell office:value-type="float" office:value="-0.2524">
                <text:p>-0.2524</text:p>
              </table:table-cell>
              <table:table-cell office:value-type="float" office:value="-0.2252">
                <text:p>-0.2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483">
                <text:p>-0.483</text:p>
              </table:table-cell>
              <table:table-cell office:value-type="float" office:value="-0.4938">
                <text:p>-0.4938</text:p>
              </table:table-cell>
              <table:table-cell office:value-type="float" office:value="-0.4676">
                <text:p>-0.4676</text:p>
              </table:table-cell>
              <table:table-cell office:value-type="float" office:value="-0.4237">
                <text:p>-0.4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-0.686">
                <text:p>-0.686</text:p>
              </table:table-cell>
              <table:table-cell office:value-type="float" office:value="-0.6979">
                <text:p>-0.6979</text:p>
              </table:table-cell>
              <table:table-cell office:value-type="float" office:value="-0.6808">
                <text:p>-0.6808</text:p>
              </table:table-cell>
              <table:table-cell office:value-type="float" office:value="-0.6374">
                <text:p>-0.6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-0.8789">
                <text:p>-0.8789</text:p>
              </table:table-cell>
              <table:table-cell office:value-type="float" office:value="-0.841">
                <text:p>-0.841</text:p>
              </table:table-cell>
              <table:table-cell office:value-type="float" office:value="-0.8176">
                <text:p>-0.8176</text:p>
              </table:table-cell>
              <table:table-cell office:value-type="float" office:value="-0.808">
                <text:p>-0.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-0.9625">
                <text:p>-0.9625</text:p>
              </table:table-cell>
              <table:table-cell office:value-type="float" office:value="-0.9219">
                <text:p>-0.9219</text:p>
              </table:table-cell>
              <table:table-cell office:value-type="float" office:value="-0.9241">
                <text:p>-0.9241</text:p>
              </table:table-cell>
              <table:table-cell office:value-type="float" office:value="-0.8408">
                <text:p>-0.8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0.9642">
                <text:p>-0.9642</text:p>
              </table:table-cell>
              <table:table-cell office:value-type="float" office:value="-1.006">
                <text:p>-1.006</text:p>
              </table:table-cell>
              <table:table-cell office:value-type="float" office:value="-1.15">
                <text:p>-1.15</text:p>
              </table:table-cell>
              <table:table-cell office:value-type="float" office:value="-1.092">
                <text:p>-1.0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-0.8033">
                <text:p>-0.8033</text:p>
              </table:table-cell>
              <table:table-cell office:value-type="float" office:value="-0.9914">
                <text:p>-0.9914</text:p>
              </table:table-cell>
              <table:table-cell office:value-type="float" office:value="-1.255">
                <text:p>-1.255</text:p>
              </table:table-cell>
              <table:table-cell office:value-type="float" office:value="-1.232">
                <text:p>-1.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0.5869">
                <text:p>-0.5869</text:p>
              </table:table-cell>
              <table:table-cell office:value-type="float" office:value="-0.9231">
                <text:p>-0.9231</text:p>
              </table:table-cell>
              <table:table-cell office:value-type="float" office:value="-1.315">
                <text:p>-1.315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-0.5125">
                <text:p>-0.5125</text:p>
              </table:table-cell>
              <table:table-cell office:value-type="float" office:value="-0.896">
                <text:p>-0.896</text:p>
              </table:table-cell>
              <table:table-cell office:value-type="float" office:value="-1.329">
                <text:p>-1.329</text:p>
              </table:table-cell>
              <table:table-cell office:value-type="float" office:value="-1.408">
                <text:p>-1.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-0.4636">
                <text:p>-0.4636</text:p>
              </table:table-cell>
              <table:table-cell office:value-type="float" office:value="-0.8731">
                <text:p>-0.8731</text:p>
              </table:table-cell>
              <table:table-cell office:value-type="float" office:value="-1.287">
                <text:p>-1.287</text:p>
              </table:table-cell>
              <table:table-cell office:value-type="float" office:value="-1.359">
                <text:p>-1.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-0.4449">
                <text:p>-0.4449</text:p>
              </table:table-cell>
              <table:table-cell office:value-type="float" office:value="-0.8374">
                <text:p>-0.8374</text:p>
              </table:table-cell>
              <table:table-cell office:value-type="float" office:value="-1.228">
                <text:p>-1.228</text:p>
              </table:table-cell>
              <table:table-cell office:value-type="float" office:value="-1.295">
                <text:p>-1.2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3.054cm" svg:y="3.418cm" style:legend-expansion="high" chart:style-name="ch2"/>
        <chart:plot-area chart:style-name="ch3" table:cell-range-address="'0'.A115:'0'.E134" svg:x="0.319cm" svg:y="0.18cm" svg:width="12.416cm" svg:height="8.645cm">
          <chartooo:coordinate-region svg:x="0.562cm" svg:y="0.389cm" svg:width="11.987cm" svg:height="7.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0'.B115:'0'.B134" chart:class="chart:scatter">
            <chart:domain table:cell-range-address="'0'.A115:'0'.A134"/>
            <chart:data-point chart:repeated="20"/>
          </chart:series>
          <chart:series chart:style-name="ch8" chart:values-cell-range-address="'0'.C115:'0'.C134" chart:class="chart:scatter">
            <chart:data-point chart:repeated="20"/>
          </chart:series>
          <chart:series chart:style-name="ch9" chart:values-cell-range-address="'0'.D115:'0'.D134" chart:class="chart:scatter">
            <chart:data-point chart:repeated="20"/>
          </chart:series>
          <chart:series chart:style-name="ch10" chart:values-cell-range-address="'0'.E115:'0'.E134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'0'.A115:'0'.A134</svg:desc>
                </draw:g>
              </table:table-cell>
              <table:table-cell office:value-type="float" office:value="0.003238">
                <text:p>0.003238</text:p>
                <draw:g>
                  <svg:desc>'0'.B115:'0'.B134</svg:desc>
                </draw:g>
              </table:table-cell>
              <table:table-cell office:value-type="float" office:value="0.00307">
                <text:p>0.00307</text:p>
                <draw:g>
                  <svg:desc>'0'.C115:'0'.C134</svg:desc>
                </draw:g>
              </table:table-cell>
              <table:table-cell office:value-type="float" office:value="0.002838">
                <text:p>0.002838</text:p>
                <draw:g>
                  <svg:desc>'0'.D115:'0'.D134</svg:desc>
                </draw:g>
              </table:table-cell>
              <table:table-cell office:value-type="float" office:value="0.002398">
                <text:p>0.002398</text:p>
                <draw:g>
                  <svg:desc>'0'.E115:'0'.E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">
                <text:p>-2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07">
                <text:p>0.00307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398">
                <text:p>0.0023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